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5712f" svg:stroke-opacity="25%" draw:stroke-linejoin="miter" svg:stroke-linecap="butt" draw:fill="solid" draw:fill-color="#05712f" draw:opacity="25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5f3c99" svg:stroke-opacity="25%" draw:stroke-linejoin="miter" svg:stroke-linecap="butt" draw:fill="solid" draw:fill-color="#5f3c99" draw:opacity="25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round" svg:stroke-linecap="butt" draw:fill="solid" draw:fill-color="#000000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808080" draw:stroke-linejoin="miter" svg:stroke-linecap="butt" draw:fill="solid" draw:fill-color="#808080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35cm" svg:stroke-color="#7e0610" svg:stroke-opacity="25%" draw:stroke-linejoin="miter" svg:stroke-linecap="butt" draw:fill="solid" draw:fill-color="#7e0610" draw:opacity="25%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4f1d8b" svg:stroke-opacity="25%" draw:stroke-linejoin="miter" svg:stroke-linecap="butt" draw:fill="solid" draw:fill-color="#4f1d8b" draw:opacity="25%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47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c7171c" svg:stroke-opacity="25%" draw:stroke-linejoin="miter" svg:stroke-linecap="butt" draw:fill="solid" draw:fill-color="#c7171c" draw:opacity="25%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35cm" svg:stroke-color="#9894c5" svg:stroke-opacity="25%" draw:stroke-linejoin="miter" svg:stroke-linecap="butt" draw:fill="solid" draw:fill-color="#9894c5" draw:opacity="25%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f96044" svg:stroke-opacity="25%" draw:stroke-linejoin="miter" svg:stroke-linecap="butt" draw:fill="solid" draw:fill-color="#f96044" draw:opacity="25%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d52221" svg:stroke-opacity="25%" draw:stroke-linejoin="miter" svg:stroke-linecap="butt" draw:fill="solid" draw:fill-color="#d52221" draw:opacity="25%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8d89c0" svg:stroke-opacity="25%" draw:stroke-linejoin="miter" svg:stroke-linecap="butt" draw:fill="solid" draw:fill-color="#8d89c0" draw:opacity="25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572c92" svg:stroke-opacity="25%" draw:stroke-linejoin="miter" svg:stroke-linecap="butt" draw:fill="solid" draw:fill-color="#572c92" draw:opacity="25%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aa1016" svg:stroke-opacity="25%" draw:stroke-linejoin="miter" svg:stroke-linecap="butt" draw:fill="solid" draw:fill-color="#aa1016" draw:opacity="25%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56b567" svg:stroke-opacity="25%" draw:stroke-linejoin="miter" svg:stroke-linecap="butt" draw:fill="solid" draw:fill-color="#56b567" draw:opacity="25%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37a055" svg:stroke-opacity="25%" draw:stroke-linejoin="miter" svg:stroke-linecap="butt" draw:fill="solid" draw:fill-color="#37a055" draw:opacity="25%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solid" draw:fill-color="#63a8d3" draw:opacity="25%"/>
    </style:style>
    <style:style style:name="gr20" style:family="graphic" style:parent-style-name="standard">
      <style:graphic-properties draw:stroke="solid" svg:stroke-width="0.035cm" svg:stroke-color="#63a8d3" svg:stroke-opacity="25%" draw:stroke-linejoin="miter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solid" svg:stroke-width="0.035cm" svg:stroke-color="#3787c0" svg:stroke-opacity="25%" draw:stroke-linejoin="miter" svg:stroke-linecap="butt" draw:fill="solid" draw:fill-color="#3787c0" draw:opacity="25%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005321" svg:stroke-opacity="25%" draw:stroke-linejoin="miter" svg:stroke-linecap="butt" draw:fill="solid" draw:fill-color="#005321" draw:opacity="25%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35cm" svg:stroke-color="#e32f27" svg:stroke-opacity="25%" draw:stroke-linejoin="miter" svg:stroke-linecap="butt" draw:fill="solid" draw:fill-color="#e32f27" draw:opacity="25%" fo:padding-top="0.017cm" fo:padding-bottom="0.017cm" fo:padding-left="0.017cm" fo:padding-right="0.017cm"/>
    </style:style>
    <style:style style:name="gr24" style:family="graphic" style:parent-style-name="standard">
      <style:graphic-properties draw:stroke="solid" svg:stroke-width="0.035cm" svg:stroke-color="#b81419" svg:stroke-opacity="25%" draw:stroke-linejoin="miter" svg:stroke-linecap="butt" draw:fill="solid" draw:fill-color="#b81419" draw:opacity="25%" fo:padding-top="0.017cm" fo:padding-bottom="0.017cm" fo:padding-left="0.017cm" fo:padding-right="0.017cm"/>
    </style:style>
    <style:style style:name="gr25" style:family="graphic" style:parent-style-name="standard">
      <style:graphic-properties draw:stroke="solid" svg:stroke-width="0.035cm" svg:stroke-color="#2b7bba" svg:stroke-opacity="25%" draw:stroke-linejoin="miter" svg:stroke-linecap="butt" draw:fill="solid" draw:fill-color="#2b7bba" draw:opacity="25%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solid" draw:fill-color="#1561a9" draw:opacity="25%"/>
    </style:style>
    <style:style style:name="gr27" style:family="graphic" style:parent-style-name="standard">
      <style:graphic-properties draw:stroke="solid" svg:stroke-width="0.035cm" svg:stroke-color="#1561a9" svg:stroke-opacity="25%" draw:stroke-linejoin="miter" svg:stroke-linecap="butt" draw:fill="none" fo:padding-top="0.017cm" fo:padding-bottom="0.017cm" fo:padding-left="0.017cm" fo:padding-right="0.017cm"/>
    </style:style>
    <style:style style:name="gr28" style:family="graphic" style:parent-style-name="standard">
      <style:graphic-properties draw:stroke="solid" svg:stroke-width="0.035cm" svg:stroke-color="#f03d2d" svg:stroke-opacity="25%" draw:stroke-linejoin="miter" svg:stroke-linecap="butt" draw:fill="solid" draw:fill-color="#f03d2d" draw:opacity="25%" fo:padding-top="0.017cm" fo:padding-bottom="0.017cm" fo:padding-left="0.017cm" fo:padding-right="0.017cm"/>
    </style:style>
    <style:style style:name="gr29" style:family="graphic" style:parent-style-name="standard">
      <style:graphic-properties draw:stroke="solid" svg:stroke-width="0.035cm" svg:stroke-color="#127c39" svg:stroke-opacity="25%" draw:stroke-linejoin="miter" svg:stroke-linecap="butt" draw:fill="solid" draw:fill-color="#127c39" draw:opacity="25%" fo:padding-top="0.017cm" fo:padding-bottom="0.017cm" fo:padding-left="0.017cm" fo:padding-right="0.017cm"/>
    </style:style>
    <style:style style:name="gr30" style:family="graphic" style:parent-style-name="standard">
      <style:graphic-properties draw:stroke="solid" svg:stroke-width="0.035cm" svg:stroke-color="#1e6db2" svg:stroke-opacity="25%" draw:stroke-linejoin="miter" svg:stroke-linecap="butt" draw:fill="solid" draw:fill-color="#1e6db2" draw:opacity="25%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35cm" svg:stroke-color="#1561a9" svg:stroke-opacity="25%" draw:stroke-linejoin="miter" svg:stroke-linecap="butt" draw:fill="solid" draw:fill-color="#1561a9" draw:opacity="25%" fo:padding-top="0.017cm" fo:padding-bottom="0.017cm" fo:padding-left="0.017cm" fo:padding-right="0.017cm"/>
    </style:style>
    <style:style style:name="gr32" style:family="graphic" style:parent-style-name="standard">
      <style:graphic-properties draw:stroke="solid" svg:stroke-width="0.035cm" svg:stroke-color="#084990" svg:stroke-opacity="25%" draw:stroke-linejoin="miter" svg:stroke-linecap="butt" draw:fill="solid" draw:fill-color="#084990" draw:opacity="25%" fo:padding-top="0.017cm" fo:padding-bottom="0.017cm" fo:padding-left="0.017cm" fo:padding-right="0.017cm"/>
    </style:style>
    <style:style style:name="gr33" style:family="graphic" style:parent-style-name="standard">
      <style:graphic-properties draw:stroke="none" draw:fill="solid" draw:fill-color="#000000"/>
    </style:style>
    <style:style style:name="gr34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35" style:family="graphic" style:parent-style-name="standard">
      <style:graphic-properties draw:stroke="solid" svg:stroke-width="0.035cm" svg:stroke-color="#796eb2" svg:stroke-opacity="25%" draw:stroke-linejoin="miter" svg:stroke-linecap="butt" draw:fill="solid" draw:fill-color="#796eb2" draw:opacity="25%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35cm" svg:stroke-color="#470f84" svg:stroke-opacity="25%" draw:stroke-linejoin="miter" svg:stroke-linecap="butt" draw:fill="solid" draw:fill-color="#470f84" draw:opacity="25%" fo:padding-top="0.017cm" fo:padding-bottom="0.017cm" fo:padding-left="0.017cm" fo:padding-right="0.017cm"/>
    </style:style>
    <style:style style:name="gr37" style:family="graphic" style:parent-style-name="standard">
      <style:graphic-properties draw:stroke="solid" svg:stroke-width="0.035cm" svg:stroke-color="#705eaa" svg:stroke-opacity="25%" draw:stroke-linejoin="miter" svg:stroke-linecap="butt" draw:fill="solid" draw:fill-color="#705eaa" draw:opacity="25%" fo:padding-top="0.017cm" fo:padding-bottom="0.017cm" fo:padding-left="0.017cm" fo:padding-right="0.017cm"/>
    </style:style>
    <style:style style:name="gr38" style:family="graphic" style:parent-style-name="standard">
      <style:graphic-properties draw:stroke="solid" svg:stroke-width="0.035cm" svg:stroke-color="#f44f39" svg:stroke-opacity="25%" draw:stroke-linejoin="miter" svg:stroke-linecap="butt" draw:fill="solid" draw:fill-color="#f44f39" draw:opacity="25%" fo:padding-top="0.017cm" fo:padding-bottom="0.017cm" fo:padding-left="0.017cm" fo:padding-right="0.017cm"/>
    </style:style>
    <style:style style:name="gr39" style:family="graphic" style:parent-style-name="standard">
      <style:graphic-properties draw:stroke="solid" svg:stroke-width="0.035cm" svg:stroke-color="#674ca1" svg:stroke-opacity="25%" draw:stroke-linejoin="miter" svg:stroke-linecap="butt" draw:fill="solid" draw:fill-color="#674ca1" draw:opacity="25%" fo:padding-top="0.017cm" fo:padding-bottom="0.017cm" fo:padding-left="0.017cm" fo:padding-right="0.017cm"/>
    </style:style>
    <style:style style:name="gr40" style:family="graphic" style:parent-style-name="standard">
      <style:graphic-properties draw:stroke="solid" svg:stroke-width="0.035cm" svg:stroke-color="#817ebb" svg:stroke-opacity="25%" draw:stroke-linejoin="miter" svg:stroke-linecap="butt" draw:fill="solid" draw:fill-color="#817ebb" draw:opacity="25%" fo:padding-top="0.017cm" fo:padding-bottom="0.017cm" fo:padding-left="0.017cm" fo:padding-right="0.017cm"/>
    </style:style>
    <style:style style:name="gr41" style:family="graphic" style:parent-style-name="standard">
      <style:graphic-properties draw:stroke="solid" svg:stroke-width="0.035cm" svg:stroke-color="#0b559f" svg:stroke-opacity="25%" draw:stroke-linejoin="miter" svg:stroke-linecap="butt" draw:fill="solid" draw:fill-color="#0b559f" draw:opacity="25%" fo:padding-top="0.017cm" fo:padding-bottom="0.017cm" fo:padding-left="0.017cm" fo:padding-right="0.017cm"/>
    </style:style>
    <style:style style:name="gr42" style:family="graphic" style:parent-style-name="standard">
      <style:graphic-properties draw:stroke="solid" svg:stroke-width="0.035cm" svg:stroke-color="#083c7d" svg:stroke-opacity="25%" draw:stroke-linejoin="miter" svg:stroke-linecap="butt" draw:fill="solid" draw:fill-color="#083c7d" draw:opacity="25%" fo:padding-top="0.017cm" fo:padding-bottom="0.017cm" fo:padding-left="0.017cm" fo:padding-right="0.017cm"/>
    </style:style>
    <style:style style:name="gr43" style:family="graphic" style:parent-style-name="standard">
      <style:graphic-properties draw:stroke="none" draw:fill="solid" draw:fill-color="#43ac5e" draw:opacity="25%"/>
    </style:style>
    <style:style style:name="gr44" style:family="graphic" style:parent-style-name="standard">
      <style:graphic-properties draw:stroke="solid" svg:stroke-width="0.035cm" svg:stroke-color="#43ac5e" svg:stroke-opacity="25%" draw:stroke-linejoin="miter" svg:stroke-linecap="butt" draw:fill="none" fo:padding-top="0.017cm" fo:padding-bottom="0.017cm" fo:padding-left="0.017cm" fo:padding-right="0.017cm"/>
    </style:style>
    <style:style style:name="gr45" style:family="graphic" style:parent-style-name="standard">
      <style:graphic-properties draw:stroke="solid" svg:stroke-width="0.035cm" svg:stroke-color="#63a8d3" svg:stroke-opacity="25%" draw:stroke-linejoin="miter" svg:stroke-linecap="butt" draw:fill="solid" draw:fill-color="#63a8d3" draw:opacity="25%" fo:padding-top="0.017cm" fo:padding-bottom="0.017cm" fo:padding-left="0.017cm" fo:padding-right="0.017cm"/>
    </style:style>
    <style:style style:name="gr46" style:family="graphic" style:parent-style-name="standard">
      <style:graphic-properties draw:stroke="solid" svg:stroke-width="0.035cm" svg:stroke-color="#6abf71" svg:stroke-opacity="25%" draw:stroke-linejoin="miter" svg:stroke-linecap="butt" draw:fill="solid" draw:fill-color="#6abf71" draw:opacity="25%" fo:padding-top="0.017cm" fo:padding-bottom="0.017cm" fo:padding-left="0.017cm" fo:padding-right="0.017cm"/>
    </style:style>
    <style:style style:name="gr47" style:family="graphic" style:parent-style-name="standard">
      <style:graphic-properties draw:stroke="solid" svg:stroke-width="0.035cm" svg:stroke-color="#006328" svg:stroke-opacity="25%" draw:stroke-linejoin="miter" svg:stroke-linecap="butt" draw:fill="solid" draw:fill-color="#006328" draw:opacity="25%" fo:padding-top="0.017cm" fo:padding-bottom="0.017cm" fo:padding-left="0.017cm" fo:padding-right="0.017cm"/>
    </style:style>
    <style:style style:name="gr48" style:family="graphic" style:parent-style-name="standard">
      <style:graphic-properties draw:stroke="solid" svg:stroke-width="0.035cm" svg:stroke-color="#1f8742" svg:stroke-opacity="25%" draw:stroke-linejoin="miter" svg:stroke-linecap="butt" draw:fill="solid" draw:fill-color="#1f8742" draw:opacity="25%" fo:padding-top="0.017cm" fo:padding-bottom="0.017cm" fo:padding-left="0.017cm" fo:padding-right="0.017cm"/>
    </style:style>
    <style:style style:name="gr49" style:family="graphic" style:parent-style-name="standard">
      <style:graphic-properties draw:stroke="solid" svg:stroke-width="0.035cm" svg:stroke-color="#2c944c" svg:stroke-opacity="25%" draw:stroke-linejoin="miter" svg:stroke-linecap="butt" draw:fill="solid" draw:fill-color="#2c944c" draw:opacity="25%" fo:padding-top="0.017cm" fo:padding-bottom="0.017cm" fo:padding-left="0.017cm" fo:padding-right="0.017cm"/>
    </style:style>
    <style:style style:name="gr50" style:family="graphic" style:parent-style-name="standard">
      <style:graphic-properties draw:stroke="solid" svg:stroke-width="0.035cm" svg:stroke-color="#539ecd" svg:stroke-opacity="25%" draw:stroke-linejoin="miter" svg:stroke-linecap="butt" draw:fill="solid" draw:fill-color="#539ecd" draw:opacity="25%" fo:padding-top="0.017cm" fo:padding-bottom="0.017cm" fo:padding-left="0.017cm" fo:padding-right="0.017cm"/>
    </style:style>
    <style:style style:name="gr51" style:family="graphic" style:parent-style-name="standard">
      <style:graphic-properties draw:stroke="solid" svg:stroke-width="0.035cm" svg:stroke-color="#4493c7" svg:stroke-opacity="25%" draw:stroke-linejoin="miter" svg:stroke-linecap="butt" draw:fill="solid" draw:fill-color="#4493c7" draw:opacity="25%" fo:padding-top="0.017cm" fo:padding-bottom="0.017cm" fo:padding-left="0.017cm" fo:padding-right="0.017cm"/>
    </style:style>
    <style:style style:name="gr52" style:family="graphic" style:parent-style-name="standard">
      <style:graphic-properties draw:stroke="solid" svg:stroke-width="0.035cm" svg:stroke-color="#960b13" svg:stroke-opacity="25%" draw:stroke-linejoin="miter" svg:stroke-linecap="butt" draw:fill="solid" draw:fill-color="#960b13" draw:opacity="25%" fo:padding-top="0.017cm" fo:padding-bottom="0.017cm" fo:padding-left="0.017cm" fo:padding-right="0.01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8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6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8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4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3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9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5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9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7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8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1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4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4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7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31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1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2.34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4.69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5712f" draw:opacity="25%"/>
    </style:style>
    <style:style style:name="P3" style:family="paragraph">
      <loext:graphic-properties draw:fill="solid" draw:fill-color="#5f3c99" draw:opacity="25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808080"/>
    </style:style>
    <style:style style:name="P6" style:family="paragraph">
      <loext:graphic-properties draw:fill="solid" draw:fill-color="#000000"/>
      <style:text-properties fo:font-size="26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7e0610" draw:opacity="25%"/>
    </style:style>
    <style:style style:name="P9" style:family="paragraph">
      <loext:graphic-properties draw:fill="solid" draw:fill-color="#4f1d8b" draw:opacity="25%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c7171c" draw:opacity="25%"/>
    </style:style>
    <style:style style:name="P13" style:family="paragraph">
      <loext:graphic-properties draw:fill="solid" draw:fill-color="#9894c5" draw:opacity="25%"/>
    </style:style>
    <style:style style:name="P14" style:family="paragraph">
      <loext:graphic-properties draw:fill="solid" draw:fill-color="#f96044" draw:opacity="25%"/>
    </style:style>
    <style:style style:name="P15" style:family="paragraph">
      <loext:graphic-properties draw:fill="solid" draw:fill-color="#d52221" draw:opacity="25%"/>
    </style:style>
    <style:style style:name="P16" style:family="paragraph">
      <loext:graphic-properties draw:fill="solid" draw:fill-color="#8d89c0" draw:opacity="25%"/>
    </style:style>
    <style:style style:name="P17" style:family="paragraph">
      <loext:graphic-properties draw:fill="solid" draw:fill-color="#572c92" draw:opacity="25%"/>
    </style:style>
    <style:style style:name="P18" style:family="paragraph">
      <loext:graphic-properties draw:fill="solid" draw:fill-color="#aa1016" draw:opacity="25%"/>
    </style:style>
    <style:style style:name="P19" style:family="paragraph">
      <loext:graphic-properties draw:fill="solid" draw:fill-color="#56b567" draw:opacity="25%"/>
    </style:style>
    <style:style style:name="P20" style:family="paragraph">
      <loext:graphic-properties draw:fill="solid" draw:fill-color="#37a055" draw:opacity="25%"/>
    </style:style>
    <style:style style:name="P21" style:family="paragraph">
      <loext:graphic-properties draw:fill="solid" draw:fill-color="#63a8d3" draw:opacity="25%"/>
    </style:style>
    <style:style style:name="P22" style:family="paragraph">
      <loext:graphic-properties draw:fill="solid" draw:fill-color="#3787c0" draw:opacity="25%"/>
    </style:style>
    <style:style style:name="P23" style:family="paragraph">
      <loext:graphic-properties draw:fill="solid" draw:fill-color="#005321" draw:opacity="25%"/>
    </style:style>
    <style:style style:name="P24" style:family="paragraph">
      <loext:graphic-properties draw:fill="solid" draw:fill-color="#e32f27" draw:opacity="25%"/>
    </style:style>
    <style:style style:name="P25" style:family="paragraph">
      <loext:graphic-properties draw:fill="solid" draw:fill-color="#b81419" draw:opacity="25%"/>
    </style:style>
    <style:style style:name="P26" style:family="paragraph">
      <loext:graphic-properties draw:fill="solid" draw:fill-color="#2b7bba" draw:opacity="25%"/>
    </style:style>
    <style:style style:name="P27" style:family="paragraph">
      <loext:graphic-properties draw:fill="solid" draw:fill-color="#1561a9" draw:opacity="25%"/>
    </style:style>
    <style:style style:name="P28" style:family="paragraph">
      <loext:graphic-properties draw:fill="solid" draw:fill-color="#f03d2d" draw:opacity="25%"/>
    </style:style>
    <style:style style:name="P29" style:family="paragraph">
      <loext:graphic-properties draw:fill="solid" draw:fill-color="#127c39" draw:opacity="25%"/>
    </style:style>
    <style:style style:name="P30" style:family="paragraph">
      <loext:graphic-properties draw:fill="solid" draw:fill-color="#1e6db2" draw:opacity="25%"/>
    </style:style>
    <style:style style:name="P31" style:family="paragraph">
      <loext:graphic-properties draw:fill="solid" draw:fill-color="#084990" draw:opacity="25%"/>
    </style:style>
    <style:style style:name="P32" style:family="paragraph">
      <loext:graphic-properties draw:fill="solid" draw:fill-color="#796eb2" draw:opacity="25%"/>
    </style:style>
    <style:style style:name="P33" style:family="paragraph">
      <loext:graphic-properties draw:fill="solid" draw:fill-color="#470f84" draw:opacity="25%"/>
    </style:style>
    <style:style style:name="P34" style:family="paragraph">
      <loext:graphic-properties draw:fill="solid" draw:fill-color="#705eaa" draw:opacity="25%"/>
    </style:style>
    <style:style style:name="P35" style:family="paragraph">
      <loext:graphic-properties draw:fill="solid" draw:fill-color="#f44f39" draw:opacity="25%"/>
    </style:style>
    <style:style style:name="P36" style:family="paragraph">
      <loext:graphic-properties draw:fill="solid" draw:fill-color="#674ca1" draw:opacity="25%"/>
    </style:style>
    <style:style style:name="P37" style:family="paragraph">
      <loext:graphic-properties draw:fill="solid" draw:fill-color="#817ebb" draw:opacity="25%"/>
    </style:style>
    <style:style style:name="P38" style:family="paragraph">
      <loext:graphic-properties draw:fill="solid" draw:fill-color="#0b559f" draw:opacity="25%"/>
    </style:style>
    <style:style style:name="P39" style:family="paragraph">
      <loext:graphic-properties draw:fill="solid" draw:fill-color="#083c7d" draw:opacity="25%"/>
    </style:style>
    <style:style style:name="P40" style:family="paragraph">
      <loext:graphic-properties draw:fill="solid" draw:fill-color="#43ac5e" draw:opacity="25%"/>
    </style:style>
    <style:style style:name="P41" style:family="paragraph">
      <loext:graphic-properties draw:fill="solid" draw:fill-color="#6abf71" draw:opacity="25%"/>
    </style:style>
    <style:style style:name="P42" style:family="paragraph">
      <loext:graphic-properties draw:fill="solid" draw:fill-color="#006328" draw:opacity="25%"/>
    </style:style>
    <style:style style:name="P43" style:family="paragraph">
      <loext:graphic-properties draw:fill="solid" draw:fill-color="#1f8742" draw:opacity="25%"/>
    </style:style>
    <style:style style:name="P44" style:family="paragraph">
      <loext:graphic-properties draw:fill="solid" draw:fill-color="#2c944c" draw:opacity="25%"/>
    </style:style>
    <style:style style:name="P45" style:family="paragraph">
      <loext:graphic-properties draw:fill="solid" draw:fill-color="#539ecd" draw:opacity="25%"/>
    </style:style>
    <style:style style:name="P46" style:family="paragraph">
      <loext:graphic-properties draw:fill="solid" draw:fill-color="#4493c7" draw:opacity="25%"/>
    </style:style>
    <style:style style:name="P47" style:family="paragraph">
      <loext:graphic-properties draw:fill="solid" draw:fill-color="#960b13" draw:opacity="25%"/>
    </style:style>
    <style:style style:name="P48" style:family="paragraph">
      <loext:graphic-properties draw:fill="none" draw:fill-color="#ffffff"/>
      <style:paragraph-properties style:writing-mode="lr-tb"/>
      <style:text-properties style:font-name="Liberation Serif" fo:font-size="72pt" fo:font-weight="bold" style:font-size-asian="72pt" style:font-weight-asian="bold" style:font-size-complex="72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50" style:family="paragraph">
      <loext:graphic-properties draw:fill="solid" draw:fill-color="#808080"/>
      <style:text-properties fo:font-size="26pt"/>
    </style:style>
    <style:style style:name="P51" style:family="paragraph">
      <style:text-properties fo:font-size="60pt" style:font-size-asian="60pt" style:font-size-complex="60pt"/>
    </style:style>
    <style:style style:name="P52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color="#000000" loext:opacity="100%" style:font-name="DejaVuSans" fo:font-size="14pt" fo:font-weight="normal" style:font-size-asian="14pt" style:font-weight-asian="normal" style:font-name-complex="DejaVuSans" style:font-size-complex="14pt" style:font-weight-complex="normal"/>
    </style:style>
    <style:style style:name="T2" style:family="text">
      <style:text-properties style:font-name="Liberation Serif" fo:font-size="72pt" fo:font-weight="bold" style:font-size-asian="72pt" style:font-weight-asian="bold" style:font-size-complex="72pt" style:font-weight-complex="bold"/>
    </style:style>
    <style:style style:name="T3" style:family="text">
      <style:text-properties style:text-position="-8% 58%" style:font-name="Liberation Serif" fo:font-size="72pt" fo:font-weight="bold" style:font-size-asian="72pt" style:font-weight-asian="bold" style:font-size-complex="72pt" style:font-weight-complex="bold"/>
    </style:style>
    <style:style style:name="T4" style:family="text">
      <style:text-properties style:text-position="0% 100%" style:font-name="Liberation Serif" fo:font-size="72pt" fo:font-weight="bold" style:font-size-asian="72pt" style:font-weight-asian="bold" style:font-size-complex="72pt" style:font-weight-complex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246cm" svg:height="11.904cm" svg:x="3.712cm" svg:y="7.366cm" svg:viewBox="0 0 6247 11905" draw:points="0,11905 6247,11905 6247,0 0,0">
          <text:p/>
        </draw:polygon>
        <draw:polygon draw:style-name="gr2" draw:text-style-name="P2" draw:layer="layout" svg:width="0.731cm" svg:height="1.299cm" svg:x="4.232cm" svg:y="8.358cm" svg:viewBox="0 0 732 1300" draw:points="732,0 0,1300 456,1090">
          <text:p/>
        </draw:polygon>
        <draw:polygon draw:style-name="gr3" draw:text-style-name="P3" draw:layer="layout" svg:width="1.713cm" svg:height="1.853cm" svg:x="5.552cm" svg:y="16.425cm" svg:viewBox="0 0 1714 1854" draw:points="413,44 0,0 869,1343 1188,1722 1714,1854">
          <text:p/>
        </draw:polygon>
        <draw:path draw:style-name="gr4" draw:text-style-name="P4" draw:layer="layout" svg:width="1.171cm" svg:height="0.978cm" svg:x="5.174cm" svg:y="8.265cm" svg:viewBox="0 0 1172 979" svg:d="M107 0h108l-94 485c-3 22-6 40-8 54-1 14-2 26-2 37 0 50 13 87 41 113 27 25 68 38 121 38 68 0 122-19 160-57 38-37 66-100 82-185l94-485h109l-96 498c-21 108-61 188-120 240-59 51-139 77-242 77-79 0-143-20-189-60-48-41-71-95-71-165 0-12 1-26 3-42 2-15 4-32 8-50zM1166 726l-50 253h-69l49-251c3-11 4-22 6-31 1-9 1-16 1-21 0-21-6-37-19-49-14-13-32-18-56-18-37 0-69 13-96 38s-44 58-52 99l-46 233h-68l113-583h69l-45 230c18-25 40-43 67-57s56-20 86-20c37 0 65 10 86 30 20 20 30 49 30 85 0 9 0 18-1 29-2 10-3 21-5 33z">
          <text:p/>
        </draw:path>
        <draw:polygon draw:style-name="gr5" draw:text-style-name="P5" draw:layer="layout" svg:width="0.529cm" svg:height="0.529cm" svg:x="6.211cm" svg:y="14.018cm" svg:viewBox="0 0 530 530" draw:points="176,530 353,530 353,354 530,354 530,177 353,177 353,0 176,0 176,177 0,177 0,354 176,354">
          <text:p/>
        </draw:polygon>
        <draw:polygon draw:style-name="gr5" draw:text-style-name="P5" draw:layer="layout" svg:width="0.529cm" svg:height="0.529cm" svg:x="6.396cm" svg:y="13.36cm" svg:viewBox="0 0 530 530" draw:points="176,530 354,530 354,354 530,354 530,178 354,178 354,0 176,0 176,178 0,178 0,354 176,354">
          <text:p/>
        </draw:polygon>
        <draw:polygon draw:style-name="gr5" draw:text-style-name="P5" draw:layer="layout" svg:width="0.53cm" svg:height="0.53cm" svg:x="9.172cm" svg:y="11.744cm" svg:viewBox="0 0 531 531" draw:points="178,531 354,531 354,354 531,354 531,178 354,178 354,0 178,0 178,178 0,178 0,354 178,354">
          <text:p/>
        </draw:polygon>
        <draw:path draw:style-name="gr4" draw:text-style-name="P6" draw:layer="layout" svg:width="1.093cm" svg:height="0.692cm" svg:x="6.888cm" svg:y="16.771cm" svg:viewBox="0 0 1094 693" svg:d="M83 20h132c38 0 68 10 88 30s30 49 30 88c0 52-14 92-45 121-29 29-72 43-125 43h-72l-34 189h-57zM131 73l-31 177h72c33 0 58-10 75-28 17-19 26-45 26-80 0-22-6-39-18-51s-28-18-49-18zM482 501c-37 0-67-13-89-39-21-25-32-60-32-104 0-26 4-52 12-79 7-26 17-49 28-67 19-28 40-49 63-62 23-14 49-21 79-21 35 0 65 13 87 38s33 58 33 98c0 28-4 56-11 84s-17 51-29 69c-19 28-39 49-63 62-22 14-48 21-78 21zM416 356c0 32 5 56 18 72 12 15 29 23 54 23 35 0 63-17 87-51 23-34 34-77 34-129 0-30-5-53-18-69s-31-23-54-23c-20 0-38 5-53 15s-29 26-41 47c-8 15-15 33-20 53s-7 41-7 62zM796 0h53l-13 74h-53zM772 138h53l-62 353h-53zM1094 350l-38 218c-7 42-20 73-41 94-21 20-49 31-84 31-12 0-24-1-36-4-10-2-20-5-30-9l7-40c9 7 18 11 29 14 10 3 21 5 31 5 24 0 43-7 58-21 14-14 24-34 29-61l3-18c-10 13-21 23-35 29-13 7-29 11-44 11-22 0-40-9-53-25-12-17-20-41-20-70 0-23 5-45 12-67 8-22 19-41 33-58 10-11 21-20 33-26 13-6 26-9 39-9 15 0 28 4 40 12 10 7 18 18 24 33l7-39zM1039 441c0-20-4-36-12-47-8-10-21-16-36-16-10 0-19 2-28 7-9 4-16 10-23 17-9 13-18 28-23 45s-8 35-8 53c0 21 4 36 13 47 8 12 20 18 36 18 24 0 43-12 58-36 16-24 23-53 23-88z">
          <text:p/>
        </draw:path>
        <draw:line draw:style-name="gr6" draw:text-style-name="P7" draw:layer="layout" svg:x1="3.712cm" svg:y1="19.27cm" svg:x2="3.712cm" svg:y2="7.366cm">
          <text:p/>
        </draw:line>
        <draw:line draw:style-name="gr6" draw:text-style-name="P7" draw:layer="layout" svg:x1="9.958cm" svg:y1="19.27cm" svg:x2="9.958cm" svg:y2="7.366cm">
          <text:p/>
        </draw:line>
        <draw:line draw:style-name="gr6" draw:text-style-name="P7" draw:layer="layout" svg:x1="3.712cm" svg:y1="19.27cm" svg:x2="9.958cm" svg:y2="19.27cm">
          <text:p/>
        </draw:line>
        <draw:line draw:style-name="gr6" draw:text-style-name="P7" draw:layer="layout" svg:x1="3.712cm" svg:y1="7.366cm" svg:x2="9.958cm" svg:y2="7.366cm">
          <text:p/>
        </draw:line>
        <draw:polygon draw:style-name="gr1" draw:text-style-name="P1" draw:layer="layout" svg:width="11.678cm" svg:height="10.562cm" svg:x="15.009cm" svg:y="8.037cm" svg:viewBox="0 0 11679 10563" draw:points="0,10563 11679,10563 11679,0 0,0">
          <text:p/>
        </draw:polygon>
        <draw:polygon draw:style-name="gr7" draw:text-style-name="P8" draw:layer="layout" svg:width="4.494cm" svg:height="6.064cm" svg:x="21.219cm" svg:y="10.817cm" svg:viewBox="0 0 4495 6065" draw:points="3959,6065 4495,5054 4372,2061 3429,121 0,0 1507,6013">
          <text:p/>
        </draw:polygon>
        <draw:polygon draw:style-name="gr8" draw:text-style-name="P9" draw:layer="layout" svg:width="5.129cm" svg:height="8.802cm" svg:x="15.982cm" svg:y="8.917cm" svg:viewBox="0 0 5130 8803" draw:points="0,4687 3071,8803 5130,6733 4585,1450 1872,0 1728,81 751,1147">
          <text:p/>
        </draw:polygon>
        <draw:frame draw:style-name="gr9" draw:text-style-name="P11" draw:layer="layout" svg:width="1.475cm" svg:height="0.581cm" svg:x="20.113cm" svg:y="18.781cm">
          <draw:text-box>
            <text:p text:style-name="P10"><text:span text:style-name="T1">Dim 1</text:span></text:p>
          </draw:text-box>
        </draw:frame>
        <draw:path draw:style-name="gr4" draw:text-style-name="P4" draw:layer="layout" svg:width="1.088cm" svg:height="1.235cm" svg:x="23.651cm" svg:y="13.418cm" svg:viewBox="0 0 1089 1236" svg:d="M169 0h158l239 743 145-743h116l-170 868h-159l-238-749-145 749h-115zM979 607h75l-90 464v2c-10 52-22 87-35 106-12 18-30 32-53 42-24 10-51 15-84 15h-28l12-64h19c30 0 51-6 63-18 13-12 23-40 31-83zM1014 429h75l-18 95h-75z">
          <text:p/>
        </draw:path>
        <draw:path draw:style-name="gr4" draw:text-style-name="P4" draw:layer="layout" svg:width="1.215cm" svg:height="0.678cm" svg:x="17.832cm" svg:y="11.849cm" svg:viewBox="0 0 1216 679" svg:d="M104 23h168c48 0 85 11 111 34 25 23 38 56 38 99 0 59-19 105-56 138-38 32-91 49-159 49h-91l-42 214h-73zM165 82l-38 201h90c42 0 73-10 95-31s33-51 33-91c0-25-8-44-22-58-15-14-36-21-63-21zM609 568c-47 0-84-15-112-44-27-29-41-68-41-118 0-29 5-59 14-89 10-30 22-56 37-76 24-32 50-56 79-71 29-16 62-23 99-23 46 0 83 14 111 42 28 29 42 66 42 112 0 31-5 63-14 95-10 31-22 57-37 78-23 32-49 56-79 71-29 15-62 23-99 23zM525 403c0 37 7 64 22 82 16 18 39 27 69 27 45 0 81-19 110-58 29-38 44-87 44-146 0-35-8-61-24-79-15-18-38-26-68-26-25 0-47 5-66 17-20 12-37 29-52 53-11 18-20 38-26 60-6 23-9 46-9 70zM1007 0h65l-16 84h-67zM975 156h67l-79 401h-66zM1170 288h46l-11 58h-46zM1149 397h46l-55 282h-46z">
          <text:p/>
        </draw:path>
        <draw:line draw:style-name="gr6" draw:text-style-name="P7" draw:layer="layout" svg:x1="15.009cm" svg:y1="18.599cm" svg:x2="15.009cm" svg:y2="8.037cm">
          <text:p/>
        </draw:line>
        <draw:line draw:style-name="gr6" draw:text-style-name="P7" draw:layer="layout" svg:x1="26.687cm" svg:y1="18.599cm" svg:x2="26.687cm" svg:y2="8.037cm">
          <text:p/>
        </draw:line>
        <draw:line draw:style-name="gr6" draw:text-style-name="P7" draw:layer="layout" svg:x1="15.009cm" svg:y1="18.599cm" svg:x2="26.687cm" svg:y2="18.599cm">
          <text:p/>
        </draw:line>
        <draw:line draw:style-name="gr6" draw:text-style-name="P7" draw:layer="layout" svg:x1="15.009cm" svg:y1="8.037cm" svg:x2="26.687cm" svg:y2="8.037cm">
          <text:p/>
        </draw:line>
        <draw:polygon draw:style-name="gr1" draw:text-style-name="P1" draw:layer="layout" svg:width="11.678cm" svg:height="7.404cm" svg:x="29.022cm" svg:y="9.616cm" svg:viewBox="0 0 11679 7405" draw:points="0,7405 11679,7405 11679,0 0,0">
          <text:p/>
        </draw:polygon>
        <draw:polygon draw:style-name="gr10" draw:text-style-name="P12" draw:layer="layout" svg:width="4.324cm" svg:height="5.095cm" svg:x="31.975cm" svg:y="10.233cm" svg:viewBox="0 0 4325 5096" draw:points="3645,5096 4325,1361 2203,538 555,0 22,2036 0,2498 755,4194 1622,5048">
          <text:p/>
        </draw:polygon>
        <draw:polygon draw:style-name="gr11" draw:text-style-name="P13" draw:layer="layout" svg:width="3.612cm" svg:height="5.937cm" svg:x="36.115cm" svg:y="10.466cm" svg:viewBox="0 0 3613 5938" draw:points="0,389 283,5938 2938,3727 3613,2988 2962,1978 938,0">
          <text:p/>
        </draw:polygon>
        <draw:path draw:style-name="gr4" draw:text-style-name="P4" draw:layer="layout" svg:width="1.204cm" svg:height="1.018cm" svg:x="33.029cm" svg:y="12.32cm" svg:viewBox="0 0 1205 1019" svg:d="M163 0h151l230 713 139-713h109l-162 832h-152l-229-718-139 718h-110zM1205 413l-12 59h-68c-26 0-45 5-57 16-12 10-21 29-26 56l-8 39h118l-11 55h-118l-74 381h-72l75-381h-69l10-55h69l6-31c9-51 27-87 52-108 24-21 64-31 117-31z">
          <text:p/>
        </draw:path>
        <draw:polygon draw:style-name="gr5" draw:text-style-name="P5" draw:layer="layout" svg:width="0.529cm" svg:height="0.529cm" svg:x="32.439cm" svg:y="15.429cm" svg:viewBox="0 0 530 530" draw:points="177,530 353,530 353,354 530,354 530,176 353,176 353,0 177,0 177,176 0,176 0,354 177,354">
          <text:p/>
        </draw:polygon>
        <draw:polygon draw:style-name="gr5" draw:text-style-name="P5" draw:layer="layout" svg:width="0.529cm" svg:height="0.529cm" svg:x="29.731cm" svg:y="12.766cm" svg:viewBox="0 0 530 530" draw:points="177,530 353,530 353,354 530,354 530,176 353,176 353,0 177,0 177,176 0,176 0,354 177,354">
          <text:p/>
        </draw:polygon>
        <draw:path draw:style-name="gr4" draw:text-style-name="P4" draw:layer="layout" svg:width="1.217cm" svg:height="0.615cm" svg:x="37.304cm" svg:y="12.662cm" svg:viewBox="0 0 1218 616" svg:d="M93 20h151c43 0 76 10 99 31 23 20 35 50 35 89 0 53-17 94-51 123s-81 44-143 44h-81l-38 193h-65zM148 73l-35 181h82c37 0 65-10 85-29 19-18 29-45 29-81 0-22-6-40-20-52-13-12-32-19-56-19zM546 509c-42 0-75-13-100-39-24-26-37-61-37-106 0-26 5-53 13-80 9-27 20-50 33-69 21-28 45-49 71-63s56-21 89-21c41 0 74 13 99 39 25 25 38 58 38 99 0 29-4 57-13 86-8 28-19 51-33 70-21 29-44 50-70 64-26 13-56 20-90 20zM471 362c0 32 7 57 20 73 14 16 34 24 62 24 40 0 73-17 99-52 26-34 39-78 39-131 0-31-7-55-21-71s-35-24-62-24c-22 0-42 6-59 16s-33 26-47 47c-10 16-18 34-23 55-6 20-8 41-8 63zM902 0h60l-15 75h-59zM875 140h60l-71 360h-59zM1213 464l-28 145h-41l7-38c-12 15-26 26-41 33-16 8-33 12-52 12-21 0-40-7-54-20-13-13-20-30-20-51 0-30 11-53 35-70 24-18 57-26 98-26h58l2-11c0-1 0-3 1-4 0-2 0-4 0-7 0-13-6-23-17-31-10-7-26-11-45-11-14 0-28 2-42 5-14 4-29 9-45 16l9-39c15-5 30-10 45-13s30-4 44-4c29 0 52 6 68 19 15 13 23 32 23 56 0 5-1 11-1 18-1 7-2 14-4 21zM1169 481h-42c-34 0-59 5-75 14s-26 23-26 42c0 14 5 25 14 32 8 8 20 11 34 11 23 0 43-8 59-24 17-16 28-39 34-65z">
          <text:p/>
        </draw:path>
        <draw:line draw:style-name="gr6" draw:text-style-name="P7" draw:layer="layout" svg:x1="29.022cm" svg:y1="17.02cm" svg:x2="29.022cm" svg:y2="9.616cm">
          <text:p/>
        </draw:line>
        <draw:line draw:style-name="gr6" draw:text-style-name="P7" draw:layer="layout" svg:x1="40.7cm" svg:y1="17.02cm" svg:x2="40.7cm" svg:y2="9.616cm">
          <text:p/>
        </draw:line>
        <draw:line draw:style-name="gr6" draw:text-style-name="P7" draw:layer="layout" svg:x1="29.022cm" svg:y1="17.02cm" svg:x2="40.7cm" svg:y2="17.02cm">
          <text:p/>
        </draw:line>
        <draw:line draw:style-name="gr6" draw:text-style-name="P7" draw:layer="layout" svg:x1="29.022cm" svg:y1="9.616cm" svg:x2="40.7cm" svg:y2="9.616cm">
          <text:p/>
        </draw:line>
        <draw:polygon draw:style-name="gr1" draw:text-style-name="P1" draw:layer="layout" svg:width="11.626cm" svg:height="11.904cm" svg:x="43.061cm" svg:y="7.366cm" svg:viewBox="0 0 11627 11905" draw:points="0,11905 11627,11905 11627,0 0,0">
          <text:p/>
        </draw:polygon>
        <draw:polygon draw:style-name="gr12" draw:text-style-name="P14" draw:layer="layout" svg:width="7.385cm" svg:height="4.325cm" svg:x="44.029cm" svg:y="13.608cm" svg:viewBox="0 0 7386 4326" draw:points="725,0 0,403 3854,3923 7386,4326 7240,3611">
          <text:p/>
        </draw:polygon>
        <draw:polygon draw:style-name="gr13" draw:text-style-name="P15" draw:layer="layout" svg:width="6.022cm" svg:height="5.902cm" svg:x="47.696cm" svg:y="12.376cm" svg:viewBox="0 0 6023 5903" draw:points="0,4379 3292,5798 4278,5903 4998,4235 6023,1314 4762,0 4075,207 671,3094">
          <text:p/>
        </draw:polygon>
        <draw:path draw:style-name="gr4" draw:text-style-name="P4" draw:layer="layout" svg:width="1.205cm" svg:height="0.986cm" svg:x="47.282cm" svg:y="15.567cm" svg:viewBox="0 0 1206 987" svg:d="M155 0h145l220 683 134-683h105l-155 797h-146l-220-687-133 687h-105zM1199 738l-47 238h-69l13-63c-20 25-43 43-69 56-26 12-54 18-86 18-36 0-65-11-87-32-23-22-35-50-35-84 0-49 20-88 59-116s92-42 161-42h95l4-20c1-2 1-4 1-6 1-3 1-6 1-11 0-23-9-40-27-52s-44-19-76-19c-23 0-46 3-69 9-24 6-48 14-73 26l12-64c26-9 51-17 76-21 25-5 49-8 72-8 49 0 87 11 112 32 26 22 39 53 39 94 0 8-1 18-2 30-1 11-3 22-5 35zM1124 766h-68c-57 0-98 8-125 23s-41 38-41 70c0 22 7 39 21 51 14 13 33 19 57 19 38 0 70-13 98-40s46-63 55-107z">
          <text:p/>
        </draw:path>
        <draw:polygon draw:style-name="gr5" draw:text-style-name="P5" draw:layer="layout" svg:width="0.529cm" svg:height="0.529cm" svg:x="50.539cm" svg:y="8.093cm" svg:viewBox="0 0 530 530" draw:points="176,530 353,530 353,354 530,354 530,177 353,177 353,0 176,0 176,177 0,177 0,354 176,354">
          <text:p/>
        </draw:polygon>
        <draw:path draw:style-name="gr4" draw:text-style-name="P4" draw:layer="layout" svg:width="1.206cm" svg:height="0.971cm" svg:x="50.619cm" svg:y="15.006cm" svg:viewBox="0 0 1207 972" svg:d="M153 0h143l217 673 132-673h104l-153 785h-145l-216-677-131 677h-104zM1140 719c0-4 1-8 1-12 1-4 1-9 1-13 0-30-9-53-26-71-18-17-42-26-72-26-33 0-63 11-89 32s-45 51-58 90zM1198 772h-314c-2 9-3 17-3 22-1 5-1 10-1 14 0 34 11 60 31 79 21 19 51 28 89 28 30 0 58-3 84-10s50-16 73-29l-13 67c-24 10-49 17-75 22s-52 7-79 7c-57 0-101-13-132-41-31-27-46-66-46-116 0-43 8-83 23-120s38-70 68-99c19-18 41-32 68-41 26-10 54-15 84-15 46 0 83 14 111 42 27 28 41 65 41 112 0 12 0 24-2 36-1 13-4 27-7 42z">
          <text:p/>
        </draw:path>
        <draw:line draw:style-name="gr6" draw:text-style-name="P7" draw:layer="layout" svg:x1="43.061cm" svg:y1="19.27cm" svg:x2="43.061cm" svg:y2="7.366cm">
          <text:p/>
        </draw:line>
        <draw:line draw:style-name="gr6" draw:text-style-name="P7" draw:layer="layout" svg:x1="54.687cm" svg:y1="19.27cm" svg:x2="54.687cm" svg:y2="7.366cm">
          <text:p/>
        </draw:line>
        <draw:line draw:style-name="gr6" draw:text-style-name="P7" draw:layer="layout" svg:x1="43.061cm" svg:y1="19.27cm" svg:x2="54.687cm" svg:y2="19.27cm">
          <text:p/>
        </draw:line>
        <draw:line draw:style-name="gr6" draw:text-style-name="P7" draw:layer="layout" svg:x1="43.061cm" svg:y1="7.366cm" svg:x2="54.687cm" svg:y2="7.366cm">
          <text:p/>
        </draw:line>
        <draw:polygon draw:style-name="gr1" draw:text-style-name="P1" draw:layer="layout" svg:width="6.704cm" svg:height="11.904cm" svg:x="59.535cm" svg:y="7.366cm" svg:viewBox="0 0 6705 11905" draw:points="0,11905 6705,11905 6705,0 0,0">
          <text:p/>
        </draw:polygon>
        <draw:polygon draw:style-name="gr14" draw:text-style-name="P16" draw:layer="layout" svg:width="1.376cm" svg:height="3.771cm" svg:x="60.658cm" svg:y="8.358cm" svg:viewBox="0 0 1377 3772" draw:points="0,3772 1377,1444 822,0">
          <text:p/>
        </draw:polygon>
        <draw:polygon draw:style-name="gr15" draw:text-style-name="P17" draw:layer="layout" svg:width="5.588cm" svg:height="5.021cm" svg:x="60.093cm" svg:y="13.257cm" svg:viewBox="0 0 5589 5022" draw:points="0,2053 2301,4635 3117,5022 5169,2316 5589,1747 3302,453 1849,0 635,1084">
          <text:p/>
        </draw:polygon>
        <draw:polygon draw:style-name="gr5" draw:text-style-name="P5" draw:layer="layout" svg:width="0.529cm" svg:height="0.529cm" svg:x="60.183cm" svg:y="15.762cm" svg:viewBox="0 0 530 530" draw:points="176,530 352,530 352,353 530,353 530,177 352,177 352,0 176,0 176,177 0,177 0,353 176,353">
          <text:p/>
        </draw:polygon>
        <draw:polygon draw:style-name="gr5" draw:text-style-name="P5" draw:layer="layout" svg:width="0.53cm" svg:height="0.529cm" svg:x="64.354cm" svg:y="11.564cm" svg:viewBox="0 0 531 530" draw:points="177,530 353,530 353,354 531,354 531,176 353,176 353,0 177,0 177,176 0,176 0,354 177,354">
          <text:p/>
        </draw:polygon>
        <draw:polygon draw:style-name="gr5" draw:text-style-name="P5" draw:layer="layout" svg:width="0.529cm" svg:height="0.53cm" svg:x="63.177cm" svg:y="12.217cm" svg:viewBox="0 0 530 531" draw:points="178,531 354,531 354,354 530,354 530,177 354,177 354,0 178,0 178,177 0,177 0,354 178,354">
          <text:p/>
        </draw:polygon>
        <draw:path draw:style-name="gr4" draw:text-style-name="P4" draw:layer="layout" svg:width="1.218cm" svg:height="0.606cm" svg:x="60.79cm" svg:y="9.793cm" svg:viewBox="0 0 1219 607" svg:d="M92 20h148c43 0 76 10 99 30 22 20 34 50 34 88 0 53-17 94-50 123-34 28-80 43-141 43h-80l-37 190h-65zM146 73l-34 178h81c36 0 64-9 83-28 20-18 29-46 29-80 0-23-6-40-19-52-14-12-32-18-56-18zM539 503c-42 0-75-13-99-38-24-26-36-61-36-105 0-26 4-52 12-79 9-27 20-49 33-67 21-30 44-51 70-64 26-14 55-20 87-20 41 0 74 12 99 37 25 26 37 59 37 100 0 28-4 56-12 84s-19 51-33 69c-20 28-44 49-70 63-26 13-55 20-88 20zM464 358c0 32 7 56 20 72 14 16 34 24 61 24 40 0 72-17 97-51 26-35 40-78 40-130 0-31-7-54-22-69-13-17-33-25-60-25-22 0-42 5-59 16s-32 26-46 47c-10 16-17 34-23 54-5 20-8 40-8 62zM891 0h58l-14 74h-59zM864 138h58l-69 356h-58zM1177 449c0-22-5-39-15-51s-23-18-40-18c-13 0-25 3-36 9-11 7-20 15-29 27-8 12-15 27-20 43s-7 32-7 48c0 21 5 37 14 48 10 12 23 18 40 18 13 0 25-3 36-9s21-15 29-27 15-26 20-42 8-32 8-46zM1050 390c10-14 23-25 38-32 15-8 31-12 47-12 26 0 46 9 61 26s23 40 23 69c0 24-5 48-14 70-8 22-21 42-37 60-11 11-23 20-37 27-14 6-28 9-44 9s-30-4-41-11c-12-8-22-19-29-33l-8 37h-40l67-345h41z">
          <text:p/>
        </draw:path>
        <draw:path draw:style-name="gr4" draw:text-style-name="P4" draw:layer="layout" svg:width="1.217cm" svg:height="0.604cm" svg:x="62.238cm" svg:y="15.118cm" svg:viewBox="0 0 1218 605" svg:d="M93 21h149c43 0 77 10 99 30 23 20 35 50 35 89 0 52-17 93-51 123-34 29-81 44-142 44h-81l-37 191h-65zM147 74l-34 179h81c36 0 65-10 84-28 20-19 29-46 29-81 0-22-6-39-19-52-14-12-32-18-56-18zM544 507c-42 0-75-12-100-38s-37-61-37-106c0-26 4-52 12-79 9-28 21-51 34-69 21-29 45-50 71-63 26-14 55-21 88-21 40 0 73 13 98 38s38 58 38 100c0 29-4 57-13 85-8 28-19 51-32 70-21 28-45 49-70 63-26 14-56 20-89 20zM469 361c0 32 7 56 20 73 14 16 34 24 61 24 40 0 72-18 98-52s39-78 39-131c0-31-7-55-21-70-13-16-34-24-61-24-22 0-41 5-59 15-17 11-32 26-46 47-10 17-18 35-23 55-6 21-8 41-8 63zM897 0h59l-14 75h-59zM871 140h58l-70 358h-58zM1214 454l-29 151h-41l29-149c1-7 2-13 3-19 1-5 1-9 1-12 0-13-4-23-12-30s-19-10-33-10c-22 0-41 7-57 22s-27 35-31 60l-27 138h-42l68-348h41l-26 138c10-14 23-26 40-34 16-8 33-12 51-12 22 0 39 6 51 18s18 29 18 50c0 6 0 11-1 17 0 7-1 13-3 20z">
          <text:p/>
        </draw:path>
        <draw:line draw:style-name="gr6" draw:text-style-name="P7" draw:layer="layout" svg:x1="59.535cm" svg:y1="19.27cm" svg:x2="59.535cm" svg:y2="7.366cm">
          <text:p/>
        </draw:line>
        <draw:line draw:style-name="gr6" draw:text-style-name="P7" draw:layer="layout" svg:x1="66.239cm" svg:y1="19.27cm" svg:x2="66.239cm" svg:y2="7.366cm">
          <text:p/>
        </draw:line>
        <draw:line draw:style-name="gr6" draw:text-style-name="P7" draw:layer="layout" svg:x1="59.535cm" svg:y1="19.27cm" svg:x2="66.239cm" svg:y2="19.27cm">
          <text:p/>
        </draw:line>
        <draw:line draw:style-name="gr6" draw:text-style-name="P7" draw:layer="layout" svg:x1="59.535cm" svg:y1="7.366cm" svg:x2="66.239cm" svg:y2="7.366cm">
          <text:p/>
        </draw:line>
        <draw:polygon draw:style-name="gr1" draw:text-style-name="P1" draw:layer="layout" svg:width="11.678cm" svg:height="10.475cm" svg:x="71.061cm" svg:y="8.08cm" svg:viewBox="0 0 11679 10476" draw:points="0,10476 11679,10476 11679,0 0,0">
          <text:p/>
        </draw:polygon>
        <draw:polygon draw:style-name="gr16" draw:text-style-name="P18" draw:layer="layout" svg:width="8.333cm" svg:height="8.729cm" svg:x="72.034cm" svg:y="8.953cm" svg:viewBox="0 0 8334 8730" draw:points="5552,8730 8334,3191 8247,2353 5669,0 2351,120 0,3352 1181,6291">
          <text:p/>
        </draw:polygon>
        <draw:polygon draw:style-name="gr5" draw:text-style-name="P5" draw:layer="layout" svg:width="0.529cm" svg:height="0.529cm" svg:x="81.501cm" svg:y="16.199cm" svg:viewBox="0 0 530 530" draw:points="176,530 354,530 354,353 530,353 530,176 354,176 354,0 176,0 176,176 0,176 0,353 176,353">
          <text:p/>
        </draw:polygon>
        <draw:polygon draw:style-name="gr5" draw:text-style-name="P5" draw:layer="layout" svg:width="0.53cm" svg:height="0.529cm" svg:x="75.016cm" svg:y="14.512cm" svg:viewBox="0 0 531 530" draw:points="177,530 353,530 353,354 531,354 531,177 353,177 353,0 177,0 177,177 0,177 0,354 177,354">
          <text:p/>
        </draw:polygon>
        <draw:path draw:style-name="gr4" draw:text-style-name="P4" draw:layer="layout" svg:width="1.205cm" svg:height="0.963cm" svg:x="75.922cm" svg:y="11.905cm" svg:viewBox="0 0 1206 964" svg:d="M153 0h143l217 675 133-675h104l-153 787h-145l-217-679-131 679h-104zM1200 715l-49 249h-68l49-246c2-12 3-22 5-31 1-9 2-16 2-21 0-21-7-37-20-48-13-12-31-18-55-18-36 0-68 13-94 37-27 25-44 58-52 98l-45 229h-68l112-574h68l-44 226c17-23 39-41 66-55 27-13 55-20 85-20 36 0 64 10 84 30s30 47 30 83c0 9 0 18-1 28s-3 21-5 33z">
          <text:p/>
        </draw:path>
        <draw:line draw:style-name="gr6" draw:text-style-name="P7" draw:layer="layout" svg:x1="71.061cm" svg:y1="18.555cm" svg:x2="71.061cm" svg:y2="8.08cm">
          <text:p/>
        </draw:line>
        <draw:line draw:style-name="gr6" draw:text-style-name="P7" draw:layer="layout" svg:x1="82.739cm" svg:y1="18.555cm" svg:x2="82.739cm" svg:y2="8.08cm">
          <text:p/>
        </draw:line>
        <draw:line draw:style-name="gr6" draw:text-style-name="P7" draw:layer="layout" svg:x1="71.061cm" svg:y1="18.555cm" svg:x2="82.739cm" svg:y2="18.555cm">
          <text:p/>
        </draw:line>
        <draw:line draw:style-name="gr6" draw:text-style-name="P7" draw:layer="layout" svg:x1="71.061cm" svg:y1="8.08cm" svg:x2="82.739cm" svg:y2="8.08cm">
          <text:p/>
        </draw:line>
        <draw:polygon draw:style-name="gr1" draw:text-style-name="P1" draw:layer="layout" svg:width="11.678cm" svg:height="10.941cm" svg:x="85.074cm" svg:y="7.847cm" svg:viewBox="0 0 11679 10942" draw:points="0,10942 11679,10942 11679,0 0,0">
          <text:p/>
        </draw:polygon>
        <draw:polygon draw:style-name="gr17" draw:text-style-name="P19" draw:layer="layout" svg:width="1.132cm" svg:height="2.063cm" svg:x="93.003cm" svg:y="8.759cm" svg:viewBox="0 0 1133 2064" draw:points="272,0 0,1276 914,2064 1133,1731">
          <text:p/>
        </draw:polygon>
        <draw:polygon draw:style-name="gr18" draw:text-style-name="P20" draw:layer="layout" svg:width="1.538cm" svg:height="0.51cm" svg:x="90.438cm" svg:y="10.404cm" svg:viewBox="0 0 1539 511" draw:points="1539,305 0,0 1391,511">
          <text:p/>
        </draw:polygon>
        <draw:polygon draw:style-name="gr5" draw:text-style-name="P5" draw:layer="layout" svg:width="0.529cm" svg:height="0.53cm" svg:x="85.783cm" svg:y="10.842cm" svg:viewBox="0 0 530 531" draw:points="176,531 354,531 354,354 530,354 530,178 354,178 354,0 176,0 176,178 0,178 0,354 176,354">
          <text:p/>
        </draw:polygon>
        <draw:polygon draw:style-name="gr5" draw:text-style-name="P5" draw:layer="layout" svg:width="0.529cm" svg:height="0.529cm" svg:x="95.514cm" svg:y="17.612cm" svg:viewBox="0 0 530 530" draw:points="177,530 353,530 353,354 530,354 530,178 353,178 353,0 177,0 177,178 0,178 0,354 177,354">
          <text:p/>
        </draw:polygon>
        <draw:path draw:style-name="gr4" draw:text-style-name="P4" draw:layer="layout" svg:width="1.172cm" svg:height="0.976cm" svg:x="93.028cm" svg:y="9.538cm" svg:viewBox="0 0 1173 977" svg:d="M105 0h107l-93 479c-3 21-6 39-8 53-1 13-2 26-2 36 0 49 14 86 41 111 27 26 66 38 119 38 68 0 121-19 158-56 38-38 65-98 81-182l93-479h107l-95 492c-20 106-60 184-118 236-58 51-137 76-238 76-79 0-141-20-187-59-47-40-70-95-70-163 0-12 1-26 2-41 2-15 5-32 8-49zM1103 713c0-36-8-64-24-85-17-20-39-30-68-30-21 0-41 5-59 16-18 10-34 25-48 44-14 20-25 45-34 72-8 27-12 54-12 81 0 34 8 60 24 80 16 19 39 29 67 29 21 0 41-5 59-15 19-10 35-25 48-44 14-21 26-44 34-71 9-27 13-52 13-77zM892 614c17-23 38-40 63-53s52-20 79-20c43 0 76 15 101 43 25 29 38 67 38 117 0 40-8 79-22 116-15 38-36 71-63 100-18 19-38 34-61 44s-48 16-73 16c-27 0-50-6-70-19-19-12-35-31-48-55l-12 63h-68l112-576h68z">
          <text:p/>
        </draw:path>
        <draw:path draw:style-name="gr4" draw:text-style-name="P4" draw:layer="layout" svg:width="1.174cm" svg:height="0.946cm" svg:x="90.857cm" svg:y="10.202cm" svg:viewBox="0 0 1175 947" svg:d="M103 0h103l-90 464c-3 21-6 38-8 51-1 14-2 26-2 36 0 47 13 83 39 107 27 25 65 38 116 38 66 0 117-18 154-56 36-36 62-94 78-176l90-464h104l-92 477c-20 103-58 179-115 229-56 49-133 74-231 74-76 0-136-20-181-58s-68-92-68-157c0-12 1-26 3-40 2-15 4-31 7-48zM1013 876c-18 23-38 41-63 53-24 12-50 18-80 18-40 0-71-14-95-41-23-28-35-65-35-112 0-40 7-78 21-114 15-37 35-69 62-97 17-19 37-33 59-43 23-10 46-15 70-15 26 0 49 6 68 19 20 12 35 30 46 53l43-218h66l-108 557h-66zM809 782c0 34 8 61 23 81 16 19 37 29 65 29 21 0 40-5 57-15 18-10 33-25 47-44 14-20 25-43 33-69 8-27 12-53 12-78 0-34-8-60-23-79-16-18-38-28-65-28-21 0-40 5-58 15s-33 24-46 42c-14 20-25 44-33 70-8 27-12 52-12 76z">
          <text:p/>
        </draw:path>
        <draw:line draw:style-name="gr6" draw:text-style-name="P7" draw:layer="layout" svg:x1="85.074cm" svg:y1="18.788cm" svg:x2="85.074cm" svg:y2="7.847cm">
          <text:p/>
        </draw:line>
        <draw:line draw:style-name="gr6" draw:text-style-name="P7" draw:layer="layout" svg:x1="96.752cm" svg:y1="18.788cm" svg:x2="96.752cm" svg:y2="7.847cm">
          <text:p/>
        </draw:line>
        <draw:line draw:style-name="gr6" draw:text-style-name="P7" draw:layer="layout" svg:x1="85.074cm" svg:y1="18.788cm" svg:x2="96.752cm" svg:y2="18.788cm">
          <text:p/>
        </draw:line>
        <draw:line draw:style-name="gr6" draw:text-style-name="P7" draw:layer="layout" svg:x1="85.074cm" svg:y1="7.847cm" svg:x2="96.752cm" svg:y2="7.847cm">
          <text:p/>
        </draw:line>
        <draw:polygon draw:style-name="gr1" draw:text-style-name="P1" draw:layer="layout" svg:width="10.55cm" svg:height="11.904cm" svg:x="99.651cm" svg:y="7.366cm" svg:viewBox="0 0 10551 11905" draw:points="0,11905 10551,11905 10551,0 0,0">
          <text:p/>
        </draw:polygon>
        <draw:polygon draw:style-name="gr19" draw:text-style-name="P21" draw:layer="layout" svg:width="2.721cm" svg:height="4.338cm" svg:x="105.9cm" svg:y="8.358cm" svg:viewBox="0 0 2722 4339" draw:points="2722,0 0,4339 2211,1265">
          <text:p/>
        </draw:polygon>
        <draw:polygon draw:style-name="gr20" draw:text-style-name="P7" draw:layer="layout" svg:width="2.721cm" svg:height="4.338cm" svg:x="105.9cm" svg:y="8.358cm" svg:viewBox="0 0 2722 4339" draw:points="2722,0 0,4339 2211,1265">
          <text:p/>
        </draw:polygon>
        <draw:polygon draw:style-name="gr21" draw:text-style-name="P22" draw:layer="layout" svg:width="8.792cm" svg:height="8.787cm" svg:x="100.53cm" svg:y="9.491cm" svg:viewBox="0 0 8793 8788" draw:points="1321,0 0,3649 532,5192 2427,6944 3858,7862 5351,8788 7515,7287 8793,4259 5554,2285 1705,107">
          <text:p/>
        </draw:polygon>
        <draw:path draw:style-name="gr4" draw:text-style-name="P4" draw:layer="layout" svg:width="1.214cm" svg:height="0.697cm" svg:x="106.947cm" svg:y="9.877cm" svg:viewBox="0 0 1215 698" svg:d="M110 0h176c51 0 90 12 117 36 28 23 42 58 42 104 0 62-20 111-61 146-40 34-96 52-167 52h-96l-44 226h-77zM174 62l-41 213h96c43 0 76-11 99-33 24-23 35-55 35-96 0-27-8-47-23-62-16-14-38-22-66-22zM861 323l-47 241h-70l13-64c-20 25-43 44-69 56-26 13-55 19-87 19-36 0-66-11-89-33s-34-50-34-85c0-49 19-88 59-117 39-28 93-43 163-43h96l4-18c0-2 1-5 1-7s0-6 0-11c0-22-9-41-27-53-18-13-44-19-77-19-22 0-46 3-69 9-24 6-49 14-74 26l12-64c27-10 52-18 77-22 25-5 49-8 73-8 49 0 87 11 113 33 26 21 39 53 39 95 0 8 0 18-1 29-2 11-4 23-6 36zM786 352h-69c-57 0-99 7-127 22-27 16-41 39-41 71 0 22 7 40 21 52 14 13 34 19 58 19 38 0 71-14 99-41s47-63 56-108zM1210 522l-33 169h-49l9-45c-14 17-30 30-49 39-18 9-38 13-60 13-26 0-46-7-62-23-16-15-24-35-24-59 0-35 13-62 41-82 27-20 65-30 114-30h67l3-13c0-2 1-3 1-5 0-1 0-4 0-7 0-16-6-28-19-37s-31-13-54-13c-16 0-32 2-49 6-16 4-33 10-51 18l9-45c18-7 36-12 53-15 18-4 35-5 51-5 35 0 61 7 80 22 18 16 27 38 27 66 0 6 0 13-1 21s-2 16-4 25zM1157 542h-48c-40 0-70 5-89 16s-28 27-28 49c0 16 5 28 14 37 10 9 24 13 41 13 26 0 49-9 69-28s33-45 39-76z">
          <text:p/>
        </draw:path>
        <draw:path draw:style-name="gr4" draw:text-style-name="P4" draw:layer="layout" svg:width="1.215cm" svg:height="0.671cm" svg:x="103.637cm" svg:y="13.792cm" svg:viewBox="0 0 1216 672" svg:d="M106 0h170c49 0 87 12 113 35s39 56 39 101c0 59-19 105-58 139-38 33-91 49-160 49h-94l-42 218h-74zM169 61l-41 203h93c42 0 74-11 96-32s33-52 33-91c0-26-7-45-22-59s-36-21-64-21zM828 310l-45 232h-67l12-62c-19 24-42 42-67 54s-53 18-83 18c-35 0-63-10-85-31-22-22-33-49-33-82 0-47 19-85 56-112 38-28 90-42 157-42h92l4-17c1-2 1-4 1-7 0-2 1-6 1-10 0-22-9-39-27-51-17-12-42-18-74-18-21 0-44 3-66 9-23 5-47 14-71 25l12-62c25-9 49-16 74-21 24-5 47-7 69-7 48 0 85 10 110 31s37 51 37 91c0 8-1 17-2 28s-3 22-5 34zM756 338h-67c-55 0-95 7-121 22-26 14-40 37-40 68 0 21 7 37 20 49 14 13 32 19 56 19 36 0 68-13 95-39s45-61 54-105zM1101 622c-12 16-27 29-44 37-17 9-36 13-57 13-28 0-51-10-67-29-17-20-25-47-25-81 0-28 5-55 15-80 10-26 24-48 43-68 13-14 27-24 43-31 15-7 32-11 49-11 18 0 34 5 48 14 14 8 25 21 33 37l30-154h47l-77 395h-47zM956 554c0 24 6 43 17 57 11 15 26 22 46 22 15 0 28-4 40-11 13-7 24-18 33-32 10-14 18-31 24-49 6-19 9-37 9-55 0-24-6-42-17-55s-26-20-46-20c-15 0-28 3-41 10s-23 17-32 30c-10 14-18 31-24 49-6 19-9 37-9 54z">
          <text:p/>
        </draw:path>
        <draw:line draw:style-name="gr6" draw:text-style-name="P7" draw:layer="layout" svg:x1="99.651cm" svg:y1="19.27cm" svg:x2="99.651cm" svg:y2="7.366cm">
          <text:p/>
        </draw:line>
        <draw:line draw:style-name="gr6" draw:text-style-name="P7" draw:layer="layout" svg:x1="110.201cm" svg:y1="19.27cm" svg:x2="110.201cm" svg:y2="7.366cm">
          <text:p/>
        </draw:line>
        <draw:line draw:style-name="gr6" draw:text-style-name="P7" draw:layer="layout" svg:x1="99.651cm" svg:y1="19.27cm" svg:x2="110.201cm" svg:y2="19.27cm">
          <text:p/>
        </draw:line>
        <draw:line draw:style-name="gr6" draw:text-style-name="P7" draw:layer="layout" svg:x1="99.651cm" svg:y1="7.366cm" svg:x2="110.201cm" svg:y2="7.366cm">
          <text:p/>
        </draw:line>
        <draw:polygon draw:style-name="gr1" draw:text-style-name="P1" draw:layer="layout" svg:width="11.678cm" svg:height="9.02cm" svg:x="113.1cm" svg:y="8.808cm" svg:viewBox="0 0 11679 9021" draw:points="0,9021 11679,9021 11679,0 0,0">
          <text:p/>
        </draw:polygon>
        <draw:polygon draw:style-name="gr14" draw:text-style-name="P16" draw:layer="layout" svg:width="0.895cm" svg:height="1.547cm" svg:x="114.074cm" svg:y="15.529cm" svg:viewBox="0 0 896 1548" draw:points="896,151 722,0 117,403 0,645 63,1207 399,1548 618,1511 747,1452 863,1049">
          <text:p/>
        </draw:polygon>
        <draw:path draw:style-name="gr4" draw:text-style-name="P4" draw:layer="layout" svg:width="1.217cm" svg:height="0.605cm" svg:x="113.965cm" svg:y="16.111cm" svg:viewBox="0 0 1218 606" svg:d="M92 20h148c43 0 76 10 98 30 23 20 34 49 34 88 0 52-16 92-50 121-33 29-80 44-140 44h-81l-37 190h-64zM146 72l-34 178h80c36 0 64-9 84-28 19-19 29-45 29-80 0-22-7-39-20-51-13-13-32-19-55-19zM538 502c-41 0-74-13-98-39-24-25-37-60-37-105 0-25 5-52 13-78 8-27 19-50 32-68 21-28 45-49 70-62 26-14 55-21 88-21 40 0 73 13 98 38 24 25 37 58 37 98 0 29-4 57-13 84-8 28-19 51-32 70-21 28-44 49-70 63-25 13-55 20-88 20zM464 356c0 32 7 56 20 72s34 24 61 24c39 0 71-17 97-51s39-77 39-129c0-31-7-54-21-70-14-15-34-23-61-23-21 0-41 5-58 15s-33 26-46 47c-10 15-18 33-23 53s-8 41-8 62zM889 0h59l-15 74h-58zM863 138h58l-69 355h-59zM1177 447c0-21-5-38-15-50s-24-18-41-18c-12 0-24 3-35 9s-21 15-29 27c-9 12-16 26-21 42-5 17-8 33-8 49 0 20 5 37 16 49 10 11 23 17 40 17 13 0 25-3 36-9s20-15 28-26c9-13 16-27 21-43 5-17 8-32 8-47zM1050 388c10-13 22-24 38-32 15-7 31-11 47-11 26 0 46 8 61 25 15 18 22 41 22 70 0 24-4 47-13 70s-21 43-38 60c-10 12-22 21-36 27s-29 9-44 9c-16 0-30-3-42-11-13-7-22-18-30-33l-7 38h-41l67-346h42z">
          <text:p/>
        </draw:path>
        <draw:polygon draw:style-name="gr5" draw:text-style-name="P5" draw:layer="layout" svg:width="0.529cm" svg:height="0.529cm" svg:x="123.54cm" svg:y="9.295cm" svg:viewBox="0 0 530 530" draw:points="177,530 353,530 353,353 530,353 530,176 353,176 353,0 177,0 177,176 0,176 0,353 177,353">
          <text:p/>
        </draw:polygon>
        <draw:line draw:style-name="gr6" draw:text-style-name="P7" draw:layer="layout" svg:x1="113.1cm" svg:y1="17.828cm" svg:x2="113.1cm" svg:y2="8.808cm">
          <text:p/>
        </draw:line>
        <draw:line draw:style-name="gr6" draw:text-style-name="P7" draw:layer="layout" svg:x1="124.778cm" svg:y1="17.828cm" svg:x2="124.778cm" svg:y2="8.808cm">
          <text:p/>
        </draw:line>
        <draw:line draw:style-name="gr6" draw:text-style-name="P7" draw:layer="layout" svg:x1="113.1cm" svg:y1="17.828cm" svg:x2="124.778cm" svg:y2="17.828cm">
          <text:p/>
        </draw:line>
        <draw:line draw:style-name="gr6" draw:text-style-name="P7" draw:layer="layout" svg:x1="113.1cm" svg:y1="8.808cm" svg:x2="124.778cm" svg:y2="8.808cm">
          <text:p/>
        </draw:line>
        <draw:polygon draw:style-name="gr1" draw:text-style-name="P1" draw:layer="layout" svg:width="9.572cm" svg:height="11.904cm" svg:x="128.166cm" svg:y="7.366cm" svg:viewBox="0 0 9573 11905" draw:points="0,11905 9573,11905 9573,0 0,0">
          <text:p/>
        </draw:polygon>
        <draw:polygon draw:style-name="gr22" draw:text-style-name="P23" draw:layer="layout" svg:width="5.087cm" svg:height="4.388cm" svg:x="128.964cm" svg:y="8.358cm" svg:viewBox="0 0 5088 4389" draw:points="0,2201 2944,4389 4961,3190 5088,1600 2784,0 460,1709">
          <text:p/>
        </draw:polygon>
        <draw:polygon draw:style-name="gr11" draw:text-style-name="P13" draw:layer="layout" svg:width="3.186cm" svg:height="4.084cm" svg:x="133.754cm" svg:y="14.194cm" svg:viewBox="0 0 3187 4085" draw:points="1553,0 0,4085 1636,3872 2597,3651 3187,2013">
          <text:p/>
        </draw:polygon>
        <draw:path draw:style-name="gr4" draw:text-style-name="P4" draw:layer="layout" svg:width="1.032cm" svg:height="1.234cm" svg:x="131.188cm" svg:y="9.922cm" svg:viewBox="0 0 1033 1235" svg:d="M115 0h118l-102 526c-4 24-7 44-9 60-2 15-3 28-3 40 0 53 15 94 45 122 30 27 73 41 132 41 75 0 133-20 174-61 42-41 72-108 90-202l102-526h118l-105 541c-23 118-66 204-130 260-64 55-151 83-262 83-88 0-156-21-207-65-50-44-76-103-76-177 0-14 1-29 3-46s5-36 9-55zM923 607h75l-90 464-1 2c-10 51-21 87-34 106-12 18-30 32-54 42-23 10-51 14-83 14h-28l13-63h19c29 0 50-6 62-18s23-40 31-83zM958 429h75l-19 95h-74z">
          <text:p/>
        </draw:path>
        <draw:path draw:style-name="gr4" draw:text-style-name="P4" draw:layer="layout" svg:width="1.217cm" svg:height="0.615cm" svg:x="134.949cm" svg:y="16.61cm" svg:viewBox="0 0 1218 616" svg:d="M93 20h150c44 0 77 11 100 31s35 50 35 89c0 53-17 94-51 123-34 31-82 45-143 45h-81l-38 193h-65zM148 74l-35 180h82c37 0 65-9 85-28 19-19 29-46 29-81 0-23-6-40-20-53-13-12-32-18-56-18zM546 511c-42 0-75-13-100-39s-37-62-37-107c0-26 4-53 13-80 8-28 19-51 33-69 21-29 45-50 71-64s56-20 89-20c41 0 74 12 99 38 25 25 39 59 39 100 0 29-5 58-14 86-8 28-19 52-33 70-21 29-44 50-70 64-27 14-56 21-90 21zM471 363c0 33 6 57 20 73s34 24 62 24c40 0 72-17 98-51 26-35 39-79 39-132 0-32-6-56-20-71-14-16-35-24-62-24-22 0-42 5-59 15-18 11-33 27-47 48-10 16-18 35-23 55-6 20-8 41-8 63zM903 0h60l-15 75h-59zM876 140h59l-70 361h-59zM1213 466l-28 143h-41l7-38c-12 15-26 26-41 34-16 7-33 11-52 11-22 0-39-7-53-20s-20-30-20-50c0-30 11-53 35-70 23-17 56-26 97-26h58l2-11c0-1 0-2 0-4 1-1 1-3 1-6 0-14-6-24-17-32-10-7-26-11-45-11-14 0-28 2-42 6-14 3-29 8-44 15l8-38c15-6 30-10 45-13s30-5 44-5c29 0 52 7 67 20 16 12 24 31 24 56 0 5-1 11-1 17-1 7-2 14-4 22zM1168 483h-41c-34 0-59 4-75 13-17 9-25 23-25 42 0 14 4 24 13 32 8 7 20 11 34 11 23 0 43-8 59-24 17-17 28-38 34-65z">
          <text:p/>
        </draw:path>
        <draw:line draw:style-name="gr6" draw:text-style-name="P7" draw:layer="layout" svg:x1="128.166cm" svg:y1="19.27cm" svg:x2="128.166cm" svg:y2="7.366cm">
          <text:p/>
        </draw:line>
        <draw:line draw:style-name="gr6" draw:text-style-name="P7" draw:layer="layout" svg:x1="137.738cm" svg:y1="19.27cm" svg:x2="137.738cm" svg:y2="7.366cm">
          <text:p/>
        </draw:line>
        <draw:line draw:style-name="gr6" draw:text-style-name="P7" draw:layer="layout" svg:x1="128.166cm" svg:y1="19.27cm" svg:x2="137.738cm" svg:y2="19.27cm">
          <text:p/>
        </draw:line>
        <draw:line draw:style-name="gr6" draw:text-style-name="P7" draw:layer="layout" svg:x1="128.166cm" svg:y1="7.366cm" svg:x2="137.738cm" svg:y2="7.366cm">
          <text:p/>
        </draw:line>
        <draw:polygon draw:style-name="gr1" draw:text-style-name="P1" draw:layer="layout" svg:width="9.01cm" svg:height="11.905cm" svg:x="2.33cm" svg:y="21.651cm" svg:viewBox="0 0 9011 11906" draw:points="0,11906 9011,11906 9011,0 0,0">
          <text:p/>
        </draw:polygon>
        <draw:polygon draw:style-name="gr23" draw:text-style-name="P24" draw:layer="layout" svg:width="5.688cm" svg:height="5.825cm" svg:x="3.081cm" svg:y="22.643cm" svg:viewBox="0 0 5689 5826" draw:points="2001,0 0,2717 695,3683 968,3887 4459,5696 5689,5826 5627,4465 4345,1379 3499,328">
          <text:p/>
        </draw:polygon>
        <draw:path draw:style-name="gr4" draw:text-style-name="P4" draw:layer="layout" svg:width="1.207cm" svg:height="0.933cm" svg:x="5.522cm" svg:y="25.285cm" svg:viewBox="0 0 1208 934" svg:d="M147 0h137l208 647 126-647h100l-147 754h-138l-207-651-126 651h-100zM1047 864c-17 23-38 40-61 52-24 12-50 18-79 18-40 0-71-14-94-41s-35-64-35-110c0-39 7-77 21-112 14-36 34-67 61-95 17-19 37-33 59-43 21-9 44-14 68-14 26 0 48 6 68 18 19 12 34 30 45 53l43-216h65l-108 549h-65zM846 771c0 34 8 61 23 80s37 28 64 28c20 0 39-5 56-14 18-10 33-24 46-44 14-19 25-42 33-68s12-51 12-77c0-32-8-58-23-76-16-19-37-28-64-28-20 0-39 5-57 15-18 9-33 23-45 41-14 20-25 43-33 69-8 25-12 50-12 74z">
          <text:p/>
        </draw:path>
        <draw:polygon draw:style-name="gr5" draw:text-style-name="P5" draw:layer="layout" svg:width="0.53cm" svg:height="0.529cm" svg:x="10.324cm" svg:y="32.3cm" svg:viewBox="0 0 531 530" draw:points="177,530 353,530 353,353 531,353 531,176 353,176 353,0 177,0 177,176 0,176 0,353 177,353">
          <text:p/>
        </draw:polygon>
        <draw:line draw:style-name="gr6" draw:text-style-name="P7" draw:layer="layout" svg:x1="2.33cm" svg:y1="33.556cm" svg:x2="2.33cm" svg:y2="21.651cm">
          <text:p/>
        </draw:line>
        <draw:line draw:style-name="gr6" draw:text-style-name="P7" draw:layer="layout" svg:x1="11.34cm" svg:y1="33.556cm" svg:x2="11.34cm" svg:y2="21.651cm">
          <text:p/>
        </draw:line>
        <draw:line draw:style-name="gr6" draw:text-style-name="P7" draw:layer="layout" svg:x1="2.33cm" svg:y1="33.556cm" svg:x2="11.34cm" svg:y2="33.556cm">
          <text:p/>
        </draw:line>
        <draw:line draw:style-name="gr6" draw:text-style-name="P7" draw:layer="layout" svg:x1="2.33cm" svg:y1="21.651cm" svg:x2="11.34cm" svg:y2="21.651cm">
          <text:p/>
        </draw:line>
        <draw:polygon draw:style-name="gr1" draw:text-style-name="P1" draw:layer="layout" svg:width="8.262cm" svg:height="11.905cm" svg:x="16.717cm" svg:y="21.651cm" svg:viewBox="0 0 8263 11906" draw:points="0,11906 8263,11906 8263,0 0,0">
          <text:p/>
        </draw:polygon>
        <draw:polygon draw:style-name="gr24" draw:text-style-name="P25" draw:layer="layout" svg:width="6.885cm" svg:height="9.921cm" svg:x="17.405cm" svg:y="22.643cm" svg:viewBox="0 0 6886 9922" draw:points="5483,9922 6886,3516 6251,2247 4093,114 3961,0 0,1361 4592,9667">
          <text:p/>
        </draw:polygon>
        <draw:path draw:style-name="gr4" draw:text-style-name="P4" draw:layer="layout" svg:width="1.206cm" svg:height="1.1cm" svg:x="21.283cm" svg:y="25.925cm" svg:viewBox="0 0 1207 1101" svg:d="M150 0h141l213 662 130-662h102l-151 772h-141l-213-666-129 666h-102zM1207 541l-69 355c-13 69-39 120-76 155-39 33-89 50-153 50-23 0-45-1-65-5-20-3-39-9-56-16l12-66c17 12 34 20 52 25 19 5 38 7 59 7 42 0 77-11 104-35 28-23 46-56 55-100l6-30c-19 21-41 37-66 48-25 12-51 17-80 17-41 0-73-13-97-41-23-27-35-64-35-112 0-37 7-74 21-110 15-35 35-67 60-95 18-18 38-32 60-42 23-10 47-15 72-15 28 0 52 6 72 19 20 12 36 30 46 54l11-63zM1107 689c0-33-8-58-23-76-16-18-38-26-67-26-18 0-35 3-51 10s-29 17-41 29c-18 21-32 45-43 74-10 28-15 57-15 87 0 33 8 59 23 77 16 17 38 26 68 26 42 0 78-19 106-57 29-38 43-86 43-144z">
          <text:p/>
        </draw:path>
        <draw:line draw:style-name="gr6" draw:text-style-name="P7" draw:layer="layout" svg:x1="16.717cm" svg:y1="33.556cm" svg:x2="16.717cm" svg:y2="21.651cm">
          <text:p/>
        </draw:line>
        <draw:line draw:style-name="gr6" draw:text-style-name="P7" draw:layer="layout" svg:x1="24.979cm" svg:y1="33.556cm" svg:x2="24.979cm" svg:y2="21.651cm">
          <text:p/>
        </draw:line>
        <draw:line draw:style-name="gr6" draw:text-style-name="P7" draw:layer="layout" svg:x1="16.717cm" svg:y1="33.556cm" svg:x2="24.979cm" svg:y2="33.556cm">
          <text:p/>
        </draw:line>
        <draw:line draw:style-name="gr6" draw:text-style-name="P7" draw:layer="layout" svg:x1="16.717cm" svg:y1="21.651cm" svg:x2="24.979cm" svg:y2="21.651cm">
          <text:p/>
        </draw:line>
        <draw:polygon draw:style-name="gr1" draw:text-style-name="P1" draw:layer="layout" svg:width="10.15cm" svg:height="11.905cm" svg:x="29.786cm" svg:y="21.651cm" svg:viewBox="0 0 10151 11906" draw:points="0,11906 10151,11906 10151,0 0,0">
          <text:p/>
        </draw:polygon>
        <draw:polygon draw:style-name="gr25" draw:text-style-name="P26" draw:layer="layout" svg:width="7.108cm" svg:height="9.093cm" svg:x="30.632cm" svg:y="22.643cm" svg:viewBox="0 0 7109 9094" draw:points="0,6297 6794,9094 7109,2931 2983,0 2029,937">
          <text:p/>
        </draw:polygon>
        <draw:polygon draw:style-name="gr26" draw:text-style-name="P27" draw:layer="layout" svg:width="7.667cm" svg:height="8.64cm" svg:x="31.423cm" svg:y="23.924cm" svg:viewBox="0 0 7668 8641" draw:points="4254,0 0,2269 653,5886 3686,8641 7668,7877 6357,1276">
          <text:p/>
        </draw:polygon>
        <draw:polygon draw:style-name="gr27" draw:text-style-name="P7" draw:layer="layout" svg:width="7.667cm" svg:height="8.64cm" svg:x="31.423cm" svg:y="23.924cm" svg:viewBox="0 0 7668 8641" draw:points="4254,0 0,2269 653,5886 3686,8641 7668,7877 6357,1276">
          <text:p/>
        </draw:polygon>
        <draw:path draw:style-name="gr4" draw:text-style-name="P4" draw:layer="layout" svg:width="1.214cm" svg:height="0.69cm" svg:x="33.817cm" svg:y="26.149cm" svg:viewBox="0 0 1215 691" svg:d="M109 0h174c51 0 90 12 116 36 27 23 40 58 40 103 0 62-20 109-59 143s-94 51-166 51h-94l-44 225h-76zM172 62l-40 209h95c43 0 75-10 98-32s35-54 35-94c0-26-8-47-24-61-15-15-37-22-65-22zM852 319l-46 239h-70l13-63c-21 25-44 43-69 56-26 12-55 18-86 18-36 0-65-11-88-32-23-22-34-50-34-84 0-50 19-89 58-117s93-42 161-42h97l4-19c0-2 1-4 1-6 0-3 0-6 0-11 0-22-9-40-28-52-18-12-43-19-76-19-22 0-45 3-69 9-23 6-47 14-72 26l12-64c26-9 51-17 76-21 24-5 48-8 71-8 50 0 88 11 114 32 26 22 39 53 39 94 0 8-1 18-2 29s-3 22-6 35zM777 347h-69c-56 0-98 8-125 23s-40 38-40 71c0 22 7 39 21 51 13 13 32 19 57 19 37 0 70-13 98-40s46-64 55-108zM1167 511c1-2 1-5 2-8 0-3 0-6 0-9 0-21-6-38-19-51-12-12-29-18-51-18-23 0-44 7-63 23-18 15-32 36-41 64zM1209 549h-223c-2 7-2 12-3 16 0 3 0 7 0 10 0 24 7 43 22 56s36 20 63 20c21 0 41-3 60-7 18-5 36-12 52-21l-9 47c-18 7-36 13-54 16-18 4-37 5-56 5-41 0-72-9-94-29-21-19-32-47-32-82 0-31 5-59 16-85 11-27 27-50 48-71 13-14 30-23 48-30 19-7 39-11 60-11 33 0 59 10 79 30 20 21 29 47 29 81 0 8 0 16-1 26-1 9-3 19-5 29z">
          <text:p/>
        </draw:path>
        <draw:path draw:style-name="gr4" draw:text-style-name="P4" draw:layer="layout" svg:width="1.214cm" svg:height="0.785cm" svg:x="34.595cm" svg:y="27.856cm" svg:viewBox="0 0 1215 786" svg:d="M108 0h172c51 0 89 13 115 36 27 23 40 58 40 103 0 60-20 107-59 141-38 34-93 51-163 51h-94l-43 221h-76zM171 62l-40 207h94c42 0 74-11 97-32 23-22 34-53 34-93 0-26-8-46-23-60-15-15-37-22-65-22zM842 316l-46 236h-68l13-63c-20 25-43 43-68 56-26 12-54 18-85 18-36 0-65-11-87-32-22-22-34-50-34-83 0-49 20-87 58-115 39-28 92-42 159-42h95l3-18c1-2 1-4 2-6 0-3 0-6 0-11 0-22-9-39-27-51-18-13-43-19-75-19-22 0-45 3-68 9-23 5-47 14-72 25l12-63c26-9 51-16 75-21 25-5 48-7 71-7 49 0 86 10 111 31 26 22 39 52 39 93 0 8-1 17-2 28s-3 23-6 35zM769 344h-68c-56 0-97 8-124 23-26 14-40 38-40 69 0 21 7 38 21 51 13 12 32 18 56 18 37 0 70-13 97-40 28-26 46-61 55-106zM1215 387l-49 253c-10 49-28 86-55 110s-63 36-108 36c-17 0-32-1-46-4-15-2-28-6-40-11l8-46c12 7 24 13 38 16 13 4 27 6 41 6 31 0 55-8 75-25 19-16 32-40 38-71l4-21c-13 15-28 26-46 34s-37 12-57 12c-29 0-52-10-69-29s-25-46-25-80c0-27 5-53 15-78 10-26 25-49 43-68 12-14 26-24 43-31 16-7 33-10 51-10 19 0 36 4 51 13 14 9 25 22 32 39l8-45zM1143 493c0-24-5-42-16-54-11-13-27-19-47-19-13 0-25 2-36 7s-21 12-29 21c-13 15-24 32-31 52s-11 41-11 62c0 24 6 42 17 55s27 19 48 19c30 0 55-13 75-41 20-27 30-61 30-102z">
          <text:p/>
        </draw:path>
        <draw:line draw:style-name="gr6" draw:text-style-name="P7" draw:layer="layout" svg:x1="29.786cm" svg:y1="33.556cm" svg:x2="29.786cm" svg:y2="21.651cm">
          <text:p/>
        </draw:line>
        <draw:line draw:style-name="gr6" draw:text-style-name="P7" draw:layer="layout" svg:x1="39.936cm" svg:y1="33.556cm" svg:x2="39.936cm" svg:y2="21.651cm">
          <text:p/>
        </draw:line>
        <draw:line draw:style-name="gr6" draw:text-style-name="P7" draw:layer="layout" svg:x1="29.786cm" svg:y1="33.556cm" svg:x2="39.936cm" svg:y2="33.556cm">
          <text:p/>
        </draw:line>
        <draw:line draw:style-name="gr6" draw:text-style-name="P7" draw:layer="layout" svg:x1="29.786cm" svg:y1="21.651cm" svg:x2="39.936cm" svg:y2="21.651cm">
          <text:p/>
        </draw:line>
        <draw:polygon draw:style-name="gr1" draw:text-style-name="P1" draw:layer="layout" svg:width="11.678cm" svg:height="6.711cm" svg:x="43.035cm" svg:y="24.248cm" svg:viewBox="0 0 11679 6712" draw:points="0,6712 11679,6712 11679,0 0,0">
          <text:p/>
        </draw:polygon>
        <draw:polygon draw:style-name="gr28" draw:text-style-name="P28" draw:layer="layout" svg:width="0.548cm" svg:height="1.754cm" svg:x="44.008cm" svg:y="24.808cm" svg:viewBox="0 0 549 1755" draw:points="549,1755 0,0 100,786">
          <text:p/>
        </draw:polygon>
        <draw:polygon draw:style-name="gr13" draw:text-style-name="P15" draw:layer="layout" svg:width="4.435cm" svg:height="1.459cm" svg:x="49.276cm" svg:y="28.941cm" svg:viewBox="0 0 4436 1460" draw:points="0,723 4436,1460 1263,0">
          <text:p/>
        </draw:polygon>
        <draw:path draw:style-name="gr4" draw:text-style-name="P4" draw:layer="layout" svg:width="1.205cm" svg:height="0.992cm" svg:x="43.636cm" svg:y="25.158cm" svg:viewBox="0 0 1206 993" svg:d="M156 0h146l222 688 134-688h106l-156 802h-147l-221-692-134 692h-106zM1206 578l-14 68c-16-12-34-21-53-27-18-6-37-9-57-9-23 0-44 4-63 12-20 8-37 19-51 33-21 22-38 47-50 77-11 29-17 59-17 90 0 38 9 66 28 85s48 28 86 28c19 0 40-3 61-9s44-14 67-26l-13 69c-20 8-41 14-62 18s-43 6-65 6c-56 0-99-14-129-41-30-28-45-68-45-120 0-44 8-84 24-121 15-36 38-69 69-99 21-20 46-35 74-45 29-10 59-15 93-15 20 0 39 2 58 6 19 5 39 11 59 20z">
          <text:p/>
        </draw:path>
        <draw:path draw:style-name="gr4" draw:text-style-name="P4" draw:layer="layout" svg:width="1.205cm" svg:height="0.971cm" svg:x="50.587cm" svg:y="29.183cm" svg:viewBox="0 0 1206 972" svg:d="M152 0h143l217 673 132-673h104l-154 785h-144l-216-678-131 678h-103zM1139 719c1-4 1-8 1-12 1-5 1-9 1-13 0-30-9-53-26-71-18-17-42-26-72-26-33 0-63 11-89 32s-45 51-58 90zM1198 772h-315c-2 9-3 16-3 22-1 5-1 10-1 14 0 34 11 60 32 79s50 28 88 28c30 0 58-3 84-10s51-16 73-29l-13 67c-24 10-49 17-75 22s-52 7-79 7c-57 0-101-13-132-41-30-27-46-66-46-116 0-43 8-83 23-120s38-70 68-99c19-18 41-32 68-42 26-9 54-14 84-14 46 0 83 14 111 42s41 65 41 112c0 11 0 24-2 36-1 13-3 27-6 42z">
          <text:p/>
        </draw:path>
        <draw:polygon draw:style-name="gr5" draw:text-style-name="P5" draw:layer="layout" svg:width="0.529cm" svg:height="0.529cm" svg:x="53.475cm" svg:y="26.539cm" svg:viewBox="0 0 530 530" draw:points="176,530 354,530 354,354 530,354 530,178 354,178 354,0 176,0 176,178 0,178 0,354 176,354">
          <text:p/>
        </draw:polygon>
        <draw:line draw:style-name="gr6" draw:text-style-name="P7" draw:layer="layout" svg:x1="43.035cm" svg:y1="30.959cm" svg:x2="43.035cm" svg:y2="24.248cm">
          <text:p/>
        </draw:line>
        <draw:line draw:style-name="gr6" draw:text-style-name="P7" draw:layer="layout" svg:x1="54.713cm" svg:y1="30.959cm" svg:x2="54.713cm" svg:y2="24.248cm">
          <text:p/>
        </draw:line>
        <draw:line draw:style-name="gr6" draw:text-style-name="P7" draw:layer="layout" svg:x1="43.035cm" svg:y1="30.959cm" svg:x2="54.713cm" svg:y2="30.959cm">
          <text:p/>
        </draw:line>
        <draw:line draw:style-name="gr6" draw:text-style-name="P7" draw:layer="layout" svg:x1="43.035cm" svg:y1="24.248cm" svg:x2="54.713cm" svg:y2="24.248cm">
          <text:p/>
        </draw:line>
        <draw:polygon draw:style-name="gr1" draw:text-style-name="P1" draw:layer="layout" svg:width="8.372cm" svg:height="11.905cm" svg:x="58.701cm" svg:y="21.651cm" svg:viewBox="0 0 8373 11906" draw:points="0,11906 8373,11906 8373,0 0,0">
          <text:p/>
        </draw:polygon>
        <draw:polygon draw:style-name="gr29" draw:text-style-name="P29" draw:layer="layout" svg:width="6.976cm" svg:height="6.305cm" svg:x="59.399cm" svg:y="22.643cm" svg:viewBox="0 0 6977 6306" draw:points="0,2379 98,4947 4431,6306 6977,5072 3628,87 2436,0 1087,1274">
          <text:p/>
        </draw:polygon>
        <draw:polygon draw:style-name="gr5" draw:text-style-name="P5" draw:layer="layout" svg:width="0.53cm" svg:height="0.529cm" svg:x="59.691cm" svg:y="32.3cm" svg:viewBox="0 0 531 530" draw:points="177,530 354,530 354,353 531,353 531,176 354,176 354,0 177,0 177,176 0,176 0,353 177,353">
          <text:p/>
        </draw:polygon>
        <draw:path draw:style-name="gr4" draw:text-style-name="P4" draw:layer="layout" svg:width="1.172cm" svg:height="1.116cm" svg:x="61.509cm" svg:y="24.951cm" svg:viewBox="0 0 1173 1117" svg:d="M105 0h106l-92 477c-4 22-6 39-8 53s-2 26-2 36c0 49 13 85 40 110s66 38 118 38c68 0 121-19 158-56 38-37 65-97 81-181l92-477h107l-95 490c-21 106-60 184-117 234-58 51-137 76-237 76-79 0-141-20-186-59-46-40-70-93-70-161 0-12 1-25 3-41 1-15 4-31 7-49zM1173 550l-70 360c-13 70-39 122-77 156s-89 51-154 51c-24 0-46-2-66-5-20-4-39-9-57-16l13-66c16 11 34 19 52 24 19 5 39 7 60 7 43 0 78-11 106-35 27-23 45-57 54-100l6-31c-19 21-41 38-66 49s-52 17-81 17c-41 0-74-14-98-41-24-28-36-66-36-114 0-38 8-75 22-112 15-36 35-68 61-96 17-19 38-33 61-43s47-15 72-15c28 0 52 6 73 19 20 13 36 31 46 55l11-64zM1072 700c0-33-8-59-24-77s-38-27-67-27c-18 0-35 4-51 11s-30 17-41 30c-19 21-33 45-44 74-10 28-15 58-15 88 0 34 8 60 23 78 16 18 39 27 68 27 43 0 79-19 108-58 28-39 43-87 43-146z">
          <text:p/>
        </draw:path>
        <draw:line draw:style-name="gr6" draw:text-style-name="P7" draw:layer="layout" svg:x1="58.701cm" svg:y1="33.556cm" svg:x2="58.701cm" svg:y2="21.651cm">
          <text:p/>
        </draw:line>
        <draw:line draw:style-name="gr6" draw:text-style-name="P7" draw:layer="layout" svg:x1="67.073cm" svg:y1="33.556cm" svg:x2="67.073cm" svg:y2="21.651cm">
          <text:p/>
        </draw:line>
        <draw:line draw:style-name="gr6" draw:text-style-name="P7" draw:layer="layout" svg:x1="58.701cm" svg:y1="33.556cm" svg:x2="67.073cm" svg:y2="33.556cm">
          <text:p/>
        </draw:line>
        <draw:line draw:style-name="gr6" draw:text-style-name="P7" draw:layer="layout" svg:x1="58.701cm" svg:y1="21.651cm" svg:x2="67.073cm" svg:y2="21.651cm">
          <text:p/>
        </draw:line>
        <draw:polygon draw:style-name="gr1" draw:text-style-name="P1" draw:layer="layout" svg:width="11.678cm" svg:height="7.74cm" svg:x="71.061cm" svg:y="23.734cm" svg:viewBox="0 0 11679 7741" draw:points="0,7741 11679,7741 11679,0 0,0">
          <text:p/>
        </draw:polygon>
        <draw:polygon draw:style-name="gr12" draw:text-style-name="P14" draw:layer="layout" svg:width="9.732cm" svg:height="6.45cm" svg:x="72.034cm" svg:y="24.379cm" svg:viewBox="0 0 9733 6451" draw:points="0,3001 6541,6451 9057,1974 9733,531 2713,0 1827,504">
          <text:p/>
        </draw:polygon>
        <draw:path draw:style-name="gr4" draw:text-style-name="P4" draw:layer="layout" svg:width="1.205cm" svg:height="0.986cm" svg:x="76.424cm" svg:y="25.962cm" svg:viewBox="0 0 1206 987" svg:d="M156 0h145l219 684 134-684h105l-155 797h-146l-219-687-133 687h-106zM1199 738l-47 239h-69l13-64c-20 25-43 44-69 56s-54 18-86 18c-36 0-65-10-88-32-22-22-34-50-34-84 0-49 20-87 59-116 39-28 92-42 161-42h95l4-19c1-2 1-4 1-6s1-6 1-11c0-22-9-39-27-52-18-12-44-18-76-18-23 0-46 3-69 8-24 6-48 15-73 26l12-63c26-10 51-17 76-22s49-7 72-7c49 0 87 10 112 32 26 21 39 52 39 93 0 8-1 18-2 29s-3 23-5 35zM1124 767h-68c-57 0-98 7-125 22s-41 39-41 70c0 22 7 39 21 52 14 12 33 18 57 18 38 0 70-13 98-40s46-62 55-107z">
          <text:p/>
        </draw:path>
        <draw:line draw:style-name="gr6" draw:text-style-name="P7" draw:layer="layout" svg:x1="71.061cm" svg:y1="31.474cm" svg:x2="71.061cm" svg:y2="23.734cm">
          <text:p/>
        </draw:line>
        <draw:line draw:style-name="gr6" draw:text-style-name="P7" draw:layer="layout" svg:x1="82.739cm" svg:y1="31.474cm" svg:x2="82.739cm" svg:y2="23.734cm">
          <text:p/>
        </draw:line>
        <draw:line draw:style-name="gr6" draw:text-style-name="P7" draw:layer="layout" svg:x1="71.061cm" svg:y1="31.474cm" svg:x2="82.739cm" svg:y2="31.474cm">
          <text:p/>
        </draw:line>
        <draw:line draw:style-name="gr6" draw:text-style-name="P7" draw:layer="layout" svg:x1="71.061cm" svg:y1="23.734cm" svg:x2="82.739cm" svg:y2="23.734cm">
          <text:p/>
        </draw:line>
        <draw:polygon draw:style-name="gr1" draw:text-style-name="P1" draw:layer="layout" svg:width="8.206cm" svg:height="11.905cm" svg:x="86.81cm" svg:y="21.651cm" svg:viewBox="0 0 8207 11906" draw:points="0,11906 8207,11906 8207,0 0,0">
          <text:p/>
        </draw:polygon>
        <draw:polygon draw:style-name="gr30" draw:text-style-name="P30" draw:layer="layout" svg:width="5.35cm" svg:height="5.788cm" svg:x="88.982cm" svg:y="26.776cm" svg:viewBox="0 0 5351 5789" draw:points="0,0 558,3564 2803,5789 3785,5126 5123,4120 5351,3424 5132,2175 4969,1967 2144,208">
          <text:p/>
        </draw:polygon>
        <draw:polygon draw:style-name="gr31" draw:text-style-name="P27" draw:layer="layout" svg:width="5.426cm" svg:height="4.756cm" svg:x="88.273cm" svg:y="24.534cm" svg:viewBox="0 0 5427 4757" draw:points="1298,0 0,2854 930,4631 5427,4757">
          <text:p/>
        </draw:polygon>
        <draw:polygon draw:style-name="gr32" draw:text-style-name="P31" draw:layer="layout" svg:width="4.547cm" svg:height="4.607cm" svg:x="89.65cm" svg:y="27.582cm" svg:viewBox="0 0 4548 4608" draw:points="1882,67 0,1591 1181,3701 1734,4608 3782,4369 4548,3175 4359,517 3594,0">
          <text:p/>
        </draw:polygon>
        <draw:polygon draw:style-name="gr5" draw:text-style-name="P5" draw:layer="layout" svg:width="0.529cm" svg:height="0.529cm" svg:x="87.229cm" svg:y="22.379cm" svg:viewBox="0 0 530 530" draw:points="177,530 354,530 354,354 530,354 530,177 354,177 354,0 177,0 177,177 0,177 0,354 177,354">
          <text:p/>
        </draw:polygon>
        <draw:path draw:style-name="gr4" draw:text-style-name="P4" draw:layer="layout" svg:width="1.213cm" svg:height="0.711cm" svg:x="91.704cm" svg:y="29.351cm" svg:viewBox="0 0 1214 712" svg:d="M113 0h182c52 0 93 12 120 37 28 24 42 60 42 108 0 64-20 114-61 150-41 35-99 53-173 53h-99l-45 233h-79zM179 64l-42 219h99c44 0 79-11 102-34 24-23 36-55 36-99 0-27-8-48-24-63s-39-23-68-23zM886 333l-48 248h-72l13-66c-21 26-44 45-71 58s-57 20-90 20c-37 0-67-12-91-34-24-23-36-52-36-88 0-51 21-91 61-120 41-30 97-45 168-45h100l3-19c1-2 1-4 2-7 0-2 0-6 0-11 0-23-9-41-28-54s-45-19-79-19c-24 0-48 3-72 9-25 6-50 15-76 27l13-67c27-11 53-18 79-23s51-8 75-8c51 0 90 11 117 35 27 22 40 54 40 97 0 8 0 18-2 30-1 12-3 24-6 37zM809 362h-71c-59 0-103 8-131 24s-42 40-42 73c0 23 7 40 22 53 14 13 34 20 59 20 39 0 73-14 102-42s49-65 58-112zM1214 288l-8 42h-48c-18 0-31 4-39 11-9 7-15 20-19 39l-5 27h82l-7 39h-83l-52 266h-51l52-266h-47l7-39h48l4-21c7-36 19-61 36-76 18-14 46-22 83-22z">
          <text:p/>
        </draw:path>
        <draw:path draw:style-name="gr4" draw:text-style-name="P4" draw:layer="layout" svg:width="1.215cm" svg:height="0.786cm" svg:x="89.589cm" svg:y="27.201cm" svg:viewBox="0 0 1216 787" svg:d="M108 0h172c50 0 88 12 115 35 26 24 39 58 39 103 0 61-19 108-58 141-39 34-94 51-164 51h-94l-43 221h-75zM170 62l-39 207h93c43 0 75-11 98-33 22-22 34-52 34-93 0-26-8-46-23-60-16-14-37-21-65-21zM842 316l-46 235h-68l12-62c-20 24-42 43-68 55-25 12-54 18-85 18-35 0-64-11-86-32-23-22-34-49-34-83 0-48 19-86 58-114 38-28 91-43 159-43h94l4-18c1-2 1-4 1-6s1-6 1-11c0-22-9-39-27-51s-43-18-75-18c-22 0-45 2-69 8-23 6-47 14-71 26l12-63c25-10 50-17 75-22 24-5 48-7 71-7 48 0 86 11 111 32 26 21 38 52 38 92 0 8 0 18-2 29-1 11-3 22-5 35zM768 344h-67c-56 0-97 7-124 22s-40 38-40 69c0 22 7 39 20 51 14 12 33 19 57 19 37 0 69-14 97-40 27-27 46-62 55-106zM1216 386l-50 254c-9 50-27 86-54 110s-63 37-108 37c-17 0-33-2-47-4-14-3-27-7-40-12l9-46c12 8 24 13 37 17 13 3 27 5 42 5 30 0 55-8 74-24 20-17 32-41 39-72l4-22c-13 15-29 27-46 35-18 9-37 12-57 12-30 0-53-10-69-30-17-19-26-46-26-80 0-26 5-52 16-78 10-26 24-48 43-68 12-13 26-23 42-30 17-7 34-11 51-11 20 0 37 5 51 14 15 9 25 22 33 38l8-45zM1144 492c0-23-5-41-17-54-11-13-26-19-47-19-12 0-24 2-35 7-12 5-22 12-30 21-13 15-23 33-30 53-8 20-11 40-11 62 0 24 5 42 16 55 12 12 28 19 48 19 31 0 56-14 76-41 20-28 30-62 30-103z">
          <text:p/>
        </draw:path>
        <draw:path draw:style-name="gr4" draw:text-style-name="P4" draw:layer="layout" svg:width="1.211cm" svg:height="0.784cm" svg:x="91.691cm" svg:y="29.443cm" svg:viewBox="0 0 1212 785" svg:d="M124 0h200c59 0 103 14 134 41 30 27 46 67 46 119 0 70-23 125-68 164s-109 59-190 59h-109l-50 257h-87zM197 71l-46 241h109c49 0 87-13 113-38s39-61 39-108c0-30-9-53-26-70-18-16-43-25-76-25zM978 366l-55 274h-79l15-73c-23 29-50 50-79 64-30 14-63 21-99 21-41 0-74-12-101-37-26-25-39-57-39-96 0-56 23-101 67-133 45-33 107-49 185-49h110l4-21c1-2 1-5 2-8 0-2 0-6 0-12 0-26-10-45-31-60-21-14-50-21-87-21-26 0-52 4-79 10-27 7-55 17-84 30l14-73c30-11 59-20 87-25 29-6 56-9 83-9 56 0 99 13 129 37 30 25 45 61 45 107 0 10-1 21-2 34-1 12-3 26-6 40zM891 399h-78c-65 0-113 8-144 26-31 17-46 44-46 80 0 25 8 45 23 59 16 14 38 21 66 21 43 0 81-15 113-46 32-30 53-71 63-123zM1157 317h55l-14 70h-55zM1131 448h56l-66 337h-55z">
          <text:p/>
        </draw:path>
        <draw:line draw:style-name="gr6" draw:text-style-name="P7" draw:layer="layout" svg:x1="86.81cm" svg:y1="33.556cm" svg:x2="86.81cm" svg:y2="21.651cm">
          <text:p/>
        </draw:line>
        <draw:line draw:style-name="gr6" draw:text-style-name="P7" draw:layer="layout" svg:x1="95.016cm" svg:y1="33.556cm" svg:x2="95.016cm" svg:y2="21.651cm">
          <text:p/>
        </draw:line>
        <draw:line draw:style-name="gr6" draw:text-style-name="P7" draw:layer="layout" svg:x1="86.81cm" svg:y1="33.556cm" svg:x2="95.016cm" svg:y2="33.556cm">
          <text:p/>
        </draw:line>
        <draw:line draw:style-name="gr6" draw:text-style-name="P7" draw:layer="layout" svg:x1="86.81cm" svg:y1="21.651cm" svg:x2="95.016cm" svg:y2="21.651cm">
          <text:p/>
        </draw:line>
        <draw:polygon draw:style-name="gr1" draw:text-style-name="P1" draw:layer="layout" svg:width="10.972cm" svg:height="11.905cm" svg:x="99.44cm" svg:y="21.651cm" svg:viewBox="0 0 10973 11906" draw:points="0,11906 10973,11906 10973,0 0,0">
          <text:p/>
        </draw:polygon>
        <draw:polygon draw:style-name="gr28" draw:text-style-name="P28" draw:layer="layout" svg:width="9.142cm" svg:height="9.921cm" svg:x="100.355cm" svg:y="22.643cm" svg:viewBox="0 0 9143 9922" draw:points="5335,70 0,9922 7888,6651 9143,4020 8512,92 7731,0">
          <text:p/>
        </draw:polygon>
        <draw:path draw:style-name="gr33" draw:text-style-name="P4" draw:layer="layout" svg:width="1.205cm" svg:height="0.992cm" svg:x="106.201cm" svg:y="25.606cm" svg:viewBox="0 0 1206 993" svg:d="M156 0h146l223 688 134-688h105l-156 802h-146l-222-692-134 692h-106zM1206 577l-13 68c-17-12-35-21-53-27-19-6-38-9-58-9-22 0-43 4-63 12-20 7-37 18-50 33-22 21-39 48-50 77-12 30-18 60-18 91 0 38 9 66 28 85 19 18 48 28 87 28 19 0 39-3 60-9 22-6 44-15 67-26l-13 68c-20 9-40 15-62 19-21 4-43 6-65 6-56 0-99-14-129-42s-45-68-45-119c0-44 8-84 24-121 15-38 39-71 69-100 21-20 46-35 74-45 29-11 60-16 93-16 20 0 39 3 58 7 20 4 39 11 59 20z">
          <text:p/>
        </draw:path>
        <draw:path draw:style-name="gr34" draw:text-style-name="P7" draw:layer="layout" svg:width="1.205cm" svg:height="0.992cm" svg:x="106.201cm" svg:y="25.606cm" svg:viewBox="0 0 1206 993" svg:d="M156 0h146l223 688 134-688h105l-156 802h-146l-222-692-134 692h-106zM1206 577l-13 68c-17-12-35-21-53-27-19-6-38-9-58-9-22 0-43 4-63 12-20 7-37 18-50 33-22 21-39 48-50 77-12 30-18 60-18 91 0 38 9 66 28 85 19 18 48 28 87 28 19 0 39-3 60-9 22-6 44-15 67-26l-13 68c-20 9-40 15-62 19-21 4-43 6-65 6-56 0-99-14-129-42s-45-68-45-119c0-44 8-84 24-121 15-38 39-71 69-100 21-20 46-35 74-45 29-11 60-16 93-16 20 0 39 3 58 7 20 4 39 11 59 20z">
          <text:p/>
        </draw:path>
        <draw:line draw:style-name="gr6" draw:text-style-name="P7" draw:layer="layout" svg:x1="99.44cm" svg:y1="33.556cm" svg:x2="99.44cm" svg:y2="21.651cm">
          <text:p/>
        </draw:line>
        <draw:line draw:style-name="gr6" draw:text-style-name="P7" draw:layer="layout" svg:x1="110.412cm" svg:y1="33.556cm" svg:x2="110.412cm" svg:y2="21.651cm">
          <text:p/>
        </draw:line>
        <draw:line draw:style-name="gr6" draw:text-style-name="P7" draw:layer="layout" svg:x1="99.44cm" svg:y1="33.556cm" svg:x2="110.412cm" svg:y2="33.556cm">
          <text:p/>
        </draw:line>
        <draw:line draw:style-name="gr6" draw:text-style-name="P7" draw:layer="layout" svg:x1="99.44cm" svg:y1="21.651cm" svg:x2="110.412cm" svg:y2="21.651cm">
          <text:p/>
        </draw:line>
        <draw:polygon draw:style-name="gr1" draw:text-style-name="P1" draw:layer="layout" svg:width="8.425cm" svg:height="11.905cm" svg:x="114.727cm" svg:y="21.651cm" svg:viewBox="0 0 8426 11906" draw:points="0,11906 8426,11906 8426,0 0,0">
          <text:p/>
        </draw:polygon>
        <draw:polygon draw:style-name="gr35" draw:text-style-name="P32" draw:layer="layout" svg:width="7.021cm" svg:height="9.921cm" svg:x="115.429cm" svg:y="22.643cm" svg:viewBox="0 0 7022 9922" draw:points="7022,5083 4911,934 2113,0 0,2281 1456,9896 3361,9922 4968,9327 6217,8222">
          <text:p/>
        </draw:polygon>
        <draw:path draw:style-name="gr4" draw:text-style-name="P4" draw:layer="layout" svg:width="1.217cm" svg:height="0.595cm" svg:x="118.584cm" svg:y="28.053cm" svg:viewBox="0 0 1218 596" svg:d="M91 20h145c43 0 75 10 97 29 22 20 33 49 33 87 0 52-16 91-49 120-33 28-79 42-138 42h-79l-37 187h-63zM144 71l-34 176h79c36 0 63-9 82-28 19-18 29-44 29-79 0-22-7-38-19-50-13-12-32-19-55-19zM529 494c-41 0-73-13-97-38s-35-59-35-103c0-25 4-51 12-77s19-48 32-66c20-28 43-49 68-63 26-13 54-20 86-20 40 0 72 13 96 38s37 57 37 97c0 28-4 55-13 82-8 28-18 50-31 68-21 28-43 49-69 62-25 13-54 20-86 20zM456 351c0 32 7 55 20 71s33 23 60 23c38 0 70-16 95-50 25-33 38-76 38-127 0-30-7-53-21-68-13-15-33-23-59-23-22 0-41 5-58 15-16 10-31 25-45 46-9 15-17 33-22 52-5 20-8 40-8 61zM873 0h57l-14 73h-57zM847 136h57l-68 349h-57zM1120 553c-11 14-24 24-38 32-15 7-31 11-49 11-24 0-44-9-58-25-14-17-21-40-21-69 0-24 4-47 13-68 8-22 21-42 37-59 11-11 23-20 36-26 14-6 28-9 43-9s29 4 41 11c12 8 21 18 28 33l26-133h40l-66 338h-40zM996 495c0 21 4 38 14 49 9 12 23 18 39 18 13 0 24-3 35-9s20-15 28-27c9-12 15-26 20-42s8-31 8-47c0-20-5-36-14-47-10-11-23-17-40-17-12 0-24 3-35 9s-20 14-28 25c-8 12-15 26-20 42s-7 32-7 46z">
          <text:p/>
        </draw:path>
        <draw:line draw:style-name="gr6" draw:text-style-name="P7" draw:layer="layout" svg:x1="114.727cm" svg:y1="33.556cm" svg:x2="114.727cm" svg:y2="21.651cm">
          <text:p/>
        </draw:line>
        <draw:line draw:style-name="gr6" draw:text-style-name="P7" draw:layer="layout" svg:x1="123.152cm" svg:y1="33.556cm" svg:x2="123.152cm" svg:y2="21.651cm">
          <text:p/>
        </draw:line>
        <draw:line draw:style-name="gr6" draw:text-style-name="P7" draw:layer="layout" svg:x1="114.727cm" svg:y1="33.556cm" svg:x2="123.152cm" svg:y2="33.556cm">
          <text:p/>
        </draw:line>
        <draw:line draw:style-name="gr6" draw:text-style-name="P7" draw:layer="layout" svg:x1="114.727cm" svg:y1="21.651cm" svg:x2="123.152cm" svg:y2="21.651cm">
          <text:p/>
        </draw:line>
        <draw:polygon draw:style-name="gr1" draw:text-style-name="P1" draw:layer="layout" svg:width="8.906cm" svg:height="11.905cm" svg:x="128.499cm" svg:y="21.651cm" svg:viewBox="0 0 8907 11906" draw:points="0,11906 8907,11906 8907,0 0,0">
          <text:p/>
        </draw:polygon>
        <draw:polygon draw:style-name="gr36" draw:text-style-name="P33" draw:layer="layout" svg:width="7.422cm" svg:height="9.921cm" svg:x="129.241cm" svg:y="22.643cm" svg:viewBox="0 0 7423 9922" draw:points="0,1169 1823,7554 5476,9922 6811,7247 7423,5900 7154,5167 1977,988 490,0">
          <text:p/>
        </draw:polygon>
        <draw:path draw:style-name="gr4" draw:text-style-name="P4" draw:layer="layout" svg:width="1.215cm" svg:height="0.783cm" svg:x="132.537cm" svg:y="26.994cm" svg:viewBox="0 0 1216 784" svg:d="M104 23h167c49 0 86 11 111 34 26 23 38 56 38 99 0 59-18 105-56 137-38 33-91 49-159 49h-91l-41 215h-73zM165 82l-39 201h91c41 0 72-11 94-32s33-51 33-90c0-25-7-44-22-58s-36-21-63-21zM609 567c-47 0-84-14-113-43-27-29-41-69-41-119 0-29 5-58 15-89 9-30 21-55 37-76 24-32 50-55 79-70 29-16 62-23 99-23 45 0 82 14 110 42 28 29 42 66 42 111 0 32-4 64-14 95-9 32-21 58-36 78-24 32-50 56-79 71-29 16-62 23-99 23zM525 403c0 36 7 63 22 81 16 18 39 27 69 27 44 0 81-19 110-57 29-39 43-88 43-147 0-34-8-60-23-78s-38-27-68-27c-25 0-47 6-66 18-20 11-37 29-52 53-11 17-20 37-26 60s-9 46-9 70zM1005 0h66l-17 84h-65zM975 156h66l-79 401h-66zM1148 397h47l-56 285v1c-6 32-13 54-21 66-8 11-19 20-33 26-15 6-32 9-51 9h-18l8-40h12c18 0 30-3 38-11 8-7 14-24 19-51zM1170 287h46l-11 59h-46z">
          <text:p/>
        </draw:path>
        <draw:line draw:style-name="gr6" draw:text-style-name="P7" draw:layer="layout" svg:x1="128.499cm" svg:y1="33.556cm" svg:x2="128.499cm" svg:y2="21.651cm">
          <text:p/>
        </draw:line>
        <draw:line draw:style-name="gr6" draw:text-style-name="P7" draw:layer="layout" svg:x1="137.405cm" svg:y1="33.556cm" svg:x2="137.405cm" svg:y2="21.651cm">
          <text:p/>
        </draw:line>
        <draw:line draw:style-name="gr6" draw:text-style-name="P7" draw:layer="layout" svg:x1="128.499cm" svg:y1="33.556cm" svg:x2="137.405cm" svg:y2="33.556cm">
          <text:p/>
        </draw:line>
        <draw:line draw:style-name="gr6" draw:text-style-name="P7" draw:layer="layout" svg:x1="128.499cm" svg:y1="21.651cm" svg:x2="137.405cm" svg:y2="21.651cm">
          <text:p/>
        </draw:line>
        <draw:polygon draw:style-name="gr1" draw:text-style-name="P1" draw:layer="layout" svg:width="10.572cm" svg:height="11.905cm" svg:x="1.549cm" svg:y="35.937cm" svg:viewBox="0 0 10573 11906" draw:points="0,11906 10573,11906 10573,0 0,0">
          <text:p/>
        </draw:polygon>
        <draw:polygon draw:style-name="gr28" draw:text-style-name="P28" draw:layer="layout" svg:width="1.86cm" svg:height="3.192cm" svg:x="9.38cm" svg:y="36.929cm" svg:viewBox="0 0 1861 3193" draw:points="0,3193 1861,539 1490,0">
          <text:p/>
        </draw:polygon>
        <draw:path draw:style-name="gr4" draw:text-style-name="P4" draw:layer="layout" svg:width="1.205cm" svg:height="0.992cm" svg:x="9.909cm" svg:y="37.677cm" svg:viewBox="0 0 1206 993" svg:d="M156 0h146l222 688 134-688h106l-156 802h-147l-221-692-135 692h-105zM1206 578l-14 68c-17-12-34-21-53-27s-38-9-58-9c-22 0-43 4-63 12-20 7-37 18-50 33-22 22-38 47-50 76-12 30-18 60-18 91 0 38 10 66 29 85 19 18 47 28 86 28 19 0 39-3 61-9 21-6 43-14 67-26l-13 68c-21 9-41 15-62 19s-43 6-65 6c-56 0-99-14-129-42s-45-67-45-119c0-44 7-84 23-121 16-36 39-69 70-99 21-20 45-35 74-45 28-10 59-16 93-16 19 0 38 3 58 7 19 4 39 11 59 20z">
          <text:p/>
        </draw:path>
        <draw:polygon draw:style-name="gr5" draw:text-style-name="P5" draw:layer="layout" svg:width="0.529cm" svg:height="0.53cm" svg:x="2.165cm" svg:y="46.585cm" svg:viewBox="0 0 530 531" draw:points="177,531 354,531 354,354 530,354 530,177 354,177 354,0 177,0 177,177 0,177 0,354 177,354">
          <text:p/>
        </draw:polygon>
        <draw:polygon draw:style-name="gr5" draw:text-style-name="P5" draw:layer="layout" svg:width="0.529cm" svg:height="0.529cm" svg:x="5.221cm" svg:y="45.986cm" svg:viewBox="0 0 530 530" draw:points="176,530 353,530 353,354 530,354 530,176 353,176 353,0 176,0 176,176 0,176 0,354 176,354">
          <text:p/>
        </draw:polygon>
        <draw:polygon draw:style-name="gr5" draw:text-style-name="P5" draw:layer="layout" svg:width="0.529cm" svg:height="0.529cm" svg:x="5.872cm" svg:y="45.129cm" svg:viewBox="0 0 530 530" draw:points="177,530 354,530 354,354 530,354 530,178 354,178 354,0 177,0 177,178 0,178 0,354 177,354">
          <text:p/>
        </draw:polygon>
        <draw:line draw:style-name="gr6" draw:text-style-name="P7" draw:layer="layout" svg:x1="1.549cm" svg:y1="47.842cm" svg:x2="1.549cm" svg:y2="35.937cm">
          <text:p/>
        </draw:line>
        <draw:line draw:style-name="gr6" draw:text-style-name="P7" draw:layer="layout" svg:x1="12.121cm" svg:y1="47.842cm" svg:x2="12.121cm" svg:y2="35.937cm">
          <text:p/>
        </draw:line>
        <draw:line draw:style-name="gr6" draw:text-style-name="P7" draw:layer="layout" svg:x1="1.549cm" svg:y1="47.842cm" svg:x2="12.121cm" svg:y2="47.842cm">
          <text:p/>
        </draw:line>
        <draw:line draw:style-name="gr6" draw:text-style-name="P7" draw:layer="layout" svg:x1="1.549cm" svg:y1="35.937cm" svg:x2="12.121cm" svg:y2="35.937cm">
          <text:p/>
        </draw:line>
        <draw:polygon draw:style-name="gr1" draw:text-style-name="P1" draw:layer="layout" svg:width="8.036cm" svg:height="11.905cm" svg:x="16.83cm" svg:y="35.937cm" svg:viewBox="0 0 8037 11906" draw:points="0,11906 8037,11906 8037,0 0,0">
          <text:p/>
        </draw:polygon>
        <draw:polygon draw:style-name="gr37" draw:text-style-name="P34" draw:layer="layout" svg:width="6.696cm" svg:height="7.353cm" svg:x="17.5cm" svg:y="36.929cm" svg:viewBox="0 0 6697 7354" draw:points="4465,0 0,2171 1992,7354 6060,6645 6697,6021 6572,5459 5572,1171">
          <text:p/>
        </draw:polygon>
        <draw:polygon draw:style-name="gr8" draw:text-style-name="P9" draw:layer="layout" svg:width="1.13cm" svg:height="2.315cm" svg:x="21.401cm" svg:y="44.535cm" svg:viewBox="0 0 1131 2316" draw:points="0,0 436,2316 1131,807 994,645">
          <text:p/>
        </draw:polygon>
        <draw:path draw:style-name="gr4" draw:text-style-name="P4" draw:layer="layout" svg:width="1.218cm" svg:height="0.609cm" svg:x="21.379cm" svg:y="40.741cm" svg:viewBox="0 0 1219 610" svg:d="M93 20h149c43 0 76 10 99 30 23 21 34 50 34 89 0 52-17 93-50 122-34 29-81 44-142 44h-81l-37 192h-65zM147 73l-34 179h81c36 0 64-10 84-28 19-19 29-46 29-81 0-22-6-39-20-51-13-13-32-19-56-19zM542 506c-42 0-75-13-99-39-25-25-37-61-37-106 0-26 5-53 13-79 8-27 19-50 33-68 21-29 44-50 70-63 26-14 55-21 88-21 41 0 73 13 98 38 25 26 38 59 38 99 0 29-5 57-13 85-8 29-19 52-32 71-21 28-44 49-70 63-26 13-56 20-89 20zM467 359c0 33 7 57 20 73 14 16 34 24 62 24 39 0 72-17 97-51 26-34 39-79 39-132 0-30-7-54-21-69-13-16-34-24-60-24-23 0-42 5-59 16-18 10-33 25-47 47-10 15-17 33-23 53-5 21-8 41-8 63zM895 0h59l-15 74h-58zM868 139h59l-70 358h-58zM1178 457c0-3 0-5 1-8 0-2 0-5 0-7 0-18-5-33-16-43-11-11-25-16-44-16-21 0-39 6-54 19-16 13-28 31-36 55zM1213 489h-192c-1 5-1 10-1 13-1 3-1 6-1 9 0 20 6 36 19 48 13 11 31 17 54 17 18 0 35-2 52-6 16-5 30-10 44-18l-8 41c-14 5-30 10-46 13s-32 4-48 4c-35 0-62-8-80-24-19-17-28-41-28-71 0-26 4-50 14-73 9-22 23-42 41-60 11-11 25-20 41-26s33-9 51-9c29 0 52 9 68 26 17 17 26 40 26 69 0 7-1 14-2 22-1 7-2 16-4 25z">
          <text:p/>
        </draw:path>
        <draw:path draw:style-name="gr4" draw:text-style-name="P4" draw:layer="layout" svg:width="1.215cm" svg:height="0.677cm" svg:x="21.443cm" svg:y="45.138cm" svg:viewBox="0 0 1216 678" svg:d="M104 22h167c49 0 86 11 112 34 25 23 38 56 38 100 0 58-19 104-57 137-37 33-90 49-159 49h-91l-41 215h-73zM165 82l-39 200h91c41 0 73-10 95-31s33-51 33-90c0-25-8-45-23-59s-35-20-62-20zM609 568c-47 0-85-15-112-44s-41-69-41-119c0-29 5-59 14-89 10-30 22-56 37-76 24-32 50-56 79-71s62-23 99-23c46 0 82 14 110 43 28 28 42 65 42 111 0 32-4 63-14 95-9 31-21 58-36 78-23 32-50 56-79 71-29 17-62 24-99 24zM525 403c0 36 7 63 22 81s38 27 69 27c44 0 81-19 110-58 29-38 43-87 43-146 0-35-7-61-23-79-15-17-38-26-68-26-25 0-47 6-67 17-19 12-36 29-51 53-12 18-20 38-26 61-6 22-9 46-9 70zM1005 0h67l-16 83h-67zM975 156h67l-79 401h-66zM1170 287h46l-11 58h-47zM1149 396h46l-55 282h-46z">
          <text:p/>
        </draw:path>
        <draw:line draw:style-name="gr6" draw:text-style-name="P7" draw:layer="layout" svg:x1="16.83cm" svg:y1="47.842cm" svg:x2="16.83cm" svg:y2="35.937cm">
          <text:p/>
        </draw:line>
        <draw:line draw:style-name="gr6" draw:text-style-name="P7" draw:layer="layout" svg:x1="24.866cm" svg:y1="47.842cm" svg:x2="24.866cm" svg:y2="35.937cm">
          <text:p/>
        </draw:line>
        <draw:line draw:style-name="gr6" draw:text-style-name="P7" draw:layer="layout" svg:x1="16.83cm" svg:y1="47.842cm" svg:x2="24.866cm" svg:y2="47.842cm">
          <text:p/>
        </draw:line>
        <draw:line draw:style-name="gr6" draw:text-style-name="P7" draw:layer="layout" svg:x1="16.83cm" svg:y1="35.937cm" svg:x2="24.866cm" svg:y2="35.937cm">
          <text:p/>
        </draw:line>
        <draw:polygon draw:style-name="gr1" draw:text-style-name="P1" draw:layer="layout" svg:width="11.678cm" svg:height="11.517cm" svg:x="29.022cm" svg:y="36.131cm" svg:viewBox="0 0 11679 11518" draw:points="0,11518 11679,11518 11679,0 0,0">
          <text:p/>
        </draw:polygon>
        <draw:polygon draw:style-name="gr38" draw:text-style-name="P35" draw:layer="layout" svg:width="9.51cm" svg:height="9.597cm" svg:x="30.217cm" svg:y="37.091cm" svg:viewBox="0 0 9511 9598" draw:points="4483,0 0,2822 61,5408 495,7189 2683,9598 9511,9215 9195,7500">
          <text:p/>
        </draw:polygon>
        <draw:polygon draw:style-name="gr5" draw:text-style-name="P5" draw:layer="layout" svg:width="0.529cm" svg:height="0.529cm" svg:x="29.731cm" svg:y="46.288cm" svg:viewBox="0 0 530 530" draw:points="177,530 353,530 353,353 530,353 530,177 353,177 353,0 177,0 177,177 0,177 0,353 177,353">
          <text:p/>
        </draw:polygon>
        <draw:path draw:style-name="gr4" draw:text-style-name="P4" draw:layer="layout" svg:width="1.206cm" svg:height="0.962cm" svg:x="33.403cm" svg:y="42.571cm" svg:viewBox="0 0 1207 963" svg:d="M152 0h141l214 667 130-667h103l-151 778h-142l-214-671-130 671h-103zM1139 703c0-35-8-62-24-82s-39-30-67-30c-21 0-40 5-58 15s-35 25-48 44c-15 20-26 43-34 70s-12 53-12 79c0 34 8 60 24 79s38 29 67 29c21 0 40-5 58-15s34-24 48-43c13-20 25-43 33-70 9-26 13-52 13-76zM930 607c16-23 37-40 63-53 25-13 51-19 78-19 42 0 75 14 99 42 25 28 37 66 37 114 0 40-7 78-21 115-15 37-35 69-62 98-17 19-38 34-60 44-23 10-47 15-72 15-28 0-51-6-70-18s-35-30-47-54l-12 62h-67l110-567h68z">
          <text:p/>
        </draw:path>
        <draw:line draw:style-name="gr6" draw:text-style-name="P7" draw:layer="layout" svg:x1="29.022cm" svg:y1="47.648cm" svg:x2="29.022cm" svg:y2="36.131cm">
          <text:p/>
        </draw:line>
        <draw:line draw:style-name="gr6" draw:text-style-name="P7" draw:layer="layout" svg:x1="40.7cm" svg:y1="47.648cm" svg:x2="40.7cm" svg:y2="36.131cm">
          <text:p/>
        </draw:line>
        <draw:line draw:style-name="gr6" draw:text-style-name="P7" draw:layer="layout" svg:x1="29.022cm" svg:y1="47.648cm" svg:x2="40.7cm" svg:y2="47.648cm">
          <text:p/>
        </draw:line>
        <draw:line draw:style-name="gr6" draw:text-style-name="P7" draw:layer="layout" svg:x1="29.022cm" svg:y1="36.131cm" svg:x2="40.7cm" svg:y2="36.131cm">
          <text:p/>
        </draw:line>
        <draw:polygon draw:style-name="gr1" draw:text-style-name="P1" draw:layer="layout" svg:width="10.008cm" svg:height="11.905cm" svg:x="43.87cm" svg:y="35.937cm" svg:viewBox="0 0 10009 11906" draw:points="0,11906 10009,11906 10009,0 0,0">
          <text:p/>
        </draw:polygon>
        <draw:polygon draw:style-name="gr39" draw:text-style-name="P36" draw:layer="layout" svg:width="8.34cm" svg:height="9.921cm" svg:x="44.704cm" svg:y="36.929cm" svg:viewBox="0 0 8341 9922" draw:points="3096,9117 8341,9922 7515,1124 4925,0 2463,1198 628,3685 0,4693 106,5420">
          <text:p/>
        </draw:polygon>
        <draw:path draw:style-name="gr4" draw:text-style-name="P4" draw:layer="layout" svg:width="1.216cm" svg:height="0.624cm" svg:x="47.489cm" svg:y="41.012cm" svg:viewBox="0 0 1217 625" svg:d="M96 20h154c45 0 79 11 102 32 24 21 36 51 36 91 0 55-18 97-53 127-34 30-83 45-146 45h-84l-39 199h-66zM152 75l-36 185h84c38 0 67-9 87-29 20-19 30-47 30-83 0-23-7-41-20-54-14-12-33-19-58-19zM561 524c-44 0-78-14-103-41-26-27-38-64-38-110 0-27 4-54 13-82s20-51 34-70c22-29 46-51 73-65s58-21 92-21c42 0 76 13 102 39 25 26 38 60 38 102 0 30-4 59-13 88-8 29-19 53-33 72-22 30-46 52-73 67-27 14-57 21-92 21zM483 371c0 34 7 59 21 75 14 17 35 25 64 25 41 0 75-18 101-53 27-36 41-81 41-135 0-32-8-56-22-72-14-17-35-25-63-25-23 0-43 5-61 16s-35 27-49 49c-10 16-18 35-24 56-5 20-8 42-8 64zM927 0h61l-15 77h-61zM899 143h61l-72 371h-61zM1217 264l-7 36h-40c-16 0-27 3-34 9s-12 17-15 33l-5 23h70l-6 33h-70l-44 227h-43l44-227h-40l6-33h40l4-18c6-30 16-52 31-64 14-12 37-19 69-19z">
          <text:p/>
        </draw:path>
        <draw:line draw:style-name="gr6" draw:text-style-name="P7" draw:layer="layout" svg:x1="43.87cm" svg:y1="47.842cm" svg:x2="43.87cm" svg:y2="35.937cm">
          <text:p/>
        </draw:line>
        <draw:line draw:style-name="gr6" draw:text-style-name="P7" draw:layer="layout" svg:x1="53.878cm" svg:y1="47.842cm" svg:x2="53.878cm" svg:y2="35.937cm">
          <text:p/>
        </draw:line>
        <draw:line draw:style-name="gr6" draw:text-style-name="P7" draw:layer="layout" svg:x1="43.87cm" svg:y1="47.842cm" svg:x2="53.878cm" svg:y2="47.842cm">
          <text:p/>
        </draw:line>
        <draw:line draw:style-name="gr6" draw:text-style-name="P7" draw:layer="layout" svg:x1="43.87cm" svg:y1="35.937cm" svg:x2="53.878cm" svg:y2="35.937cm">
          <text:p/>
        </draw:line>
        <draw:polygon draw:style-name="gr1" draw:text-style-name="P1" draw:layer="layout" svg:width="9.24cm" svg:height="11.905cm" svg:x="58.267cm" svg:y="35.937cm" svg:viewBox="0 0 9241 11906" draw:points="0,11906 9241,11906 9241,0 0,0">
          <text:p/>
        </draw:polygon>
        <draw:polygon draw:style-name="gr40" draw:text-style-name="P37" draw:layer="layout" svg:width="7.7cm" svg:height="9.921cm" svg:x="59.037cm" svg:y="36.929cm" svg:viewBox="0 0 7701 9922" draw:points="0,5256 6410,9922 7529,8595 7653,4034 7701,1864 7173,968 6737,643 3879,0">
          <text:p/>
        </draw:polygon>
        <draw:path draw:style-name="gr4" draw:text-style-name="P4" draw:layer="layout" svg:width="1.217cm" svg:height="0.618cm" svg:x="64.322cm" svg:y="40.53cm" svg:viewBox="0 0 1218 619" svg:d="M94 21h151c44 0 77 10 100 30 23 21 35 51 35 90 0 53-17 94-51 124-34 29-82 44-144 44h-82l-37 195h-66zM149 74l-35 181h82c37 0 65-9 85-28s30-46 30-81c0-23-7-40-20-53-14-12-33-19-57-19zM549 513c-43 0-76-14-101-40-24-26-37-62-37-107 0-27 4-53 13-80 8-28 20-51 33-69 21-29 45-50 71-64 27-14 56-21 90-21 41 0 74 13 99 39 26 25 39 59 39 100 0 29-4 57-13 86-8 28-20 52-34 70-21 29-44 51-71 64-26 15-56 22-89 22zM473 364c0 32 7 57 20 73 14 16 35 25 63 25 39 0 72-18 98-52 27-35 40-79 40-133 0-31-7-54-21-70s-35-24-62-24c-22 0-42 5-60 15-17 11-33 27-46 48-11 16-18 34-24 55-5 20-8 41-8 63zM907 0h60l-15 76h-59zM880 141h60l-71 363h-59zM1218 368l-8 41c-10-7-21-13-32-16-11-4-23-6-35-6-13 0-26 2-38 7s-22 11-30 20c-13 13-23 28-30 46s-11 36-11 56c0 23 6 39 17 51 12 11 29 16 52 16 12 0 24-1 37-5 13-3 26-9 40-15l-8 41c-12 5-24 8-37 11-13 2-26 4-39 4-34 0-60-9-78-26-18-16-27-40-27-72 0-27 5-51 14-73 10-22 24-42 42-60 13-12 28-21 45-27s35-9 56-9c11 0 23 1 35 4 11 2 23 6 35 12z">
          <text:p/>
        </draw:path>
        <draw:line draw:style-name="gr6" draw:text-style-name="P7" draw:layer="layout" svg:x1="58.267cm" svg:y1="47.842cm" svg:x2="58.267cm" svg:y2="35.937cm">
          <text:p/>
        </draw:line>
        <draw:line draw:style-name="gr6" draw:text-style-name="P7" draw:layer="layout" svg:x1="67.507cm" svg:y1="47.842cm" svg:x2="67.507cm" svg:y2="35.937cm">
          <text:p/>
        </draw:line>
        <draw:line draw:style-name="gr6" draw:text-style-name="P7" draw:layer="layout" svg:x1="58.267cm" svg:y1="47.842cm" svg:x2="67.507cm" svg:y2="47.842cm">
          <text:p/>
        </draw:line>
        <draw:line draw:style-name="gr6" draw:text-style-name="P7" draw:layer="layout" svg:x1="58.267cm" svg:y1="35.937cm" svg:x2="67.507cm" svg:y2="35.937cm">
          <text:p/>
        </draw:line>
        <draw:polygon draw:style-name="gr1" draw:text-style-name="P1" draw:layer="layout" svg:width="11.678cm" svg:height="9.459cm" svg:x="71.061cm" svg:y="37.16cm" svg:viewBox="0 0 11679 9460" draw:points="0,9460 11679,9460 11679,0 0,0">
          <text:p/>
        </draw:polygon>
        <draw:polygon draw:style-name="gr41" draw:text-style-name="P38" draw:layer="layout" svg:width="6.351cm" svg:height="7.882cm" svg:x="75.415cm" svg:y="37.949cm" svg:viewBox="0 0 6352 7883" draw:points="6352,3235 5651,1678 1276,0 0,282 1760,5202 2178,6160 2932,7883 5628,4670">
          <text:p/>
        </draw:polygon>
        <draw:polygon draw:style-name="gr42" draw:text-style-name="P39" draw:layer="layout" svg:width="1.591cm" svg:height="1.984cm" svg:x="72.034cm" svg:y="42.365cm" svg:viewBox="0 0 1592 1985" draw:points="0,54 1592,1985 968,0">
          <text:p/>
        </draw:polygon>
        <draw:path draw:style-name="gr4" draw:text-style-name="P4" draw:layer="layout" svg:width="1.214cm" svg:height="0.684cm" svg:x="78.04cm" svg:y="41.245cm" svg:viewBox="0 0 1215 685" svg:d="M109 0h176c50 0 89 12 116 36s40 58 40 105c0 61-20 109-59 143-40 34-95 51-167 51h-95l-44 225h-76zM173 62l-41 211h95c44 0 77-11 100-33s34-53 34-94c0-27-8-47-23-62-16-14-38-22-66-22zM854 321l-47 239h-69l13-64c-20 25-43 44-69 56s-55 19-86 19c-36 0-65-11-88-33s-34-50-34-84c0-49 19-88 58-116s93-43 162-43h95l4-18c1-2 1-4 1-7 1-2 1-6 1-11 0-22-9-39-27-51-18-13-44-19-77-19-22 0-45 3-69 9-23 5-47 14-72 26l12-64c26-10 51-17 76-22 25-6 49-8 72-8 49 0 87 12 113 33 25 21 38 53 38 93 0 9 0 18-2 29-1 12-3 23-5 36zM779 349h-68c-57 0-99 8-126 23s-40 38-40 70c0 22 7 39 21 52 13 12 33 18 57 18 37 0 70-13 98-40s46-63 55-107zM1211 508l-35 177h-48l34-175c2-8 3-15 4-21 1-7 1-12 1-15 0-15-5-26-14-35-9-8-22-12-39-12-25 0-48 9-67 26-19 18-31 41-37 70l-31 162h-48l79-407h48l-31 160c12-16 28-29 47-39 19-9 39-14 60-14 26 0 46 7 60 21s21 34 21 59c0 6 0 13-1 20s-2 15-3 23z">
          <text:p/>
        </draw:path>
        <draw:path draw:style-name="gr4" draw:text-style-name="P4" draw:layer="layout" svg:width="1.211cm" svg:height="0.91cm" svg:x="72.293cm" svg:y="42.589cm" svg:viewBox="0 0 1212 911" svg:d="M124 0h200c58 0 102 14 133 41 30 27 46 67 46 119 0 70-23 125-68 164s-108 58-190 58h-108l-50 258h-87zM197 71l-46 240h108c49 0 87-12 113-37s40-61 40-108c0-30-9-53-27-70-18-16-43-25-75-25zM976 366l-55 274h-78l14-74c-23 30-49 51-79 65-29 14-62 22-98 22-41 0-74-13-101-38-26-25-39-58-39-97 0-56 23-100 67-133 45-32 106-48 185-48h109l5-21c0-3 1-5 1-8 0-2 0-7 0-12 0-26-10-46-31-60-20-14-49-21-87-21-25 0-52 3-79 10s-54 16-83 30l14-73c30-11 59-20 87-25 28-6 56-8 82-8 57 0 100 12 129 36 30 25 45 60 45 107 0 10 0 21-2 33-1 13-3 27-6 41zM890 398h-79c-64 0-112 9-143 26s-46 44-46 80c0 25 7 45 23 59 16 15 38 22 66 22 43 0 80-16 112-46 32-31 53-72 63-123zM1131 447h55l-66 343v1c-8 38-16 65-26 79-9 13-22 23-39 30-17 8-38 11-61 11h-22l10-46h14c22 0 37-5 46-14s17-29 23-61zM1157 317h55l-14 70h-55z">
          <text:p/>
        </draw:path>
        <draw:line draw:style-name="gr6" draw:text-style-name="P7" draw:layer="layout" svg:x1="71.061cm" svg:y1="46.619cm" svg:x2="71.061cm" svg:y2="37.16cm">
          <text:p/>
        </draw:line>
        <draw:line draw:style-name="gr6" draw:text-style-name="P7" draw:layer="layout" svg:x1="82.739cm" svg:y1="46.619cm" svg:x2="82.739cm" svg:y2="37.16cm">
          <text:p/>
        </draw:line>
        <draw:line draw:style-name="gr6" draw:text-style-name="P7" draw:layer="layout" svg:x1="71.061cm" svg:y1="46.619cm" svg:x2="82.739cm" svg:y2="46.619cm">
          <text:p/>
        </draw:line>
        <draw:line draw:style-name="gr6" draw:text-style-name="P7" draw:layer="layout" svg:x1="71.061cm" svg:y1="37.16cm" svg:x2="82.739cm" svg:y2="37.16cm">
          <text:p/>
        </draw:line>
        <draw:polygon draw:style-name="gr1" draw:text-style-name="P1" draw:layer="layout" svg:width="7.26cm" svg:height="11.905cm" svg:x="87.283cm" svg:y="35.937cm" svg:viewBox="0 0 7261 11906" draw:points="0,11906 7261,11906 7261,0 0,0">
          <text:p/>
        </draw:polygon>
        <draw:polygon draw:style-name="gr3" draw:text-style-name="P3" draw:layer="layout" svg:width="6.05cm" svg:height="9.921cm" svg:x="87.888cm" svg:y="36.929cm" svg:viewBox="0 0 6051 9922" draw:points="5291,9922 6051,4472 1364,157 851,0 0,683 412,3794 4585,9132">
          <text:p/>
        </draw:polygon>
        <draw:path draw:style-name="gr4" draw:text-style-name="P4" draw:layer="layout" svg:width="1.218cm" svg:height="0.691cm" svg:x="89.938cm" svg:y="40.606cm" svg:viewBox="0 0 1219 692" svg:d="M92 20h148c43 0 75 10 98 30 22 20 34 49 34 87 0 52-17 93-50 121-34 29-80 44-140 44h-81l-37 189h-64zM146 72l-34 177h80c36 0 64-9 83-28 20-18 29-45 29-79 0-22-6-39-19-52-14-12-32-18-56-18zM537 500c-42 0-74-13-98-38-24-26-36-61-36-105 0-26 4-52 12-78 8-27 19-49 32-67 21-29 44-49 70-63 26-13 55-20 87-20 40 0 73 12 98 38 24 25 38 57 38 98 0 28-4 56-14 83-8 28-19 51-32 69-20 29-44 49-69 63-26 13-55 20-88 20zM463 355c0 32 7 56 20 72s34 24 61 24c39 0 71-17 96-51 26-34 39-77 39-129 0-31-7-54-21-69-13-16-34-24-60-24-22 0-41 5-59 15-17 11-32 26-45 47-10 16-18 33-23 53-6 20-8 41-8 62zM888 0h58l-14 73h-59zM861 137h58l-69 354h-58zM1219 350l-42 217c-9 42-24 74-47 94-23 21-54 31-92 31-15 0-28-1-40-3s-24-5-34-10l7-39c10 6 21 11 32 14s23 5 36 5c25 0 47-8 63-22 17-14 28-34 33-60l3-19c-11 13-24 23-39 30s-31 10-49 10c-25 0-44-8-59-25-14-16-21-39-21-69 0-23 4-45 13-67 8-22 21-42 36-59 11-11 23-19 37-25s28-9 44-9 31 3 43 11 22 19 28 33l7-38zM1158 440c0-20-5-35-15-46-9-11-22-16-40-16-11 0-21 2-31 6-9 4-18 10-24 18-12 13-20 27-27 45-6 17-9 34-9 53 0 21 5 37 14 48 10 11 23 16 41 16 26 0 47-12 65-35 17-24 26-54 26-89z">
          <text:p/>
        </draw:path>
        <draw:line draw:style-name="gr6" draw:text-style-name="P7" draw:layer="layout" svg:x1="87.283cm" svg:y1="47.842cm" svg:x2="87.283cm" svg:y2="35.937cm">
          <text:p/>
        </draw:line>
        <draw:line draw:style-name="gr6" draw:text-style-name="P7" draw:layer="layout" svg:x1="94.543cm" svg:y1="47.842cm" svg:x2="94.543cm" svg:y2="35.937cm">
          <text:p/>
        </draw:line>
        <draw:line draw:style-name="gr6" draw:text-style-name="P7" draw:layer="layout" svg:x1="87.283cm" svg:y1="47.842cm" svg:x2="94.543cm" svg:y2="47.842cm">
          <text:p/>
        </draw:line>
        <draw:line draw:style-name="gr6" draw:text-style-name="P7" draw:layer="layout" svg:x1="87.283cm" svg:y1="35.937cm" svg:x2="94.543cm" svg:y2="35.937cm">
          <text:p/>
        </draw:line>
        <draw:polygon draw:style-name="gr1" draw:text-style-name="P1" draw:layer="layout" svg:width="11.678cm" svg:height="9.103cm" svg:x="99.087cm" svg:y="37.338cm" svg:viewBox="0 0 11679 9104" draw:points="0,9104 11679,9104 11679,0 0,0">
          <text:p/>
        </draw:polygon>
        <draw:polygon draw:style-name="gr2" draw:text-style-name="P2" draw:layer="layout" svg:width="9.732cm" svg:height="7.587cm" svg:x="100.06cm" svg:y="38.096cm" svg:viewBox="0 0 9733 7588" draw:points="0,4164 1271,7588 4900,7104 7293,5476 8594,3947 9733,2204 9493,1901 5231,0 1118,3123">
          <text:p/>
        </draw:polygon>
        <draw:path draw:style-name="gr4" draw:text-style-name="P4" draw:layer="layout" svg:width="1.171cm" svg:height="0.977cm" svg:x="104.798cm" svg:y="41.552cm" svg:viewBox="0 0 1172 978" svg:d="M107 0h108l-94 485c-4 21-6 39-8 53s-2 27-2 37c0 49 13 87 41 112 27 26 67 39 120 39 69 0 123-19 161-57s66-99 82-184l94-485h109l-96 498c-21 108-61 187-120 238-59 52-140 77-242 77-79 0-143-20-189-60-47-40-71-95-71-163 0-13 1-27 3-42 1-16 5-32 9-50zM1165 724l-49 254h-69l49-251c2-12 4-22 5-31 2-9 2-16 2-21 0-21-6-38-20-49-13-12-31-18-55-18-37 0-69 13-96 38-27 24-44 58-52 99l-46 233h-69l114-583h69l-45 229c18-23 40-42 67-55 27-14 56-21 86-21 37 0 65 10 86 30 20 20 30 48 30 84 0 9 0 19-2 29-1 10-2 21-5 33z">
          <text:p/>
        </draw:path>
        <draw:line draw:style-name="gr6" draw:text-style-name="P7" draw:layer="layout" svg:x1="99.087cm" svg:y1="46.441cm" svg:x2="99.087cm" svg:y2="37.338cm">
          <text:p/>
        </draw:line>
        <draw:line draw:style-name="gr6" draw:text-style-name="P7" draw:layer="layout" svg:x1="110.765cm" svg:y1="46.441cm" svg:x2="110.765cm" svg:y2="37.338cm">
          <text:p/>
        </draw:line>
        <draw:line draw:style-name="gr6" draw:text-style-name="P7" draw:layer="layout" svg:x1="99.087cm" svg:y1="46.441cm" svg:x2="110.765cm" svg:y2="46.441cm">
          <text:p/>
        </draw:line>
        <draw:line draw:style-name="gr6" draw:text-style-name="P7" draw:layer="layout" svg:x1="99.087cm" svg:y1="37.338cm" svg:x2="110.765cm" svg:y2="37.338cm">
          <text:p/>
        </draw:line>
        <draw:polygon draw:style-name="gr1" draw:text-style-name="P1" draw:layer="layout" svg:width="10.548cm" svg:height="11.905cm" svg:x="113.665cm" svg:y="35.937cm" svg:viewBox="0 0 10549 11906" draw:points="0,11906 10549,11906 10549,0 0,0">
          <text:p/>
        </draw:polygon>
        <draw:polygon draw:style-name="gr43" draw:text-style-name="P40" draw:layer="layout" svg:width="8.79cm" svg:height="9.921cm" svg:x="114.544cm" svg:y="36.929cm" svg:viewBox="0 0 8791 9922" draw:points="1043,0 0,1833 980,7860 4540,9245 8356,9922 8791,8393 8185,1644">
          <text:p/>
        </draw:polygon>
        <draw:polygon draw:style-name="gr44" draw:text-style-name="P7" draw:layer="layout" svg:width="8.79cm" svg:height="9.921cm" svg:x="114.544cm" svg:y="36.929cm" svg:viewBox="0 0 8791 9922" draw:points="1043,0 0,1833 980,7860 4540,9245 8356,9922 8791,8393 8185,1644">
          <text:p/>
        </draw:polygon>
        <draw:path draw:style-name="gr4" draw:text-style-name="P4" draw:layer="layout" svg:width="1.17cm" svg:height="1.007cm" svg:x="118.547cm" svg:y="41.982cm" svg:viewBox="0 0 1171 1008" svg:d="M109 0h111l-96 494c-4 22-7 40-9 54-1 15-2 27-2 38 0 50 14 88 42 114s69 39 123 39c70 0 125-19 163-58 40-38 67-101 84-187l96-494h111l-98 507c-22 110-63 191-122 243-60 52-142 80-246 80-82 0-146-22-195-63-47-41-71-96-71-166 0-13 1-27 3-43s5-33 8-51zM1171 585l-14 69c-17-12-35-21-53-27-19-6-39-9-59-9-23 0-44 4-64 12s-37 19-51 33c-22 22-39 48-51 78s-18 61-18 93c0 39 10 67 29 86s49 28 88 28c19 0 39-3 61-9 22-5 45-14 68-26l-13 70c-20 8-41 14-63 18-21 5-43 7-66 7-57 0-100-14-131-43-30-28-45-69-45-121 0-45 8-86 23-123 16-38 40-71 71-101 21-20 46-35 75-46 29-10 60-15 94-15 20 0 40 2 59 6 20 5 40 11 60 20z">
          <text:p/>
        </draw:path>
        <draw:line draw:style-name="gr6" draw:text-style-name="P7" draw:layer="layout" svg:x1="113.665cm" svg:y1="47.842cm" svg:x2="113.665cm" svg:y2="35.937cm">
          <text:p/>
        </draw:line>
        <draw:line draw:style-name="gr6" draw:text-style-name="P7" draw:layer="layout" svg:x1="124.213cm" svg:y1="47.842cm" svg:x2="124.213cm" svg:y2="35.937cm">
          <text:p/>
        </draw:line>
        <draw:line draw:style-name="gr6" draw:text-style-name="P7" draw:layer="layout" svg:x1="113.665cm" svg:y1="47.842cm" svg:x2="124.213cm" svg:y2="47.842cm">
          <text:p/>
        </draw:line>
        <draw:line draw:style-name="gr6" draw:text-style-name="P7" draw:layer="layout" svg:x1="113.665cm" svg:y1="35.937cm" svg:x2="124.213cm" svg:y2="35.937cm">
          <text:p/>
        </draw:line>
        <draw:polygon draw:style-name="gr1" draw:text-style-name="P1" draw:layer="layout" svg:width="11.507cm" svg:height="11.905cm" svg:x="127.199cm" svg:y="35.937cm" svg:viewBox="0 0 11508 11906" draw:points="0,11906 11508,11906 11508,0 0,0">
          <text:p/>
        </draw:polygon>
        <draw:polygon draw:style-name="gr18" draw:text-style-name="P20" draw:layer="layout" svg:width="9.589cm" svg:height="8.065cm" svg:x="128.158cm" svg:y="36.929cm" svg:viewBox="0 0 9590 8066" draw:points="0,5832 8372,8066 9590,2378 8960,24 2305,0 233,1038">
          <text:p/>
        </draw:polygon>
        <draw:path draw:style-name="gr4" draw:text-style-name="P4" draw:layer="layout" svg:width="1.174cm" svg:height="0.945cm" svg:x="132.511cm" svg:y="39.346cm" svg:viewBox="0 0 1175 946" svg:d="M101 0h104l-90 464c-4 20-7 38-8 51-2 14-2 25-2 36 0 47 13 82 39 107 26 24 65 36 115 36 66 0 117-18 154-54s63-95 78-176l90-464h105l-93 476c-20 103-58 179-114 229-57 49-134 73-231 73-77 0-137-19-182-57-44-39-66-91-66-157 0-12 1-25 2-40 2-15 5-30 8-48zM1012 876c-17 23-38 41-62 53-24 11-51 17-80 17-40 0-72-13-95-41-24-27-35-64-35-113 0-39 7-77 21-113s34-68 61-96c18-19 38-34 60-43 22-10 45-15 70-15s48 6 68 18c20 13 35 30 45 54l43-219h67l-109 558h-66zM808 780c0 35 8 63 24 82 15 20 37 29 65 29 20 0 39-5 57-15 17-9 33-24 46-43 14-21 25-45 33-71s12-52 12-78c0-33-7-59-23-77-16-19-37-28-65-28-20 0-40 5-58 15-18 9-33 23-45 42-14 20-25 43-34 69-8 26-12 51-12 75z">
          <text:p/>
        </draw:path>
        <draw:polygon draw:style-name="gr5" draw:text-style-name="P5" draw:layer="layout" svg:width="0.529cm" svg:height="0.529cm" svg:x="130.194cm" svg:y="44.432cm" svg:viewBox="0 0 530 530" draw:points="176,530 354,530 354,354 530,354 530,177 354,177 354,0 176,0 176,177 0,177 0,354 176,354">
          <text:p/>
        </draw:polygon>
        <draw:polygon draw:style-name="gr5" draw:text-style-name="P5" draw:layer="layout" svg:width="0.529cm" svg:height="0.53cm" svg:x="131.97cm" svg:y="46.585cm" svg:viewBox="0 0 530 531" draw:points="178,531 354,531 354,354 530,354 530,177 354,177 354,0 178,0 178,177 0,177 0,354 178,354">
          <text:p/>
        </draw:polygon>
        <draw:line draw:style-name="gr6" draw:text-style-name="P7" draw:layer="layout" svg:x1="127.199cm" svg:y1="47.842cm" svg:x2="127.199cm" svg:y2="35.937cm">
          <text:p/>
        </draw:line>
        <draw:line draw:style-name="gr6" draw:text-style-name="P7" draw:layer="layout" svg:x1="138.706cm" svg:y1="47.842cm" svg:x2="138.706cm" svg:y2="35.937cm">
          <text:p/>
        </draw:line>
        <draw:line draw:style-name="gr6" draw:text-style-name="P7" draw:layer="layout" svg:x1="127.199cm" svg:y1="47.842cm" svg:x2="138.706cm" svg:y2="47.842cm">
          <text:p/>
        </draw:line>
        <draw:line draw:style-name="gr6" draw:text-style-name="P7" draw:layer="layout" svg:x1="127.199cm" svg:y1="35.937cm" svg:x2="138.706cm" svg:y2="35.937cm">
          <text:p/>
        </draw:line>
        <draw:polygon draw:style-name="gr1" draw:text-style-name="P1" draw:layer="layout" svg:width="11.678cm" svg:height="10.857cm" svg:x="0.996cm" svg:y="50.747cm" svg:viewBox="0 0 11679 10858" draw:points="0,10858 11679,10858 11679,0 0,0">
          <text:p/>
        </draw:polygon>
        <draw:polygon draw:style-name="gr45" draw:text-style-name="P21" draw:layer="layout" svg:width="9.731cm" svg:height="9.049cm" svg:x="1.969cm" svg:y="51.651cm" svg:viewBox="0 0 9732 9050" draw:points="0,4111 5187,9050 5691,8331 6952,6437 9732,2202 8577,1789 3406,0 860,684">
          <text:p/>
        </draw:polygon>
        <draw:path draw:style-name="gr4" draw:text-style-name="P4" draw:layer="layout" svg:width="1.214cm" svg:height="0.698cm" svg:x="6.422cm" svg:y="55.377cm" svg:viewBox="0 0 1215 699" svg:d="M110 0h177c52 0 91 12 118 37 26 24 40 59 40 105 0 62-20 110-60 145-39 34-95 51-168 51h-96l-44 227h-77zM174 64l-40 212h95c45 0 78-11 101-34 23-22 35-53 35-95 0-26-8-46-24-61s-38-22-66-22zM861 324l-47 241h-69l13-65c-21 26-44 44-70 57-26 12-55 18-87 18-36 0-65-10-88-32s-35-51-35-85c0-49 20-88 59-117 40-29 94-43 163-43h96l4-19c1-2 1-4 1-6 1-3 1-6 1-11 0-23-9-40-28-53-18-12-43-18-76-18-23 0-46 3-70 8-24 6-48 15-73 27l12-65c26-10 52-17 77-22s49-7 72-7c50 0 88 11 114 32 26 22 39 53 39 95 0 8-1 18-2 29s-3 23-6 36zM786 352h-69c-57 0-99 8-126 23-28 15-41 39-41 71 0 22 7 39 21 52 14 12 33 19 58 19 37 0 70-14 98-41 29-27 47-63 56-108zM1210 523l-33 168h-48l9-45c-15 18-31 31-49 40s-39 13-61 13c-25 0-46-8-62-23-16-16-24-35-24-59 0-35 14-62 41-82 28-20 66-30 114-30h68l2-13c1-2 1-3 1-5s0-4 0-8c0-15-6-28-19-36-12-9-30-13-53-13-16 0-33 2-49 6-17 4-34 10-51 18l8-45c18-7 36-12 54-15 17-4 34-6 50-6 35 0 62 8 80 23s27 37 27 66c0 6 0 13-1 21-1 7-2 16-4 25zM1158 543h-49c-40 0-69 5-88 16-19 10-29 27-29 49 0 16 5 28 15 37 9 8 23 13 40 13 27 0 50-10 69-29 20-19 33-44 40-76z">
          <text:p/>
        </draw:path>
        <draw:line draw:style-name="gr6" draw:text-style-name="P7" draw:layer="layout" svg:x1="0.996cm" svg:y1="61.604cm" svg:x2="0.996cm" svg:y2="50.747cm">
          <text:p/>
        </draw:line>
        <draw:line draw:style-name="gr6" draw:text-style-name="P7" draw:layer="layout" svg:x1="12.674cm" svg:y1="61.604cm" svg:x2="12.674cm" svg:y2="50.747cm">
          <text:p/>
        </draw:line>
        <draw:line draw:style-name="gr6" draw:text-style-name="P7" draw:layer="layout" svg:x1="0.996cm" svg:y1="61.604cm" svg:x2="12.674cm" svg:y2="61.604cm">
          <text:p/>
        </draw:line>
        <draw:line draw:style-name="gr6" draw:text-style-name="P7" draw:layer="layout" svg:x1="0.996cm" svg:y1="50.747cm" svg:x2="12.674cm" svg:y2="50.747cm">
          <text:p/>
        </draw:line>
        <draw:polygon draw:style-name="gr1" draw:text-style-name="P1" draw:layer="layout" svg:width="3.885cm" svg:height="11.905cm" svg:x="18.905cm" svg:y="50.223cm" svg:viewBox="0 0 3886 11906" draw:points="0,11906 3886,11906 3886,0 0,0">
          <text:p/>
        </draw:polygon>
        <draw:polygon draw:style-name="gr5" draw:text-style-name="P5" draw:layer="layout" svg:width="0.529cm" svg:height="0.529cm" svg:x="22.202cm" svg:y="60.871cm" svg:viewBox="0 0 530 530" draw:points="176,530 354,530 354,354 530,354 530,177 354,177 354,0 176,0 176,177 0,177 0,354 176,354">
          <text:p/>
        </draw:polygon>
        <draw:polygon draw:style-name="gr5" draw:text-style-name="P5" draw:layer="layout" svg:width="0.53cm" svg:height="0.529cm" svg:x="18.964cm" svg:y="50.951cm" svg:viewBox="0 0 531 530" draw:points="177,530 354,530 354,353 531,353 531,177 354,177 354,0 177,0 177,177 0,177 0,353 177,353">
          <text:p/>
        </draw:polygon>
        <draw:line draw:style-name="gr6" draw:text-style-name="P7" draw:layer="layout" svg:x1="18.905cm" svg:y1="62.128cm" svg:x2="18.905cm" svg:y2="50.223cm">
          <text:p/>
        </draw:line>
        <draw:line draw:style-name="gr6" draw:text-style-name="P7" draw:layer="layout" svg:x1="22.79cm" svg:y1="62.128cm" svg:x2="22.79cm" svg:y2="50.223cm">
          <text:p/>
        </draw:line>
        <draw:line draw:style-name="gr6" draw:text-style-name="P7" draw:layer="layout" svg:x1="18.905cm" svg:y1="62.128cm" svg:x2="22.79cm" svg:y2="62.128cm">
          <text:p/>
        </draw:line>
        <draw:line draw:style-name="gr6" draw:text-style-name="P7" draw:layer="layout" svg:x1="18.905cm" svg:y1="50.223cm" svg:x2="22.79cm" svg:y2="50.223cm">
          <text:p/>
        </draw:line>
        <draw:polygon draw:style-name="gr1" draw:text-style-name="P1" draw:layer="layout" svg:width="11.678cm" svg:height="10.736cm" svg:x="29.022cm" svg:y="50.807cm" svg:viewBox="0 0 11679 10737" draw:points="0,10737 11679,10737 11679,0 0,0">
          <text:p/>
        </draw:polygon>
        <draw:polygon draw:style-name="gr46" draw:text-style-name="P41" draw:layer="layout" svg:width="9.732cm" svg:height="8.947cm" svg:x="29.995cm" svg:y="51.702cm" svg:viewBox="0 0 9733 8948" draw:points="8528,8948 9733,7369 9484,6119 5228,2119 0,0 1110,3716 2290,6199 6549,8491">
          <text:p/>
        </draw:polygon>
        <draw:path draw:style-name="gr4" draw:text-style-name="P4" draw:layer="layout" svg:width="1.17cm" svg:height="1cm" svg:x="34.807cm" svg:y="56.572cm" svg:viewBox="0 0 1171 1001" svg:d="M107 0h110l-96 490c-4 22-6 40-8 55-2 14-2 26-2 37 0 50 13 88 41 113 28 26 69 39 122 39 70 0 124-19 163-57s66-101 83-187l95-490h110l-97 504c-22 109-62 189-122 241-59 52-141 78-244 78-81 0-145-20-192-61s-70-96-70-165c0-13 1-27 2-43 2-15 5-32 8-50zM1164 747l-48 243h-70l13-66c-20 27-43 46-70 58-26 13-55 19-87 19-37 0-66-11-90-33-23-22-34-52-34-86 0-50 20-89 59-118 40-28 95-43 164-43h97l4-18c1-2 1-5 1-7 1-2 1-6 1-11 0-23-9-40-28-53-18-12-44-18-77-18-23 0-46 3-70 8-24 6-48 15-74 26l12-64c27-10 53-17 78-22s49-7 73-7c50 0 88 10 114 32s39 53 39 95c0 8-1 18-2 29s-3 23-5 36zM1088 776h-69c-58 0-100 7-127 23-29 15-42 39-42 71 0 22 7 39 21 52 15 13 34 20 59 20 38 0 71-15 99-42s47-63 56-109z">
          <text:p/>
        </draw:path>
        <draw:line draw:style-name="gr6" draw:text-style-name="P7" draw:layer="layout" svg:x1="29.022cm" svg:y1="61.543cm" svg:x2="29.022cm" svg:y2="50.807cm">
          <text:p/>
        </draw:line>
        <draw:line draw:style-name="gr6" draw:text-style-name="P7" draw:layer="layout" svg:x1="40.7cm" svg:y1="61.543cm" svg:x2="40.7cm" svg:y2="50.807cm">
          <text:p/>
        </draw:line>
        <draw:line draw:style-name="gr6" draw:text-style-name="P7" draw:layer="layout" svg:x1="29.022cm" svg:y1="61.543cm" svg:x2="40.7cm" svg:y2="61.543cm">
          <text:p/>
        </draw:line>
        <draw:line draw:style-name="gr6" draw:text-style-name="P7" draw:layer="layout" svg:x1="29.022cm" svg:y1="50.807cm" svg:x2="40.7cm" svg:y2="50.807cm">
          <text:p/>
        </draw:line>
        <draw:polygon draw:style-name="gr1" draw:text-style-name="P1" draw:layer="layout" svg:width="11.678cm" svg:height="10.543cm" svg:x="43.035cm" svg:y="50.904cm" svg:viewBox="0 0 11679 10544" draw:points="0,10544 11679,10544 11679,0 0,0">
          <text:p/>
        </draw:polygon>
        <draw:polygon draw:style-name="gr47" draw:text-style-name="P42" draw:layer="layout" svg:width="9.732cm" svg:height="8.785cm" svg:x="44.008cm" svg:y="51.783cm" svg:viewBox="0 0 9733 8786" draw:points="2609,0 0,3277 6697,7785 8782,8786 9708,6216 9733,4590 9617,1083">
          <text:p/>
        </draw:polygon>
        <draw:path draw:style-name="gr4" draw:text-style-name="P4" draw:layer="layout" svg:width="1.157cm" svg:height="1.195cm" svg:x="50.203cm" svg:y="55.719cm" svg:viewBox="0 0 1158 1196" svg:d="M131 0h132l-115 593c-5 26-8 48-10 65s-3 32-3 46c0 60 17 105 50 136 34 32 83 47 148 47 84 0 150-23 196-69 47-46 80-121 101-225l114-593h133l-117 609c-26 131-75 229-147 291-72 63-170 94-295 94-97 0-175-24-232-73s-86-116-86-200c0-15 1-32 3-51 3-19 6-39 10-61zM1074 483h84l-20 107h-85zM1036 683h84l-100 513h-84z">
          <text:p/>
        </draw:path>
        <draw:line draw:style-name="gr6" draw:text-style-name="P7" draw:layer="layout" svg:x1="43.035cm" svg:y1="61.447cm" svg:x2="43.035cm" svg:y2="50.904cm">
          <text:p/>
        </draw:line>
        <draw:line draw:style-name="gr6" draw:text-style-name="P7" draw:layer="layout" svg:x1="54.713cm" svg:y1="61.447cm" svg:x2="54.713cm" svg:y2="50.904cm">
          <text:p/>
        </draw:line>
        <draw:line draw:style-name="gr6" draw:text-style-name="P7" draw:layer="layout" svg:x1="43.035cm" svg:y1="61.447cm" svg:x2="54.713cm" svg:y2="61.447cm">
          <text:p/>
        </draw:line>
        <draw:line draw:style-name="gr6" draw:text-style-name="P7" draw:layer="layout" svg:x1="43.035cm" svg:y1="50.904cm" svg:x2="54.713cm" svg:y2="50.904cm">
          <text:p/>
        </draw:line>
        <draw:polygon draw:style-name="gr1" draw:text-style-name="P1" draw:layer="layout" svg:width="7.752cm" svg:height="11.905cm" svg:x="59.011cm" svg:y="50.223cm" svg:viewBox="0 0 7753 11906" draw:points="0,11906 7753,11906 7753,0 0,0">
          <text:p/>
        </draw:polygon>
        <draw:polygon draw:style-name="gr48" draw:text-style-name="P43" draw:layer="layout" svg:width="6.46cm" svg:height="9.921cm" svg:x="59.657cm" svg:y="51.215cm" svg:viewBox="0 0 6461 9922" draw:points="6461,3882 2013,0 491,2559 0,5029 76,5595 1022,7096 2979,9922 4229,9432 4624,9213 5267,8139">
          <text:p/>
        </draw:polygon>
        <draw:path draw:style-name="gr33" draw:text-style-name="P4" draw:layer="layout" svg:width="1.168cm" svg:height="1.034cm" svg:x="61.822cm" svg:y="56.784cm" svg:viewBox="0 0 1169 1035" svg:d="M112 0h115l-99 513c-5 23-7 42-9 57s-3 28-3 40c0 52 15 91 44 118s71 40 127 40c73 0 130-19 170-59 41-40 70-105 87-196l101-513h115l-102 527c-23 115-66 199-128 253s-147 81-255 81c-85 0-152-21-201-63-49-43-74-100-74-173 0-13 1-28 3-44 2-17 5-35 9-54zM1169 418l-12 61h-69c-27 0-46 5-58 15-12 11-21 30-27 58l-7 40h120l-11 56h-120l-75 387h-74l76-387h-70l11-56h69l6-31c10-54 28-90 53-111s65-32 119-32z">
          <text:p/>
        </draw:path>
        <draw:path draw:style-name="gr34" draw:text-style-name="P7" draw:layer="layout" svg:width="1.168cm" svg:height="1.034cm" svg:x="61.822cm" svg:y="56.784cm" svg:viewBox="0 0 1169 1035" svg:d="M112 0h115l-99 513c-5 23-7 42-9 57s-3 28-3 40c0 52 15 91 44 118s71 40 127 40c73 0 130-19 170-59 41-40 70-105 87-196l101-513h115l-102 527c-23 115-66 199-128 253s-147 81-255 81c-85 0-152-21-201-63-49-43-74-100-74-173 0-13 1-28 3-44 2-17 5-35 9-54zM1169 418l-12 61h-69c-27 0-46 5-58 15-12 11-21 30-27 58l-7 40h120l-11 56h-120l-75 387h-74l76-387h-70l11-56h69l6-31c10-54 28-90 53-111s65-32 119-32z">
          <text:p/>
        </draw:path>
        <draw:line draw:style-name="gr6" draw:text-style-name="P7" draw:layer="layout" svg:x1="59.011cm" svg:y1="62.128cm" svg:x2="59.011cm" svg:y2="50.223cm">
          <text:p/>
        </draw:line>
        <draw:line draw:style-name="gr6" draw:text-style-name="P7" draw:layer="layout" svg:x1="66.763cm" svg:y1="62.128cm" svg:x2="66.763cm" svg:y2="50.223cm">
          <text:p/>
        </draw:line>
        <draw:line draw:style-name="gr6" draw:text-style-name="P7" draw:layer="layout" svg:x1="59.011cm" svg:y1="62.128cm" svg:x2="66.763cm" svg:y2="62.128cm">
          <text:p/>
        </draw:line>
        <draw:line draw:style-name="gr6" draw:text-style-name="P7" draw:layer="layout" svg:x1="59.011cm" svg:y1="50.223cm" svg:x2="66.763cm" svg:y2="50.223cm">
          <text:p/>
        </draw:line>
        <draw:polygon draw:style-name="gr1" draw:text-style-name="P1" draw:layer="layout" svg:width="9.408cm" svg:height="11.905cm" svg:x="72.196cm" svg:y="50.223cm" svg:viewBox="0 0 9409 11906" draw:points="0,11906 9409,11906 9409,0 0,0">
          <text:p/>
        </draw:polygon>
        <draw:polygon draw:style-name="gr17" draw:text-style-name="P19" draw:layer="layout" svg:width="7.84cm" svg:height="9.921cm" svg:x="72.98cm" svg:y="51.215cm" svg:viewBox="0 0 7841 9922" draw:points="5334,9922 7841,2165 6391,916 4596,0 3950,396 628,3512 0,4454 3562,9042 4624,9592">
          <text:p/>
        </draw:polygon>
        <draw:path draw:style-name="gr4" draw:text-style-name="P4" draw:layer="layout" svg:width="1.172cm" svg:height="0.976cm" svg:x="76.528cm" svg:y="55.171cm" svg:viewBox="0 0 1173 977" svg:d="M104 0h108l-94 478c-4 22-6 39-8 53-1 14-2 26-2 37 0 49 13 85 40 111 28 25 68 37 121 37 67 0 120-18 158-56 38-37 65-98 81-182l93-478h107l-95 492c-21 106-60 184-118 235s-138 76-238 76c-79 0-143-20-189-60-45-39-68-93-68-161 0-12 0-26 2-41s5-32 8-49zM1103 712c0-36-8-64-24-84-17-20-39-30-68-30-21 0-41 5-59 15-18 11-34 25-48 45s-26 44-34 71-12 54-12 81c0 34 8 60 24 80s38 30 67 30c21 0 41-5 59-15s34-26 48-46 26-43 34-70c9-27 13-52 13-77zM892 614c17-23 38-40 63-53s51-20 79-20c42 0 76 15 101 43 25 29 38 67 38 116 0 40-8 79-22 116-15 37-36 71-63 101-18 19-38 34-61 44s-48 16-73 16c-27 0-50-7-70-19s-36-31-48-55l-12 63h-68l112-576h68z">
          <text:p/>
        </draw:path>
        <draw:line draw:style-name="gr6" draw:text-style-name="P7" draw:layer="layout" svg:x1="72.196cm" svg:y1="62.128cm" svg:x2="72.196cm" svg:y2="50.223cm">
          <text:p/>
        </draw:line>
        <draw:line draw:style-name="gr6" draw:text-style-name="P7" draw:layer="layout" svg:x1="81.604cm" svg:y1="62.128cm" svg:x2="81.604cm" svg:y2="50.223cm">
          <text:p/>
        </draw:line>
        <draw:line draw:style-name="gr6" draw:text-style-name="P7" draw:layer="layout" svg:x1="72.196cm" svg:y1="62.128cm" svg:x2="81.604cm" svg:y2="62.128cm">
          <text:p/>
        </draw:line>
        <draw:line draw:style-name="gr6" draw:text-style-name="P7" draw:layer="layout" svg:x1="72.196cm" svg:y1="50.223cm" svg:x2="81.604cm" svg:y2="50.223cm">
          <text:p/>
        </draw:line>
        <draw:polygon draw:style-name="gr1" draw:text-style-name="P1" draw:layer="layout" svg:width="11.678cm" svg:height="9.719cm" svg:x="85.074cm" svg:y="51.316cm" svg:viewBox="0 0 11679 9720" draw:points="0,9720 11679,9720 11679,0 0,0">
          <text:p/>
        </draw:polygon>
        <draw:polygon draw:style-name="gr49" draw:text-style-name="P44" draw:layer="layout" svg:width="9.732cm" svg:height="8.099cm" svg:x="86.047cm" svg:y="52.126cm" svg:viewBox="0 0 9733 8100" draw:points="0,5997 1403,8010 5271,8100 9733,6367 7677,3051 2388,200 1576,0 558,3500">
          <text:p/>
        </draw:polygon>
        <draw:path draw:style-name="gr4" draw:text-style-name="P4" draw:layer="layout" svg:width="1.171cm" svg:height="0.986cm" svg:x="89.069cm" svg:y="56.035cm" svg:viewBox="0 0 1172 987" svg:d="M105 0h108l-94 484c-3 21-6 39-8 53-1 14-2 27-2 37 0 50 13 88 41 113 27 25 67 38 120 38 69 0 122-19 160-56 38-38 66-100 82-185l95-484h108l-96 497c-21 108-61 188-120 239s-139 77-241 77c-80 0-143-20-189-60s-69-95-69-164c0-13 0-27 2-42s5-32 8-50zM1103 730c1-4 2-8 2-12 0-5 0-9 0-13 0-30-8-54-26-72s-42-27-73-27c-34 0-64 11-90 33-26 21-46 52-59 91zM1163 784h-319c-2 9-3 17-3 22-1 6-1 10-1 14 0 35 11 62 32 80 21 19 51 29 90 29 30 0 58-4 84-10 27-7 52-17 75-30l-13 68c-25 10-50 18-77 22-26 5-53 8-80 8-58 0-102-14-133-42-32-27-47-67-47-118 0-43 8-84 23-121 16-38 39-71 69-100 19-20 42-34 69-44s55-15 85-15c47 0 85 15 113 43 28 29 42 67 42 115 0 11-1 24-2 37-2 13-4 27-7 42z">
          <text:p/>
        </draw:path>
        <draw:line draw:style-name="gr6" draw:text-style-name="P7" draw:layer="layout" svg:x1="85.074cm" svg:y1="61.035cm" svg:x2="85.074cm" svg:y2="51.316cm">
          <text:p/>
        </draw:line>
        <draw:line draw:style-name="gr6" draw:text-style-name="P7" draw:layer="layout" svg:x1="96.752cm" svg:y1="61.035cm" svg:x2="96.752cm" svg:y2="51.316cm">
          <text:p/>
        </draw:line>
        <draw:line draw:style-name="gr6" draw:text-style-name="P7" draw:layer="layout" svg:x1="85.074cm" svg:y1="61.035cm" svg:x2="96.752cm" svg:y2="61.035cm">
          <text:p/>
        </draw:line>
        <draw:line draw:style-name="gr6" draw:text-style-name="P7" draw:layer="layout" svg:x1="85.074cm" svg:y1="51.316cm" svg:x2="96.752cm" svg:y2="51.316cm">
          <text:p/>
        </draw:line>
        <draw:polygon draw:style-name="gr1" draw:text-style-name="P1" draw:layer="layout" svg:width="11.678cm" svg:height="7.505cm" svg:x="99.087cm" svg:y="52.423cm" svg:viewBox="0 0 11679 7506" draw:points="0,7506 11679,7506 11679,0 0,0">
          <text:p/>
        </draw:polygon>
        <draw:polygon draw:style-name="gr5" draw:text-style-name="P5" draw:layer="layout" svg:width="0.529cm" svg:height="0.53cm" svg:x="99.796cm" svg:y="52.783cm" svg:viewBox="0 0 530 531" draw:points="176,531 353,531 353,353 530,353 530,177 353,177 353,0 176,0 176,177 0,177 0,353 176,353">
          <text:p/>
        </draw:polygon>
        <draw:polygon draw:style-name="gr5" draw:text-style-name="P5" draw:layer="layout" svg:width="0.529cm" svg:height="0.529cm" svg:x="109.527cm" svg:y="59.038cm" svg:viewBox="0 0 530 530" draw:points="177,530 354,530 354,353 530,353 530,177 354,177 354,0 177,0 177,177 0,177 0,353 177,353">
          <text:p/>
        </draw:polygon>
        <draw:line draw:style-name="gr6" draw:text-style-name="P7" draw:layer="layout" svg:x1="99.087cm" svg:y1="59.928cm" svg:x2="99.087cm" svg:y2="52.423cm">
          <text:p/>
        </draw:line>
        <draw:line draw:style-name="gr6" draw:text-style-name="P7" draw:layer="layout" svg:x1="110.765cm" svg:y1="59.928cm" svg:x2="110.765cm" svg:y2="52.423cm">
          <text:p/>
        </draw:line>
        <draw:line draw:style-name="gr6" draw:text-style-name="P7" draw:layer="layout" svg:x1="99.087cm" svg:y1="59.928cm" svg:x2="110.765cm" svg:y2="59.928cm">
          <text:p/>
        </draw:line>
        <draw:line draw:style-name="gr6" draw:text-style-name="P7" draw:layer="layout" svg:x1="99.087cm" svg:y1="52.423cm" svg:x2="110.765cm" svg:y2="52.423cm">
          <text:p/>
        </draw:line>
        <draw:polygon draw:style-name="gr1" draw:text-style-name="P1" draw:layer="layout" svg:width="11.678cm" svg:height="5.907cm" svg:x="113.1cm" svg:y="53.222cm" svg:viewBox="0 0 11679 5908" draw:points="0,5908 11679,5908 11679,0 0,0">
          <text:p/>
        </draw:polygon>
        <draw:polygon draw:style-name="gr50" draw:text-style-name="P45" draw:layer="layout" svg:width="6.686cm" svg:height="3.972cm" svg:x="114.102cm" svg:y="53.824cm" svg:viewBox="0 0 6687 3973" draw:points="147,996 0,2543 1819,3661 3502,3973 5193,3056 6687,2109 5081,1319 2016,0 1719,79">
          <text:p/>
        </draw:polygon>
        <draw:polygon draw:style-name="gr51" draw:text-style-name="P46" draw:layer="layout" svg:width="6.919cm" svg:height="4.923cm" svg:x="114.074cm" svg:y="53.714cm" svg:viewBox="0 0 6920 4924" draw:points="2792,0 0,1948 434,3099 5812,4924 6661,4367 6920,3587 5740,1064 4084,95">
          <text:p/>
        </draw:polygon>
        <draw:polygon draw:style-name="gr42" draw:text-style-name="P39" draw:layer="layout" svg:width="4.195cm" svg:height="4.623cm" svg:x="119.61cm" svg:y="53.856cm" svg:viewBox="0 0 4196 4624" draw:points="251,2284 0,4371 678,4624 1296,4467 3721,3346 4196,2786 4005,2499 2337,222 1824,0">
          <text:p/>
        </draw:polygon>
        <draw:path draw:style-name="gr4" draw:text-style-name="P4" draw:layer="layout" svg:width="1.214cm" svg:height="0.685cm" svg:x="116.412cm" svg:y="55.452cm" svg:viewBox="0 0 1215 686" svg:d="M107 0h174c50 0 88 12 115 35 26 24 39 58 39 103 0 61-19 108-58 142s-94 51-165 51h-94l-43 223h-75zM171 61l-41 208h95c42 0 75-11 97-32 23-22 35-53 35-94 0-26-8-46-24-60-15-14-37-22-65-22zM846 316l-47 238h-69l14-63c-21 25-44 43-70 56-25 12-54 18-85 18-35 0-64-11-87-32-23-22-34-50-34-84 0-48 19-87 58-116 39-28 92-42 160-42h96l4-18c0-2 1-4 1-6 0-3 0-6 0-11 0-22-9-40-27-52s-44-18-76-18c-22 0-45 3-69 8-23 6-47 15-72 26l12-63c26-10 51-17 76-22 24-4 48-7 71-7 50 0 87 11 113 32 25 21 38 52 38 93 0 8-1 17-2 28s-3 23-5 35zM772 345h-69c-56 0-97 7-124 22-27 16-41 39-41 70 0 22 7 39 21 52 14 12 33 18 57 18 37 0 69-13 97-40 29-26 47-62 56-107zM1166 501c0-25-6-44-17-59-12-14-27-21-48-21-14 0-28 4-41 11s-24 17-34 31-18 31-23 50c-6 19-9 38-9 57 0 24 6 42 17 56 11 13 27 20 47 20 15 0 29-3 41-10 13-7 25-18 34-31 10-14 18-31 24-50s9-37 9-54zM1018 432c12-16 26-28 44-37s36-14 56-14c29 0 53 10 71 30 17 20 26 47 26 82 0 28-5 55-15 81-11 27-25 50-44 70-13 14-27 24-44 31-16 8-33 11-51 11s-35-4-49-13c-13-8-25-21-33-38l-9 44h-48l79-405h48z">
          <text:p/>
        </draw:path>
        <draw:path draw:style-name="gr4" draw:text-style-name="P4" draw:layer="layout" svg:width="1.214cm" svg:height="0.7cm" svg:x="117.532cm" svg:y="55.749cm" svg:viewBox="0 0 1215 701" svg:d="M110 0h177c52 0 91 12 118 36s41 59 41 105c0 62-20 110-60 145s-96 52-169 52h-96l-44 227h-77zM175 62l-41 213h96c43 0 77-11 100-33 23-23 35-54 35-96 0-26-8-47-24-61-16-15-38-23-66-23zM865 323l-48 242h-69l13-64c-21 25-45 44-71 57-26 12-56 18-88 18-36 0-65-11-89-33-23-22-34-50-34-85 0-49 20-89 59-117 40-29 94-44 164-44h98l3-18c1-2 1-4 2-7 0-2 0-6 0-11 0-22-9-40-28-52-18-13-45-19-78-19-22 0-46 3-70 9-23 5-48 14-73 26l12-65c26-10 52-17 77-22s49-7 73-7c51 0 89 11 115 32 26 22 39 54 39 95 0 8 0 18-2 29-1 12-3 24-5 36zM789 352h-70c-57 0-100 8-127 23-28 15-41 39-41 71 0 22 7 40 21 52 14 13 33 19 58 19 38 0 71-13 99-41 30-27 48-63 57-108zM1215 407l-10 48c-12-8-24-15-37-19s-27-6-41-6c-16 0-31 3-45 8-14 6-26 13-35 23-15 16-27 34-35 55-9 20-13 42-13 64 0 27 7 47 20 60 14 13 34 20 61 20 13 0 28-2 43-6s31-10 47-18l-9 48c-14 6-29 10-44 13s-30 4-46 4c-39 0-69-9-91-29-21-20-32-48-32-86 0-30 6-59 17-85s27-49 49-70c15-14 33-24 52-32 21-7 42-11 66-11 14 0 28 2 41 5 14 3 28 8 42 14z">
          <text:p/>
        </draw:path>
        <draw:path draw:style-name="gr4" draw:text-style-name="P4" draw:layer="layout" svg:width="1.211cm" svg:height="0.91cm" svg:x="121.05cm" svg:y="56.134cm" svg:viewBox="0 0 1212 911" svg:d="M125 0h199c59 0 103 14 133 41 31 27 46 66 46 119 0 70-22 124-67 163s-109 59-190 59h-109l-50 257h-87zM197 71l-46 240h109c49 0 86-13 113-38 26-25 39-61 39-107 0-30-9-54-27-70-17-17-42-25-75-25zM976 365l-53 274h-79l15-73c-23 28-50 50-79 64-30 14-63 21-99 21-42 0-75-12-101-37s-39-57-39-96c0-56 22-101 67-133 44-33 107-49 185-49h110l4-21c1-2 1-5 1-7 1-3 1-7 1-13 0-25-11-45-31-59-21-14-50-21-87-21-26 0-52 3-79 10-27 6-55 16-84 29l13-73c31-11 60-19 88-25 29-5 56-8 83-8 56 0 99 12 129 37 29 24 44 60 44 107 0 9-1 20-2 33-2 13-4 26-7 40zM891 398h-78c-65 0-113 8-144 26-31 17-47 44-47 80 0 25 8 45 24 59 17 14 39 21 66 21 43 0 81-15 113-46 31-30 53-71 63-123zM1132 447h55l-66 342-1 2c-7 38-16 64-25 78s-22 24-40 31c-17 7-37 11-61 11h-21l9-47h15c21 0 36-4 46-13 9-9 16-30 22-62zM1157 316h55l-13 70h-55z">
          <text:p/>
        </draw:path>
        <draw:line draw:style-name="gr6" draw:text-style-name="P7" draw:layer="layout" svg:x1="113.1cm" svg:y1="59.129cm" svg:x2="113.1cm" svg:y2="53.222cm">
          <text:p/>
        </draw:line>
        <draw:line draw:style-name="gr6" draw:text-style-name="P7" draw:layer="layout" svg:x1="124.778cm" svg:y1="59.129cm" svg:x2="124.778cm" svg:y2="53.222cm">
          <text:p/>
        </draw:line>
        <draw:line draw:style-name="gr6" draw:text-style-name="P7" draw:layer="layout" svg:x1="113.1cm" svg:y1="59.129cm" svg:x2="124.778cm" svg:y2="59.129cm">
          <text:p/>
        </draw:line>
        <draw:line draw:style-name="gr6" draw:text-style-name="P7" draw:layer="layout" svg:x1="113.1cm" svg:y1="53.222cm" svg:x2="124.778cm" svg:y2="53.222cm">
          <text:p/>
        </draw:line>
        <draw:polygon draw:style-name="gr1" draw:text-style-name="P1" draw:layer="layout" svg:width="11.678cm" svg:height="9.101cm" svg:x="127.113cm" svg:y="51.625cm" svg:viewBox="0 0 11679 9102" draw:points="0,9102 11679,9102 11679,0 0,0">
          <text:p/>
        </draw:polygon>
        <draw:polygon draw:style-name="gr52" draw:text-style-name="P47" draw:layer="layout" svg:width="9.731cm" svg:height="7.583cm" svg:x="128.087cm" svg:y="52.384cm" svg:viewBox="0 0 9732 7584" draw:points="9732,5047 5750,0 1313,1176 0,6919 3058,7584 9289,6413 9607,5753">
          <text:p/>
        </draw:polygon>
        <draw:path draw:style-name="gr4" draw:text-style-name="P4" draw:layer="layout" svg:width="1.199cm" svg:height="1.174cm" svg:x="133.04cm" svg:y="56.495cm" svg:viewBox="0 0 1200 1175" svg:d="M187 0h174l265 823 161-823h127l-187 959h-176l-264-827-161 827h-126zM1118 476h82l-20 105h-83zM1080 672h82l-98 503h-83z">
          <text:p/>
        </draw:path>
        <draw:line draw:style-name="gr6" draw:text-style-name="P7" draw:layer="layout" svg:x1="127.113cm" svg:y1="60.726cm" svg:x2="127.113cm" svg:y2="51.625cm">
          <text:p/>
        </draw:line>
        <draw:line draw:style-name="gr6" draw:text-style-name="P7" draw:layer="layout" svg:x1="138.791cm" svg:y1="60.726cm" svg:x2="138.791cm" svg:y2="51.625cm">
          <text:p/>
        </draw:line>
        <draw:line draw:style-name="gr6" draw:text-style-name="P7" draw:layer="layout" svg:x1="127.113cm" svg:y1="60.726cm" svg:x2="138.791cm" svg:y2="60.726cm">
          <text:p/>
        </draw:line>
        <draw:line draw:style-name="gr6" draw:text-style-name="P7" draw:layer="layout" svg:x1="127.113cm" svg:y1="51.625cm" svg:x2="138.791cm" svg:y2="51.625cm">
          <text:p/>
        </draw:line>
      </draw:page>
      <draw:page draw:name="page2" draw:style-name="dp1" draw:master-page-name="master-page3">
        <draw:polygon draw:style-name="gr1" draw:text-style-name="P1" draw:layer="layout" svg:width="6.246cm" svg:height="11.904cm" svg:x="3.712cm" svg:y="7.366cm" svg:viewBox="0 0 6247 11905" draw:points="0,11905 6247,11905 6247,0 0,0">
          <text:p/>
        </draw:polygon>
        <draw:polygon draw:style-name="gr2" draw:text-style-name="P2" draw:layer="layout" svg:width="0.731cm" svg:height="1.299cm" svg:x="4.232cm" svg:y="8.358cm" svg:viewBox="0 0 732 1300" draw:points="732,0 0,1300 456,1090">
          <text:p/>
        </draw:polygon>
        <draw:polygon draw:style-name="gr3" draw:text-style-name="P3" draw:layer="layout" svg:width="1.713cm" svg:height="1.853cm" svg:x="5.552cm" svg:y="16.425cm" svg:viewBox="0 0 1714 1854" draw:points="413,44 0,0 869,1343 1188,1722 1714,1854">
          <text:p/>
        </draw:polygon>
        <draw:polygon draw:style-name="gr5" draw:text-style-name="P5" draw:layer="layout" svg:width="0.529cm" svg:height="0.529cm" svg:x="6.211cm" svg:y="14.018cm" svg:viewBox="0 0 530 530" draw:points="176,530 353,530 353,354 530,354 530,177 353,177 353,0 176,0 176,177 0,177 0,354 176,354">
          <text:p/>
        </draw:polygon>
        <draw:polygon draw:style-name="gr5" draw:text-style-name="P5" draw:layer="layout" svg:width="0.529cm" svg:height="0.529cm" svg:x="6.396cm" svg:y="13.36cm" svg:viewBox="0 0 530 530" draw:points="176,530 354,530 354,354 530,354 530,178 354,178 354,0 176,0 176,178 0,178 0,354 176,354">
          <text:p/>
        </draw:polygon>
        <draw:polygon draw:style-name="gr5" draw:text-style-name="P5" draw:layer="layout" svg:width="0.53cm" svg:height="0.53cm" svg:x="9.172cm" svg:y="11.744cm" svg:viewBox="0 0 531 531" draw:points="178,531 354,531 354,354 531,354 531,178 354,178 354,0 178,0 178,178 0,178 0,354 178,354">
          <text:p/>
        </draw:polygon>
        <draw:line draw:style-name="gr6" draw:text-style-name="P7" draw:layer="layout" svg:x1="3.712cm" svg:y1="19.27cm" svg:x2="3.712cm" svg:y2="7.366cm">
          <text:p/>
        </draw:line>
        <draw:line draw:style-name="gr6" draw:text-style-name="P7" draw:layer="layout" svg:x1="9.958cm" svg:y1="19.27cm" svg:x2="9.958cm" svg:y2="7.366cm">
          <text:p/>
        </draw:line>
        <draw:line draw:style-name="gr6" draw:text-style-name="P7" draw:layer="layout" svg:x1="3.712cm" svg:y1="19.27cm" svg:x2="9.958cm" svg:y2="19.27cm">
          <text:p/>
        </draw:line>
        <draw:line draw:style-name="gr6" draw:text-style-name="P7" draw:layer="layout" svg:x1="3.712cm" svg:y1="7.366cm" svg:x2="9.958cm" svg:y2="7.366cm">
          <text:p/>
        </draw:line>
        <draw:polygon draw:style-name="gr1" draw:text-style-name="P1" draw:layer="layout" svg:width="11.678cm" svg:height="10.562cm" svg:x="15.009cm" svg:y="8.037cm" svg:viewBox="0 0 11679 10563" draw:points="0,10563 11679,10563 11679,0 0,0">
          <text:p/>
        </draw:polygon>
        <draw:polygon draw:style-name="gr7" draw:text-style-name="P8" draw:layer="layout" svg:width="4.494cm" svg:height="6.064cm" svg:x="21.219cm" svg:y="10.817cm" svg:viewBox="0 0 4495 6065" draw:points="3959,6065 4495,5054 4372,2061 3429,121 0,0 1507,6013">
          <text:p/>
        </draw:polygon>
        <draw:polygon draw:style-name="gr8" draw:text-style-name="P9" draw:layer="layout" svg:width="5.129cm" svg:height="8.802cm" svg:x="15.982cm" svg:y="8.917cm" svg:viewBox="0 0 5130 8803" draw:points="0,4687 3071,8803 5130,6733 4585,1450 1872,0 1728,81 751,1147">
          <text:p/>
        </draw:polygon>
        <draw:line draw:style-name="gr6" draw:text-style-name="P7" draw:layer="layout" svg:x1="15.009cm" svg:y1="18.599cm" svg:x2="15.009cm" svg:y2="8.037cm">
          <text:p/>
        </draw:line>
        <draw:line draw:style-name="gr6" draw:text-style-name="P7" draw:layer="layout" svg:x1="26.687cm" svg:y1="18.599cm" svg:x2="26.687cm" svg:y2="8.037cm">
          <text:p/>
        </draw:line>
        <draw:line draw:style-name="gr6" draw:text-style-name="P7" draw:layer="layout" svg:x1="15.009cm" svg:y1="18.599cm" svg:x2="26.687cm" svg:y2="18.599cm">
          <text:p/>
        </draw:line>
        <draw:line draw:style-name="gr6" draw:text-style-name="P7" draw:layer="layout" svg:x1="15.009cm" svg:y1="8.037cm" svg:x2="26.687cm" svg:y2="8.037cm">
          <text:p/>
        </draw:line>
        <draw:polygon draw:style-name="gr1" draw:text-style-name="P1" draw:layer="layout" svg:width="11.678cm" svg:height="7.404cm" svg:x="29.022cm" svg:y="9.616cm" svg:viewBox="0 0 11679 7405" draw:points="0,7405 11679,7405 11679,0 0,0">
          <text:p/>
        </draw:polygon>
        <draw:polygon draw:style-name="gr10" draw:text-style-name="P12" draw:layer="layout" svg:width="4.324cm" svg:height="5.095cm" svg:x="31.975cm" svg:y="10.233cm" svg:viewBox="0 0 4325 5096" draw:points="3645,5096 4325,1361 2203,538 555,0 22,2036 0,2498 755,4194 1622,5048">
          <text:p/>
        </draw:polygon>
        <draw:polygon draw:style-name="gr11" draw:text-style-name="P13" draw:layer="layout" svg:width="3.612cm" svg:height="5.937cm" svg:x="36.115cm" svg:y="10.466cm" svg:viewBox="0 0 3613 5938" draw:points="0,389 283,5938 2938,3727 3613,2988 2962,1978 938,0">
          <text:p/>
        </draw:polygon>
        <draw:polygon draw:style-name="gr5" draw:text-style-name="P5" draw:layer="layout" svg:width="0.529cm" svg:height="0.529cm" svg:x="32.439cm" svg:y="15.429cm" svg:viewBox="0 0 530 530" draw:points="177,530 353,530 353,354 530,354 530,176 353,176 353,0 177,0 177,176 0,176 0,354 177,354">
          <text:p/>
        </draw:polygon>
        <draw:polygon draw:style-name="gr5" draw:text-style-name="P5" draw:layer="layout" svg:width="0.529cm" svg:height="0.529cm" svg:x="29.731cm" svg:y="12.766cm" svg:viewBox="0 0 530 530" draw:points="177,530 353,530 353,354 530,354 530,176 353,176 353,0 177,0 177,176 0,176 0,354 177,354">
          <text:p/>
        </draw:polygon>
        <draw:line draw:style-name="gr6" draw:text-style-name="P7" draw:layer="layout" svg:x1="29.022cm" svg:y1="17.02cm" svg:x2="29.022cm" svg:y2="9.616cm">
          <text:p/>
        </draw:line>
        <draw:line draw:style-name="gr6" draw:text-style-name="P7" draw:layer="layout" svg:x1="40.7cm" svg:y1="17.02cm" svg:x2="40.7cm" svg:y2="9.616cm">
          <text:p/>
        </draw:line>
        <draw:line draw:style-name="gr6" draw:text-style-name="P7" draw:layer="layout" svg:x1="29.022cm" svg:y1="17.02cm" svg:x2="40.7cm" svg:y2="17.02cm">
          <text:p/>
        </draw:line>
        <draw:line draw:style-name="gr6" draw:text-style-name="P7" draw:layer="layout" svg:x1="29.022cm" svg:y1="9.616cm" svg:x2="40.7cm" svg:y2="9.616cm">
          <text:p/>
        </draw:line>
        <draw:polygon draw:style-name="gr1" draw:text-style-name="P1" draw:layer="layout" svg:width="11.626cm" svg:height="11.904cm" svg:x="43.061cm" svg:y="7.366cm" svg:viewBox="0 0 11627 11905" draw:points="0,11905 11627,11905 11627,0 0,0">
          <text:p/>
        </draw:polygon>
        <draw:polygon draw:style-name="gr12" draw:text-style-name="P14" draw:layer="layout" svg:width="7.385cm" svg:height="4.325cm" svg:x="44.029cm" svg:y="13.608cm" svg:viewBox="0 0 7386 4326" draw:points="725,0 0,403 3854,3923 7386,4326 7240,3611">
          <text:p/>
        </draw:polygon>
        <draw:polygon draw:style-name="gr13" draw:text-style-name="P15" draw:layer="layout" svg:width="6.022cm" svg:height="5.902cm" svg:x="47.696cm" svg:y="12.376cm" svg:viewBox="0 0 6023 5903" draw:points="0,4379 3292,5798 4278,5903 4998,4235 6023,1314 4762,0 4075,207 671,3094">
          <text:p/>
        </draw:polygon>
        <draw:polygon draw:style-name="gr5" draw:text-style-name="P5" draw:layer="layout" svg:width="0.529cm" svg:height="0.529cm" svg:x="50.539cm" svg:y="8.093cm" svg:viewBox="0 0 530 530" draw:points="176,530 353,530 353,354 530,354 530,177 353,177 353,0 176,0 176,177 0,177 0,354 176,354">
          <text:p/>
        </draw:polygon>
        <draw:line draw:style-name="gr6" draw:text-style-name="P7" draw:layer="layout" svg:x1="43.061cm" svg:y1="19.27cm" svg:x2="43.061cm" svg:y2="7.366cm">
          <text:p/>
        </draw:line>
        <draw:line draw:style-name="gr6" draw:text-style-name="P7" draw:layer="layout" svg:x1="54.687cm" svg:y1="19.27cm" svg:x2="54.687cm" svg:y2="7.366cm">
          <text:p/>
        </draw:line>
        <draw:line draw:style-name="gr6" draw:text-style-name="P7" draw:layer="layout" svg:x1="43.061cm" svg:y1="19.27cm" svg:x2="54.687cm" svg:y2="19.27cm">
          <text:p/>
        </draw:line>
        <draw:line draw:style-name="gr6" draw:text-style-name="P7" draw:layer="layout" svg:x1="43.061cm" svg:y1="7.366cm" svg:x2="54.687cm" svg:y2="7.366cm">
          <text:p/>
        </draw:line>
        <draw:polygon draw:style-name="gr1" draw:text-style-name="P1" draw:layer="layout" svg:width="6.704cm" svg:height="11.904cm" svg:x="59.535cm" svg:y="7.366cm" svg:viewBox="0 0 6705 11905" draw:points="0,11905 6705,11905 6705,0 0,0">
          <text:p/>
        </draw:polygon>
        <draw:polygon draw:style-name="gr14" draw:text-style-name="P16" draw:layer="layout" svg:width="1.376cm" svg:height="3.771cm" svg:x="60.658cm" svg:y="8.358cm" svg:viewBox="0 0 1377 3772" draw:points="0,3772 1377,1444 822,0">
          <text:p/>
        </draw:polygon>
        <draw:polygon draw:style-name="gr15" draw:text-style-name="P17" draw:layer="layout" svg:width="5.588cm" svg:height="5.021cm" svg:x="60.093cm" svg:y="13.257cm" svg:viewBox="0 0 5589 5022" draw:points="0,2053 2301,4635 3117,5022 5169,2316 5589,1747 3302,453 1849,0 635,1084">
          <text:p/>
        </draw:polygon>
        <draw:polygon draw:style-name="gr5" draw:text-style-name="P5" draw:layer="layout" svg:width="0.529cm" svg:height="0.529cm" svg:x="60.183cm" svg:y="15.762cm" svg:viewBox="0 0 530 530" draw:points="176,530 352,530 352,353 530,353 530,177 352,177 352,0 176,0 176,177 0,177 0,353 176,353">
          <text:p/>
        </draw:polygon>
        <draw:polygon draw:style-name="gr5" draw:text-style-name="P5" draw:layer="layout" svg:width="0.53cm" svg:height="0.529cm" svg:x="64.354cm" svg:y="11.564cm" svg:viewBox="0 0 531 530" draw:points="177,530 353,530 353,354 531,354 531,176 353,176 353,0 177,0 177,176 0,176 0,354 177,354">
          <text:p/>
        </draw:polygon>
        <draw:polygon draw:style-name="gr5" draw:text-style-name="P5" draw:layer="layout" svg:width="0.529cm" svg:height="0.53cm" svg:x="63.177cm" svg:y="12.217cm" svg:viewBox="0 0 530 531" draw:points="178,531 354,531 354,354 530,354 530,177 354,177 354,0 178,0 178,177 0,177 0,354 178,354">
          <text:p/>
        </draw:polygon>
        <draw:line draw:style-name="gr6" draw:text-style-name="P7" draw:layer="layout" svg:x1="59.535cm" svg:y1="19.27cm" svg:x2="59.535cm" svg:y2="7.366cm">
          <text:p/>
        </draw:line>
        <draw:line draw:style-name="gr6" draw:text-style-name="P7" draw:layer="layout" svg:x1="66.239cm" svg:y1="19.27cm" svg:x2="66.239cm" svg:y2="7.366cm">
          <text:p/>
        </draw:line>
        <draw:line draw:style-name="gr6" draw:text-style-name="P7" draw:layer="layout" svg:x1="59.535cm" svg:y1="19.27cm" svg:x2="66.239cm" svg:y2="19.27cm">
          <text:p/>
        </draw:line>
        <draw:line draw:style-name="gr6" draw:text-style-name="P7" draw:layer="layout" svg:x1="59.535cm" svg:y1="7.366cm" svg:x2="66.239cm" svg:y2="7.366cm">
          <text:p/>
        </draw:line>
        <draw:polygon draw:style-name="gr1" draw:text-style-name="P1" draw:layer="layout" svg:width="11.678cm" svg:height="10.475cm" svg:x="71.061cm" svg:y="8.08cm" svg:viewBox="0 0 11679 10476" draw:points="0,10476 11679,10476 11679,0 0,0">
          <text:p/>
        </draw:polygon>
        <draw:polygon draw:style-name="gr16" draw:text-style-name="P18" draw:layer="layout" svg:width="8.333cm" svg:height="8.729cm" svg:x="72.034cm" svg:y="8.953cm" svg:viewBox="0 0 8334 8730" draw:points="5552,8730 8334,3191 8247,2353 5669,0 2351,120 0,3352 1181,6291">
          <text:p/>
        </draw:polygon>
        <draw:polygon draw:style-name="gr5" draw:text-style-name="P5" draw:layer="layout" svg:width="0.529cm" svg:height="0.529cm" svg:x="81.501cm" svg:y="16.199cm" svg:viewBox="0 0 530 530" draw:points="176,530 354,530 354,353 530,353 530,176 354,176 354,0 176,0 176,176 0,176 0,353 176,353">
          <text:p/>
        </draw:polygon>
        <draw:polygon draw:style-name="gr5" draw:text-style-name="P5" draw:layer="layout" svg:width="0.53cm" svg:height="0.529cm" svg:x="75.016cm" svg:y="14.512cm" svg:viewBox="0 0 531 530" draw:points="177,530 353,530 353,354 531,354 531,177 353,177 353,0 177,0 177,177 0,177 0,354 177,354">
          <text:p/>
        </draw:polygon>
        <draw:line draw:style-name="gr6" draw:text-style-name="P7" draw:layer="layout" svg:x1="71.061cm" svg:y1="18.555cm" svg:x2="71.061cm" svg:y2="8.08cm">
          <text:p/>
        </draw:line>
        <draw:line draw:style-name="gr6" draw:text-style-name="P7" draw:layer="layout" svg:x1="82.739cm" svg:y1="18.555cm" svg:x2="82.739cm" svg:y2="8.08cm">
          <text:p/>
        </draw:line>
        <draw:line draw:style-name="gr6" draw:text-style-name="P7" draw:layer="layout" svg:x1="71.061cm" svg:y1="18.555cm" svg:x2="82.739cm" svg:y2="18.555cm">
          <text:p/>
        </draw:line>
        <draw:line draw:style-name="gr6" draw:text-style-name="P7" draw:layer="layout" svg:x1="71.061cm" svg:y1="8.08cm" svg:x2="82.739cm" svg:y2="8.08cm">
          <text:p/>
        </draw:line>
        <draw:polygon draw:style-name="gr1" draw:text-style-name="P1" draw:layer="layout" svg:width="11.678cm" svg:height="10.941cm" svg:x="85.156cm" svg:y="7.602cm" svg:viewBox="0 0 11679 10942" draw:points="0,10942 11679,10942 11679,0 0,0">
          <text:p/>
        </draw:polygon>
        <draw:polygon draw:style-name="gr17" draw:text-style-name="P19" draw:layer="layout" svg:width="1.132cm" svg:height="2.063cm" svg:x="93.003cm" svg:y="8.759cm" svg:viewBox="0 0 1133 2064" draw:points="272,0 0,1276 914,2064 1133,1731">
          <text:p/>
        </draw:polygon>
        <draw:polygon draw:style-name="gr18" draw:text-style-name="P20" draw:layer="layout" svg:width="1.538cm" svg:height="0.51cm" svg:x="90.438cm" svg:y="10.404cm" svg:viewBox="0 0 1539 511" draw:points="1539,305 0,0 1391,511">
          <text:p/>
        </draw:polygon>
        <draw:polygon draw:style-name="gr5" draw:text-style-name="P5" draw:layer="layout" svg:width="0.529cm" svg:height="0.53cm" svg:x="85.783cm" svg:y="10.842cm" svg:viewBox="0 0 530 531" draw:points="176,531 354,531 354,354 530,354 530,178 354,178 354,0 176,0 176,178 0,178 0,354 176,354">
          <text:p/>
        </draw:polygon>
        <draw:polygon draw:style-name="gr5" draw:text-style-name="P5" draw:layer="layout" svg:width="0.529cm" svg:height="0.529cm" svg:x="95.514cm" svg:y="17.612cm" svg:viewBox="0 0 530 530" draw:points="177,530 353,530 353,354 530,354 530,178 353,178 353,0 177,0 177,178 0,178 0,354 177,354">
          <text:p/>
        </draw:polygon>
        <draw:line draw:style-name="gr6" draw:text-style-name="P7" draw:layer="layout" svg:x1="85.074cm" svg:y1="18.788cm" svg:x2="85.074cm" svg:y2="7.847cm">
          <text:p/>
        </draw:line>
        <draw:line draw:style-name="gr6" draw:text-style-name="P7" draw:layer="layout" svg:x1="96.752cm" svg:y1="18.788cm" svg:x2="96.752cm" svg:y2="7.847cm">
          <text:p/>
        </draw:line>
        <draw:line draw:style-name="gr6" draw:text-style-name="P7" draw:layer="layout" svg:x1="85.074cm" svg:y1="18.788cm" svg:x2="96.752cm" svg:y2="18.788cm">
          <text:p/>
        </draw:line>
        <draw:line draw:style-name="gr6" draw:text-style-name="P7" draw:layer="layout" svg:x1="85.074cm" svg:y1="7.847cm" svg:x2="96.752cm" svg:y2="7.847cm">
          <text:p/>
        </draw:line>
        <draw:polygon draw:style-name="gr1" draw:text-style-name="P1" draw:layer="layout" svg:width="10.55cm" svg:height="11.904cm" svg:x="99.774cm" svg:y="7.243cm" svg:viewBox="0 0 10551 11905" draw:points="0,11905 10551,11905 10551,0 0,0">
          <text:p/>
        </draw:polygon>
        <draw:polygon draw:style-name="gr19" draw:text-style-name="P21" draw:layer="layout" svg:width="2.721cm" svg:height="4.338cm" svg:x="105.9cm" svg:y="8.358cm" svg:viewBox="0 0 2722 4339" draw:points="2722,0 0,4339 2211,1265">
          <text:p/>
        </draw:polygon>
        <draw:polygon draw:style-name="gr20" draw:text-style-name="P7" draw:layer="layout" svg:width="2.721cm" svg:height="4.338cm" svg:x="105.9cm" svg:y="8.358cm" svg:viewBox="0 0 2722 4339" draw:points="2722,0 0,4339 2211,1265">
          <text:p/>
        </draw:polygon>
        <draw:polygon draw:style-name="gr21" draw:text-style-name="P22" draw:layer="layout" svg:width="8.792cm" svg:height="8.787cm" svg:x="100.53cm" svg:y="9.491cm" svg:viewBox="0 0 8793 8788" draw:points="1321,0 0,3649 532,5192 2427,6944 3858,7862 5351,8788 7515,7287 8793,4259 5554,2285 1705,107">
          <text:p/>
        </draw:polygon>
        <draw:line draw:style-name="gr6" draw:text-style-name="P7" draw:layer="layout" svg:x1="99.651cm" svg:y1="19.27cm" svg:x2="99.651cm" svg:y2="7.366cm">
          <text:p/>
        </draw:line>
        <draw:line draw:style-name="gr6" draw:text-style-name="P7" draw:layer="layout" svg:x1="110.201cm" svg:y1="19.27cm" svg:x2="110.201cm" svg:y2="7.366cm">
          <text:p/>
        </draw:line>
        <draw:line draw:style-name="gr6" draw:text-style-name="P7" draw:layer="layout" svg:x1="99.651cm" svg:y1="19.27cm" svg:x2="110.201cm" svg:y2="19.27cm">
          <text:p/>
        </draw:line>
        <draw:line draw:style-name="gr6" draw:text-style-name="P7" draw:layer="layout" svg:x1="99.651cm" svg:y1="7.366cm" svg:x2="110.201cm" svg:y2="7.366cm">
          <text:p/>
        </draw:line>
        <draw:polygon draw:style-name="gr1" draw:text-style-name="P1" draw:layer="layout" svg:width="11.678cm" svg:height="9.02cm" svg:x="113.1cm" svg:y="8.808cm" svg:viewBox="0 0 11679 9021" draw:points="0,9021 11679,9021 11679,0 0,0">
          <text:p/>
        </draw:polygon>
        <draw:polygon draw:style-name="gr14" draw:text-style-name="P16" draw:layer="layout" svg:width="0.895cm" svg:height="1.547cm" svg:x="114.074cm" svg:y="15.529cm" svg:viewBox="0 0 896 1548" draw:points="896,151 722,0 117,403 0,645 63,1207 399,1548 618,1511 747,1452 863,1049">
          <text:p/>
        </draw:polygon>
        <draw:polygon draw:style-name="gr5" draw:text-style-name="P5" draw:layer="layout" svg:width="0.529cm" svg:height="0.529cm" svg:x="123.54cm" svg:y="9.295cm" svg:viewBox="0 0 530 530" draw:points="177,530 353,530 353,353 530,353 530,176 353,176 353,0 177,0 177,176 0,176 0,353 177,353">
          <text:p/>
        </draw:polygon>
        <draw:line draw:style-name="gr6" draw:text-style-name="P7" draw:layer="layout" svg:x1="113.1cm" svg:y1="17.828cm" svg:x2="113.1cm" svg:y2="8.808cm">
          <text:p/>
        </draw:line>
        <draw:line draw:style-name="gr6" draw:text-style-name="P7" draw:layer="layout" svg:x1="124.778cm" svg:y1="17.828cm" svg:x2="124.778cm" svg:y2="8.808cm">
          <text:p/>
        </draw:line>
        <draw:line draw:style-name="gr6" draw:text-style-name="P7" draw:layer="layout" svg:x1="113.1cm" svg:y1="17.828cm" svg:x2="124.778cm" svg:y2="17.828cm">
          <text:p/>
        </draw:line>
        <draw:line draw:style-name="gr6" draw:text-style-name="P7" draw:layer="layout" svg:x1="113.1cm" svg:y1="8.808cm" svg:x2="124.778cm" svg:y2="8.808cm">
          <text:p/>
        </draw:line>
        <draw:polygon draw:style-name="gr1" draw:text-style-name="P1" draw:layer="layout" svg:width="9.572cm" svg:height="11.904cm" svg:x="128.166cm" svg:y="7.366cm" svg:viewBox="0 0 9573 11905" draw:points="0,11905 9573,11905 9573,0 0,0">
          <text:p/>
        </draw:polygon>
        <draw:polygon draw:style-name="gr22" draw:text-style-name="P23" draw:layer="layout" svg:width="5.087cm" svg:height="4.388cm" svg:x="128.964cm" svg:y="8.358cm" svg:viewBox="0 0 5088 4389" draw:points="0,2201 2944,4389 4961,3190 5088,1600 2784,0 460,1709">
          <text:p/>
        </draw:polygon>
        <draw:polygon draw:style-name="gr11" draw:text-style-name="P13" draw:layer="layout" svg:width="3.186cm" svg:height="4.084cm" svg:x="133.754cm" svg:y="14.194cm" svg:viewBox="0 0 3187 4085" draw:points="1553,0 0,4085 1636,3872 2597,3651 3187,2013">
          <text:p/>
        </draw:polygon>
        <draw:line draw:style-name="gr6" draw:text-style-name="P7" draw:layer="layout" svg:x1="128.166cm" svg:y1="19.27cm" svg:x2="128.166cm" svg:y2="7.366cm">
          <text:p/>
        </draw:line>
        <draw:line draw:style-name="gr6" draw:text-style-name="P7" draw:layer="layout" svg:x1="137.738cm" svg:y1="19.27cm" svg:x2="137.738cm" svg:y2="7.366cm">
          <text:p/>
        </draw:line>
        <draw:line draw:style-name="gr6" draw:text-style-name="P7" draw:layer="layout" svg:x1="128.166cm" svg:y1="19.27cm" svg:x2="137.738cm" svg:y2="19.27cm">
          <text:p/>
        </draw:line>
        <draw:line draw:style-name="gr6" draw:text-style-name="P7" draw:layer="layout" svg:x1="128.166cm" svg:y1="7.366cm" svg:x2="137.738cm" svg:y2="7.366cm">
          <text:p/>
        </draw:line>
        <draw:polygon draw:style-name="gr1" draw:text-style-name="P1" draw:layer="layout" svg:width="9.01cm" svg:height="11.905cm" svg:x="2.33cm" svg:y="21.651cm" svg:viewBox="0 0 9011 11906" draw:points="0,11906 9011,11906 9011,0 0,0">
          <text:p/>
        </draw:polygon>
        <draw:polygon draw:style-name="gr23" draw:text-style-name="P24" draw:layer="layout" svg:width="5.688cm" svg:height="5.825cm" svg:x="3.081cm" svg:y="22.643cm" svg:viewBox="0 0 5689 5826" draw:points="2001,0 0,2717 695,3683 968,3887 4459,5696 5689,5826 5627,4465 4345,1379 3499,328">
          <text:p/>
        </draw:polygon>
        <draw:polygon draw:style-name="gr5" draw:text-style-name="P5" draw:layer="layout" svg:width="0.53cm" svg:height="0.529cm" svg:x="10.324cm" svg:y="32.3cm" svg:viewBox="0 0 531 530" draw:points="177,530 353,530 353,353 531,353 531,176 353,176 353,0 177,0 177,176 0,176 0,353 177,353">
          <text:p/>
        </draw:polygon>
        <draw:line draw:style-name="gr6" draw:text-style-name="P7" draw:layer="layout" svg:x1="2.33cm" svg:y1="33.556cm" svg:x2="2.33cm" svg:y2="21.651cm">
          <text:p/>
        </draw:line>
        <draw:line draw:style-name="gr6" draw:text-style-name="P7" draw:layer="layout" svg:x1="11.34cm" svg:y1="33.556cm" svg:x2="11.34cm" svg:y2="21.651cm">
          <text:p/>
        </draw:line>
        <draw:line draw:style-name="gr6" draw:text-style-name="P7" draw:layer="layout" svg:x1="2.33cm" svg:y1="33.556cm" svg:x2="11.34cm" svg:y2="33.556cm">
          <text:p/>
        </draw:line>
        <draw:line draw:style-name="gr6" draw:text-style-name="P7" draw:layer="layout" svg:x1="2.33cm" svg:y1="21.651cm" svg:x2="11.34cm" svg:y2="21.651cm">
          <text:p/>
        </draw:line>
        <draw:polygon draw:style-name="gr1" draw:text-style-name="P1" draw:layer="layout" svg:width="8.262cm" svg:height="11.905cm" svg:x="16.717cm" svg:y="21.651cm" svg:viewBox="0 0 8263 11906" draw:points="0,11906 8263,11906 8263,0 0,0">
          <text:p/>
        </draw:polygon>
        <draw:polygon draw:style-name="gr24" draw:text-style-name="P25" draw:layer="layout" svg:width="6.885cm" svg:height="9.921cm" svg:x="17.405cm" svg:y="22.643cm" svg:viewBox="0 0 6886 9922" draw:points="5483,9922 6886,3516 6251,2247 4093,114 3961,0 0,1361 4592,9667">
          <text:p/>
        </draw:polygon>
        <draw:line draw:style-name="gr6" draw:text-style-name="P7" draw:layer="layout" svg:x1="16.717cm" svg:y1="33.556cm" svg:x2="16.717cm" svg:y2="21.651cm">
          <text:p/>
        </draw:line>
        <draw:line draw:style-name="gr6" draw:text-style-name="P7" draw:layer="layout" svg:x1="24.979cm" svg:y1="33.556cm" svg:x2="24.979cm" svg:y2="21.651cm">
          <text:p/>
        </draw:line>
        <draw:line draw:style-name="gr6" draw:text-style-name="P7" draw:layer="layout" svg:x1="16.717cm" svg:y1="33.556cm" svg:x2="24.979cm" svg:y2="33.556cm">
          <text:p/>
        </draw:line>
        <draw:line draw:style-name="gr6" draw:text-style-name="P7" draw:layer="layout" svg:x1="16.717cm" svg:y1="21.651cm" svg:x2="24.979cm" svg:y2="21.651cm">
          <text:p/>
        </draw:line>
        <draw:polygon draw:style-name="gr1" draw:text-style-name="P1" draw:layer="layout" svg:width="10.15cm" svg:height="11.905cm" svg:x="29.786cm" svg:y="21.651cm" svg:viewBox="0 0 10151 11906" draw:points="0,11906 10151,11906 10151,0 0,0">
          <text:p/>
        </draw:polygon>
        <draw:polygon draw:style-name="gr25" draw:text-style-name="P26" draw:layer="layout" svg:width="7.108cm" svg:height="9.093cm" svg:x="30.632cm" svg:y="22.643cm" svg:viewBox="0 0 7109 9094" draw:points="0,6297 6794,9094 7109,2931 2983,0 2029,937">
          <text:p/>
        </draw:polygon>
        <draw:polygon draw:style-name="gr26" draw:text-style-name="P27" draw:layer="layout" svg:width="7.667cm" svg:height="8.64cm" svg:x="31.423cm" svg:y="23.924cm" svg:viewBox="0 0 7668 8641" draw:points="4254,0 0,2269 653,5886 3686,8641 7668,7877 6357,1276">
          <text:p/>
        </draw:polygon>
        <draw:polygon draw:style-name="gr27" draw:text-style-name="P7" draw:layer="layout" svg:width="7.667cm" svg:height="8.64cm" svg:x="31.423cm" svg:y="23.924cm" svg:viewBox="0 0 7668 8641" draw:points="4254,0 0,2269 653,5886 3686,8641 7668,7877 6357,1276">
          <text:p/>
        </draw:polygon>
        <draw:line draw:style-name="gr6" draw:text-style-name="P7" draw:layer="layout" svg:x1="29.786cm" svg:y1="33.556cm" svg:x2="29.786cm" svg:y2="21.651cm">
          <text:p/>
        </draw:line>
        <draw:line draw:style-name="gr6" draw:text-style-name="P7" draw:layer="layout" svg:x1="39.936cm" svg:y1="33.556cm" svg:x2="39.936cm" svg:y2="21.651cm">
          <text:p/>
        </draw:line>
        <draw:line draw:style-name="gr6" draw:text-style-name="P7" draw:layer="layout" svg:x1="29.786cm" svg:y1="33.556cm" svg:x2="39.936cm" svg:y2="33.556cm">
          <text:p/>
        </draw:line>
        <draw:line draw:style-name="gr6" draw:text-style-name="P7" draw:layer="layout" svg:x1="29.786cm" svg:y1="21.651cm" svg:x2="39.936cm" svg:y2="21.651cm">
          <text:p/>
        </draw:line>
        <draw:polygon draw:style-name="gr1" draw:text-style-name="P1" draw:layer="layout" svg:width="11.678cm" svg:height="6.711cm" svg:x="43.035cm" svg:y="24.248cm" svg:viewBox="0 0 11679 6712" draw:points="0,6712 11679,6712 11679,0 0,0">
          <text:p/>
        </draw:polygon>
        <draw:polygon draw:style-name="gr28" draw:text-style-name="P28" draw:layer="layout" svg:width="0.548cm" svg:height="1.754cm" svg:x="44.008cm" svg:y="24.808cm" svg:viewBox="0 0 549 1755" draw:points="549,1755 0,0 100,786">
          <text:p/>
        </draw:polygon>
        <draw:polygon draw:style-name="gr13" draw:text-style-name="P15" draw:layer="layout" svg:width="4.435cm" svg:height="1.459cm" svg:x="49.276cm" svg:y="28.941cm" svg:viewBox="0 0 4436 1460" draw:points="0,723 4436,1460 1263,0">
          <text:p/>
        </draw:polygon>
        <draw:polygon draw:style-name="gr5" draw:text-style-name="P5" draw:layer="layout" svg:width="0.529cm" svg:height="0.529cm" svg:x="53.475cm" svg:y="26.539cm" svg:viewBox="0 0 530 530" draw:points="176,530 354,530 354,354 530,354 530,178 354,178 354,0 176,0 176,178 0,178 0,354 176,354">
          <text:p/>
        </draw:polygon>
        <draw:line draw:style-name="gr6" draw:text-style-name="P7" draw:layer="layout" svg:x1="43.035cm" svg:y1="30.959cm" svg:x2="43.035cm" svg:y2="24.248cm">
          <text:p/>
        </draw:line>
        <draw:line draw:style-name="gr6" draw:text-style-name="P7" draw:layer="layout" svg:x1="54.713cm" svg:y1="30.959cm" svg:x2="54.713cm" svg:y2="24.248cm">
          <text:p/>
        </draw:line>
        <draw:line draw:style-name="gr6" draw:text-style-name="P7" draw:layer="layout" svg:x1="43.035cm" svg:y1="30.959cm" svg:x2="54.713cm" svg:y2="30.959cm">
          <text:p/>
        </draw:line>
        <draw:polygon draw:style-name="gr1" draw:text-style-name="P1" draw:layer="layout" svg:width="8.372cm" svg:height="11.905cm" svg:x="58.701cm" svg:y="21.529cm" svg:viewBox="0 0 8373 11906" draw:points="0,11906 8373,11906 8373,0 0,0">
          <text:p/>
        </draw:polygon>
        <draw:polygon draw:style-name="gr29" draw:text-style-name="P29" draw:layer="layout" svg:width="6.976cm" svg:height="6.305cm" svg:x="59.399cm" svg:y="22.643cm" svg:viewBox="0 0 6977 6306" draw:points="0,2379 98,4947 4431,6306 6977,5072 3628,87 2436,0 1087,1274">
          <text:p/>
        </draw:polygon>
        <draw:polygon draw:style-name="gr5" draw:text-style-name="P5" draw:layer="layout" svg:width="0.53cm" svg:height="0.529cm" svg:x="59.691cm" svg:y="32.3cm" svg:viewBox="0 0 531 530" draw:points="177,530 354,530 354,353 531,353 531,176 354,176 354,0 177,0 177,176 0,176 0,353 177,353">
          <text:p/>
        </draw:polygon>
        <draw:line draw:style-name="gr6" draw:text-style-name="P7" draw:layer="layout" svg:x1="58.701cm" svg:y1="33.556cm" svg:x2="58.701cm" svg:y2="21.651cm">
          <text:p/>
        </draw:line>
        <draw:line draw:style-name="gr6" draw:text-style-name="P7" draw:layer="layout" svg:x1="67.073cm" svg:y1="33.556cm" svg:x2="67.073cm" svg:y2="21.651cm">
          <text:p/>
        </draw:line>
        <draw:line draw:style-name="gr6" draw:text-style-name="P7" draw:layer="layout" svg:x1="58.701cm" svg:y1="33.556cm" svg:x2="67.073cm" svg:y2="33.556cm">
          <text:p/>
        </draw:line>
        <draw:line draw:style-name="gr6" draw:text-style-name="P7" draw:layer="layout" svg:x1="58.701cm" svg:y1="21.651cm" svg:x2="67.073cm" svg:y2="21.651cm">
          <text:p/>
        </draw:line>
        <draw:polygon draw:style-name="gr1" draw:text-style-name="P1" draw:layer="layout" svg:width="11.678cm" svg:height="7.74cm" svg:x="71.061cm" svg:y="23.734cm" svg:viewBox="0 0 11679 7741" draw:points="0,7741 11679,7741 11679,0 0,0">
          <text:p/>
        </draw:polygon>
        <draw:polygon draw:style-name="gr12" draw:text-style-name="P14" draw:layer="layout" svg:width="9.732cm" svg:height="6.45cm" svg:x="72.034cm" svg:y="24.379cm" svg:viewBox="0 0 9733 6451" draw:points="0,3001 6541,6451 9057,1974 9733,531 2713,0 1827,504">
          <text:p/>
        </draw:polygon>
        <draw:line draw:style-name="gr6" draw:text-style-name="P7" draw:layer="layout" svg:x1="71.061cm" svg:y1="31.474cm" svg:x2="71.061cm" svg:y2="23.734cm">
          <text:p/>
        </draw:line>
        <draw:line draw:style-name="gr6" draw:text-style-name="P7" draw:layer="layout" svg:x1="82.739cm" svg:y1="31.474cm" svg:x2="82.739cm" svg:y2="23.734cm">
          <text:p/>
        </draw:line>
        <draw:line draw:style-name="gr6" draw:text-style-name="P7" draw:layer="layout" svg:x1="71.061cm" svg:y1="31.474cm" svg:x2="82.739cm" svg:y2="31.474cm">
          <text:p/>
        </draw:line>
        <draw:line draw:style-name="gr6" draw:text-style-name="P7" draw:layer="layout" svg:x1="71.061cm" svg:y1="23.734cm" svg:x2="82.739cm" svg:y2="23.734cm">
          <text:p/>
        </draw:line>
        <draw:polygon draw:style-name="gr1" draw:text-style-name="P1" draw:layer="layout" svg:width="8.206cm" svg:height="11.905cm" svg:x="86.81cm" svg:y="21.651cm" svg:viewBox="0 0 8207 11906" draw:points="0,11906 8207,11906 8207,0 0,0">
          <text:p/>
        </draw:polygon>
        <draw:polygon draw:style-name="gr30" draw:text-style-name="P30" draw:layer="layout" svg:width="5.35cm" svg:height="5.788cm" svg:x="88.982cm" svg:y="26.776cm" svg:viewBox="0 0 5351 5789" draw:points="0,0 558,3564 2803,5789 3785,5126 5123,4120 5351,3424 5132,2175 4969,1967 2144,208">
          <text:p/>
        </draw:polygon>
        <draw:polygon draw:style-name="gr31" draw:text-style-name="P27" draw:layer="layout" svg:width="5.426cm" svg:height="4.756cm" svg:x="88.273cm" svg:y="24.534cm" svg:viewBox="0 0 5427 4757" draw:points="1298,0 0,2854 930,4631 5427,4757">
          <text:p/>
        </draw:polygon>
        <draw:polygon draw:style-name="gr32" draw:text-style-name="P31" draw:layer="layout" svg:width="4.547cm" svg:height="4.607cm" svg:x="89.65cm" svg:y="27.582cm" svg:viewBox="0 0 4548 4608" draw:points="1882,67 0,1591 1181,3701 1734,4608 3782,4369 4548,3175 4359,517 3594,0">
          <text:p/>
        </draw:polygon>
        <draw:polygon draw:style-name="gr5" draw:text-style-name="P5" draw:layer="layout" svg:width="0.529cm" svg:height="0.529cm" svg:x="87.229cm" svg:y="22.379cm" svg:viewBox="0 0 530 530" draw:points="177,530 354,530 354,354 530,354 530,177 354,177 354,0 177,0 177,177 0,177 0,354 177,354">
          <text:p/>
        </draw:polygon>
        <draw:line draw:style-name="gr6" draw:text-style-name="P7" draw:layer="layout" svg:x1="86.81cm" svg:y1="33.556cm" svg:x2="86.81cm" svg:y2="21.651cm">
          <text:p/>
        </draw:line>
        <draw:line draw:style-name="gr6" draw:text-style-name="P7" draw:layer="layout" svg:x1="95.016cm" svg:y1="33.556cm" svg:x2="95.016cm" svg:y2="21.651cm">
          <text:p/>
        </draw:line>
        <draw:line draw:style-name="gr6" draw:text-style-name="P7" draw:layer="layout" svg:x1="86.81cm" svg:y1="33.556cm" svg:x2="95.016cm" svg:y2="33.556cm">
          <text:p/>
        </draw:line>
        <draw:line draw:style-name="gr6" draw:text-style-name="P7" draw:layer="layout" svg:x1="86.81cm" svg:y1="21.651cm" svg:x2="95.016cm" svg:y2="21.651cm">
          <text:p/>
        </draw:line>
        <draw:polygon draw:style-name="gr1" draw:text-style-name="P1" draw:layer="layout" svg:width="10.972cm" svg:height="11.905cm" svg:x="99.44cm" svg:y="21.651cm" svg:viewBox="0 0 10973 11906" draw:points="0,11906 10973,11906 10973,0 0,0">
          <text:p/>
        </draw:polygon>
        <draw:polygon draw:style-name="gr28" draw:text-style-name="P28" draw:layer="layout" svg:width="9.142cm" svg:height="9.921cm" svg:x="100.355cm" svg:y="22.643cm" svg:viewBox="0 0 9143 9922" draw:points="5335,70 0,9922 7888,6651 9143,4020 8512,92 7731,0">
          <text:p/>
        </draw:polygon>
        <draw:line draw:style-name="gr6" draw:text-style-name="P7" draw:layer="layout" svg:x1="99.44cm" svg:y1="33.556cm" svg:x2="99.44cm" svg:y2="21.651cm">
          <text:p/>
        </draw:line>
        <draw:line draw:style-name="gr6" draw:text-style-name="P7" draw:layer="layout" svg:x1="110.412cm" svg:y1="33.556cm" svg:x2="110.412cm" svg:y2="21.651cm">
          <text:p/>
        </draw:line>
        <draw:line draw:style-name="gr6" draw:text-style-name="P7" draw:layer="layout" svg:x1="99.44cm" svg:y1="33.556cm" svg:x2="110.412cm" svg:y2="33.556cm">
          <text:p/>
        </draw:line>
        <draw:line draw:style-name="gr6" draw:text-style-name="P7" draw:layer="layout" svg:x1="99.44cm" svg:y1="21.651cm" svg:x2="110.412cm" svg:y2="21.651cm">
          <text:p/>
        </draw:line>
        <draw:polygon draw:style-name="gr1" draw:text-style-name="P1" draw:layer="layout" svg:width="8.425cm" svg:height="11.905cm" svg:x="114.727cm" svg:y="21.651cm" svg:viewBox="0 0 8426 11906" draw:points="0,11906 8426,11906 8426,0 0,0">
          <text:p/>
        </draw:polygon>
        <draw:polygon draw:style-name="gr35" draw:text-style-name="P32" draw:layer="layout" svg:width="7.021cm" svg:height="9.921cm" svg:x="115.429cm" svg:y="22.643cm" svg:viewBox="0 0 7022 9922" draw:points="7022,5083 4911,934 2113,0 0,2281 1456,9896 3361,9922 4968,9327 6217,8222">
          <text:p/>
        </draw:polygon>
        <draw:line draw:style-name="gr6" draw:text-style-name="P7" draw:layer="layout" svg:x1="114.727cm" svg:y1="33.556cm" svg:x2="114.727cm" svg:y2="21.651cm">
          <text:p/>
        </draw:line>
        <draw:line draw:style-name="gr6" draw:text-style-name="P7" draw:layer="layout" svg:x1="123.152cm" svg:y1="33.556cm" svg:x2="123.152cm" svg:y2="21.651cm">
          <text:p/>
        </draw:line>
        <draw:line draw:style-name="gr6" draw:text-style-name="P7" draw:layer="layout" svg:x1="114.727cm" svg:y1="33.556cm" svg:x2="123.152cm" svg:y2="33.556cm">
          <text:p/>
        </draw:line>
        <draw:line draw:style-name="gr6" draw:text-style-name="P7" draw:layer="layout" svg:x1="114.727cm" svg:y1="21.651cm" svg:x2="123.152cm" svg:y2="21.651cm">
          <text:p/>
        </draw:line>
        <draw:polygon draw:style-name="gr1" draw:text-style-name="P1" draw:layer="layout" svg:width="8.906cm" svg:height="11.905cm" svg:x="128.499cm" svg:y="21.651cm" svg:viewBox="0 0 8907 11906" draw:points="0,11906 8907,11906 8907,0 0,0">
          <text:p/>
        </draw:polygon>
        <draw:polygon draw:style-name="gr36" draw:text-style-name="P33" draw:layer="layout" svg:width="7.422cm" svg:height="9.921cm" svg:x="129.241cm" svg:y="22.643cm" svg:viewBox="0 0 7423 9922" draw:points="0,1169 1823,7554 5476,9922 6811,7247 7423,5900 7154,5167 1977,988 490,0">
          <text:p/>
        </draw:polygon>
        <draw:line draw:style-name="gr6" draw:text-style-name="P7" draw:layer="layout" svg:x1="128.499cm" svg:y1="33.556cm" svg:x2="128.499cm" svg:y2="21.651cm">
          <text:p/>
        </draw:line>
        <draw:line draw:style-name="gr6" draw:text-style-name="P7" draw:layer="layout" svg:x1="137.405cm" svg:y1="33.556cm" svg:x2="137.405cm" svg:y2="21.651cm">
          <text:p/>
        </draw:line>
        <draw:line draw:style-name="gr6" draw:text-style-name="P7" draw:layer="layout" svg:x1="128.499cm" svg:y1="33.556cm" svg:x2="137.405cm" svg:y2="33.556cm">
          <text:p/>
        </draw:line>
        <draw:line draw:style-name="gr6" draw:text-style-name="P7" draw:layer="layout" svg:x1="128.499cm" svg:y1="21.651cm" svg:x2="137.405cm" svg:y2="21.651cm">
          <text:p/>
        </draw:line>
        <draw:polygon draw:style-name="gr1" draw:text-style-name="P1" draw:layer="layout" svg:width="10.572cm" svg:height="11.905cm" svg:x="1.549cm" svg:y="35.937cm" svg:viewBox="0 0 10573 11906" draw:points="0,11906 10573,11906 10573,0 0,0">
          <text:p/>
        </draw:polygon>
        <draw:polygon draw:style-name="gr28" draw:text-style-name="P28" draw:layer="layout" svg:width="1.86cm" svg:height="3.192cm" svg:x="9.38cm" svg:y="36.929cm" svg:viewBox="0 0 1861 3193" draw:points="0,3193 1861,539 1490,0">
          <text:p/>
        </draw:polygon>
        <draw:polygon draw:style-name="gr5" draw:text-style-name="P5" draw:layer="layout" svg:width="0.529cm" svg:height="0.53cm" svg:x="2.165cm" svg:y="46.585cm" svg:viewBox="0 0 530 531" draw:points="177,531 354,531 354,354 530,354 530,177 354,177 354,0 177,0 177,177 0,177 0,354 177,354">
          <text:p/>
        </draw:polygon>
        <draw:polygon draw:style-name="gr5" draw:text-style-name="P5" draw:layer="layout" svg:width="0.529cm" svg:height="0.529cm" svg:x="5.221cm" svg:y="45.986cm" svg:viewBox="0 0 530 530" draw:points="176,530 353,530 353,354 530,354 530,176 353,176 353,0 176,0 176,176 0,176 0,354 176,354">
          <text:p/>
        </draw:polygon>
        <draw:polygon draw:style-name="gr5" draw:text-style-name="P5" draw:layer="layout" svg:width="0.529cm" svg:height="0.529cm" svg:x="5.872cm" svg:y="45.129cm" svg:viewBox="0 0 530 530" draw:points="177,530 354,530 354,354 530,354 530,178 354,178 354,0 177,0 177,178 0,178 0,354 177,354">
          <text:p/>
        </draw:polygon>
        <draw:line draw:style-name="gr6" draw:text-style-name="P7" draw:layer="layout" svg:x1="1.549cm" svg:y1="47.842cm" svg:x2="1.549cm" svg:y2="35.937cm">
          <text:p/>
        </draw:line>
        <draw:line draw:style-name="gr6" draw:text-style-name="P7" draw:layer="layout" svg:x1="12.121cm" svg:y1="47.842cm" svg:x2="12.121cm" svg:y2="35.937cm">
          <text:p/>
        </draw:line>
        <draw:line draw:style-name="gr6" draw:text-style-name="P7" draw:layer="layout" svg:x1="1.549cm" svg:y1="47.842cm" svg:x2="12.121cm" svg:y2="47.842cm">
          <text:p/>
        </draw:line>
        <draw:line draw:style-name="gr6" draw:text-style-name="P7" draw:layer="layout" svg:x1="1.549cm" svg:y1="35.937cm" svg:x2="12.121cm" svg:y2="35.937cm">
          <text:p/>
        </draw:line>
        <draw:polygon draw:style-name="gr1" draw:text-style-name="P1" draw:layer="layout" svg:width="8.036cm" svg:height="11.905cm" svg:x="16.83cm" svg:y="35.937cm" svg:viewBox="0 0 8037 11906" draw:points="0,11906 8037,11906 8037,0 0,0">
          <text:p/>
        </draw:polygon>
        <draw:polygon draw:style-name="gr37" draw:text-style-name="P34" draw:layer="layout" svg:width="6.696cm" svg:height="7.353cm" svg:x="17.5cm" svg:y="36.929cm" svg:viewBox="0 0 6697 7354" draw:points="4465,0 0,2171 1992,7354 6060,6645 6697,6021 6572,5459 5572,1171">
          <text:p/>
        </draw:polygon>
        <draw:polygon draw:style-name="gr8" draw:text-style-name="P9" draw:layer="layout" svg:width="1.13cm" svg:height="2.315cm" svg:x="21.401cm" svg:y="44.535cm" svg:viewBox="0 0 1131 2316" draw:points="0,0 436,2316 1131,807 994,645">
          <text:p/>
        </draw:polygon>
        <draw:line draw:style-name="gr6" draw:text-style-name="P7" draw:layer="layout" svg:x1="16.83cm" svg:y1="47.842cm" svg:x2="16.83cm" svg:y2="35.937cm">
          <text:p/>
        </draw:line>
        <draw:line draw:style-name="gr6" draw:text-style-name="P7" draw:layer="layout" svg:x1="24.866cm" svg:y1="47.842cm" svg:x2="24.866cm" svg:y2="35.937cm">
          <text:p/>
        </draw:line>
        <draw:line draw:style-name="gr6" draw:text-style-name="P7" draw:layer="layout" svg:x1="16.83cm" svg:y1="47.842cm" svg:x2="24.866cm" svg:y2="47.842cm">
          <text:p/>
        </draw:line>
        <draw:line draw:style-name="gr6" draw:text-style-name="P7" draw:layer="layout" svg:x1="16.83cm" svg:y1="35.937cm" svg:x2="24.866cm" svg:y2="35.937cm">
          <text:p/>
        </draw:line>
        <draw:polygon draw:style-name="gr1" draw:text-style-name="P1" draw:layer="layout" svg:width="11.678cm" svg:height="11.517cm" svg:x="29.022cm" svg:y="36.131cm" svg:viewBox="0 0 11679 11518" draw:points="0,11518 11679,11518 11679,0 0,0">
          <text:p/>
        </draw:polygon>
        <draw:polygon draw:style-name="gr38" draw:text-style-name="P35" draw:layer="layout" svg:width="9.51cm" svg:height="9.597cm" svg:x="30.217cm" svg:y="37.091cm" svg:viewBox="0 0 9511 9598" draw:points="4483,0 0,2822 61,5408 495,7189 2683,9598 9511,9215 9195,7500">
          <text:p/>
        </draw:polygon>
        <draw:polygon draw:style-name="gr5" draw:text-style-name="P5" draw:layer="layout" svg:width="0.529cm" svg:height="0.529cm" svg:x="29.731cm" svg:y="46.288cm" svg:viewBox="0 0 530 530" draw:points="177,530 353,530 353,353 530,353 530,177 353,177 353,0 177,0 177,177 0,177 0,353 177,353">
          <text:p/>
        </draw:polygon>
        <draw:line draw:style-name="gr6" draw:text-style-name="P7" draw:layer="layout" svg:x1="29.022cm" svg:y1="47.648cm" svg:x2="29.022cm" svg:y2="36.131cm">
          <text:p/>
        </draw:line>
        <draw:line draw:style-name="gr6" draw:text-style-name="P7" draw:layer="layout" svg:x1="40.7cm" svg:y1="47.648cm" svg:x2="40.7cm" svg:y2="36.131cm">
          <text:p/>
        </draw:line>
        <draw:line draw:style-name="gr6" draw:text-style-name="P7" draw:layer="layout" svg:x1="29.022cm" svg:y1="47.648cm" svg:x2="40.7cm" svg:y2="47.648cm">
          <text:p/>
        </draw:line>
        <draw:line draw:style-name="gr6" draw:text-style-name="P7" draw:layer="layout" svg:x1="29.022cm" svg:y1="36.131cm" svg:x2="40.7cm" svg:y2="36.131cm">
          <text:p/>
        </draw:line>
        <draw:polygon draw:style-name="gr1" draw:text-style-name="P1" draw:layer="layout" svg:width="10.008cm" svg:height="11.905cm" svg:x="43.87cm" svg:y="35.937cm" svg:viewBox="0 0 10009 11906" draw:points="0,11906 10009,11906 10009,0 0,0">
          <text:p/>
        </draw:polygon>
        <draw:polygon draw:style-name="gr39" draw:text-style-name="P36" draw:layer="layout" svg:width="8.34cm" svg:height="9.921cm" svg:x="44.704cm" svg:y="36.929cm" svg:viewBox="0 0 8341 9922" draw:points="3096,9117 8341,9922 7515,1124 4925,0 2463,1198 628,3685 0,4693 106,5420">
          <text:p/>
        </draw:polygon>
        <draw:line draw:style-name="gr6" draw:text-style-name="P7" draw:layer="layout" svg:x1="43.87cm" svg:y1="47.842cm" svg:x2="43.87cm" svg:y2="35.937cm">
          <text:p/>
        </draw:line>
        <draw:line draw:style-name="gr6" draw:text-style-name="P7" draw:layer="layout" svg:x1="53.878cm" svg:y1="47.842cm" svg:x2="53.878cm" svg:y2="35.937cm">
          <text:p/>
        </draw:line>
        <draw:line draw:style-name="gr6" draw:text-style-name="P7" draw:layer="layout" svg:x1="43.87cm" svg:y1="47.842cm" svg:x2="53.878cm" svg:y2="47.842cm">
          <text:p/>
        </draw:line>
        <draw:line draw:style-name="gr6" draw:text-style-name="P7" draw:layer="layout" svg:x1="43.87cm" svg:y1="35.937cm" svg:x2="53.878cm" svg:y2="35.937cm">
          <text:p/>
        </draw:line>
        <draw:polygon draw:style-name="gr1" draw:text-style-name="P1" draw:layer="layout" svg:width="9.24cm" svg:height="11.905cm" svg:x="58.267cm" svg:y="35.937cm" svg:viewBox="0 0 9241 11906" draw:points="0,11906 9241,11906 9241,0 0,0">
          <text:p/>
        </draw:polygon>
        <draw:polygon draw:style-name="gr40" draw:text-style-name="P37" draw:layer="layout" svg:width="7.7cm" svg:height="9.921cm" svg:x="59.037cm" svg:y="36.929cm" svg:viewBox="0 0 7701 9922" draw:points="0,5256 6410,9922 7529,8595 7653,4034 7701,1864 7173,968 6737,643 3879,0">
          <text:p/>
        </draw:polygon>
        <draw:line draw:style-name="gr6" draw:text-style-name="P7" draw:layer="layout" svg:x1="58.267cm" svg:y1="47.842cm" svg:x2="58.267cm" svg:y2="35.937cm">
          <text:p/>
        </draw:line>
        <draw:line draw:style-name="gr6" draw:text-style-name="P7" draw:layer="layout" svg:x1="67.507cm" svg:y1="47.842cm" svg:x2="67.507cm" svg:y2="35.937cm">
          <text:p/>
        </draw:line>
        <draw:line draw:style-name="gr6" draw:text-style-name="P7" draw:layer="layout" svg:x1="58.267cm" svg:y1="47.842cm" svg:x2="67.507cm" svg:y2="47.842cm">
          <text:p/>
        </draw:line>
        <draw:line draw:style-name="gr6" draw:text-style-name="P7" draw:layer="layout" svg:x1="58.267cm" svg:y1="35.937cm" svg:x2="67.507cm" svg:y2="35.937cm">
          <text:p/>
        </draw:line>
        <draw:polygon draw:style-name="gr1" draw:text-style-name="P1" draw:layer="layout" svg:width="11.678cm" svg:height="9.459cm" svg:x="71.061cm" svg:y="37.16cm" svg:viewBox="0 0 11679 9460" draw:points="0,9460 11679,9460 11679,0 0,0">
          <text:p/>
        </draw:polygon>
        <draw:polygon draw:style-name="gr41" draw:text-style-name="P38" draw:layer="layout" svg:width="6.351cm" svg:height="7.882cm" svg:x="75.415cm" svg:y="37.949cm" svg:viewBox="0 0 6352 7883" draw:points="6352,3235 5651,1678 1276,0 0,282 1760,5202 2178,6160 2932,7883 5628,4670">
          <text:p/>
        </draw:polygon>
        <draw:polygon draw:style-name="gr42" draw:text-style-name="P39" draw:layer="layout" svg:width="1.591cm" svg:height="1.984cm" svg:x="72.034cm" svg:y="42.365cm" svg:viewBox="0 0 1592 1985" draw:points="0,54 1592,1985 968,0">
          <text:p/>
        </draw:polygon>
        <draw:line draw:style-name="gr6" draw:text-style-name="P7" draw:layer="layout" svg:x1="71.061cm" svg:y1="46.619cm" svg:x2="71.061cm" svg:y2="37.16cm">
          <text:p/>
        </draw:line>
        <draw:line draw:style-name="gr6" draw:text-style-name="P7" draw:layer="layout" svg:x1="82.739cm" svg:y1="46.619cm" svg:x2="82.739cm" svg:y2="37.16cm">
          <text:p/>
        </draw:line>
        <draw:line draw:style-name="gr6" draw:text-style-name="P7" draw:layer="layout" svg:x1="71.061cm" svg:y1="46.619cm" svg:x2="82.739cm" svg:y2="46.619cm">
          <text:p/>
        </draw:line>
        <draw:line draw:style-name="gr6" draw:text-style-name="P7" draw:layer="layout" svg:x1="71.061cm" svg:y1="37.16cm" svg:x2="82.739cm" svg:y2="37.16cm">
          <text:p/>
        </draw:line>
        <draw:polygon draw:style-name="gr1" draw:text-style-name="P1" draw:layer="layout" svg:width="7.26cm" svg:height="11.905cm" svg:x="87.283cm" svg:y="35.937cm" svg:viewBox="0 0 7261 11906" draw:points="0,11906 7261,11906 7261,0 0,0">
          <text:p/>
        </draw:polygon>
        <draw:polygon draw:style-name="gr3" draw:text-style-name="P3" draw:layer="layout" svg:width="6.05cm" svg:height="9.921cm" svg:x="87.888cm" svg:y="36.929cm" svg:viewBox="0 0 6051 9922" draw:points="5291,9922 6051,4472 1364,157 851,0 0,683 412,3794 4585,9132">
          <text:p/>
        </draw:polygon>
        <draw:line draw:style-name="gr6" draw:text-style-name="P7" draw:layer="layout" svg:x1="87.283cm" svg:y1="47.842cm" svg:x2="87.283cm" svg:y2="35.937cm">
          <text:p/>
        </draw:line>
        <draw:line draw:style-name="gr6" draw:text-style-name="P7" draw:layer="layout" svg:x1="94.543cm" svg:y1="47.842cm" svg:x2="94.543cm" svg:y2="35.937cm">
          <text:p/>
        </draw:line>
        <draw:line draw:style-name="gr6" draw:text-style-name="P7" draw:layer="layout" svg:x1="87.283cm" svg:y1="47.842cm" svg:x2="94.543cm" svg:y2="47.842cm">
          <text:p/>
        </draw:line>
        <draw:line draw:style-name="gr6" draw:text-style-name="P7" draw:layer="layout" svg:x1="87.283cm" svg:y1="35.937cm" svg:x2="94.543cm" svg:y2="35.937cm">
          <text:p/>
        </draw:line>
        <draw:polygon draw:style-name="gr1" draw:text-style-name="P1" draw:layer="layout" svg:width="11.678cm" svg:height="9.103cm" svg:x="99.087cm" svg:y="37.338cm" svg:viewBox="0 0 11679 9104" draw:points="0,9104 11679,9104 11679,0 0,0">
          <text:p/>
        </draw:polygon>
        <draw:polygon draw:style-name="gr2" draw:text-style-name="P2" draw:layer="layout" svg:width="9.732cm" svg:height="7.587cm" svg:x="100.06cm" svg:y="38.096cm" svg:viewBox="0 0 9733 7588" draw:points="0,4164 1271,7588 4900,7104 7293,5476 8594,3947 9733,2204 9493,1901 5231,0 1118,3123">
          <text:p/>
        </draw:polygon>
        <draw:line draw:style-name="gr6" draw:text-style-name="P7" draw:layer="layout" svg:x1="99.087cm" svg:y1="46.441cm" svg:x2="99.087cm" svg:y2="37.338cm">
          <text:p/>
        </draw:line>
        <draw:line draw:style-name="gr6" draw:text-style-name="P7" draw:layer="layout" svg:x1="110.765cm" svg:y1="46.441cm" svg:x2="110.765cm" svg:y2="37.338cm">
          <text:p/>
        </draw:line>
        <draw:line draw:style-name="gr6" draw:text-style-name="P7" draw:layer="layout" svg:x1="99.087cm" svg:y1="46.441cm" svg:x2="110.765cm" svg:y2="46.441cm">
          <text:p/>
        </draw:line>
        <draw:line draw:style-name="gr6" draw:text-style-name="P7" draw:layer="layout" svg:x1="99.087cm" svg:y1="37.338cm" svg:x2="110.765cm" svg:y2="37.338cm">
          <text:p/>
        </draw:line>
        <draw:polygon draw:style-name="gr1" draw:text-style-name="P1" draw:layer="layout" svg:width="10.548cm" svg:height="11.905cm" svg:x="113.665cm" svg:y="35.937cm" svg:viewBox="0 0 10549 11906" draw:points="0,11906 10549,11906 10549,0 0,0">
          <text:p/>
        </draw:polygon>
        <draw:polygon draw:style-name="gr43" draw:text-style-name="P40" draw:layer="layout" svg:width="8.79cm" svg:height="9.921cm" svg:x="114.544cm" svg:y="36.929cm" svg:viewBox="0 0 8791 9922" draw:points="1043,0 0,1833 980,7860 4540,9245 8356,9922 8791,8393 8185,1644">
          <text:p/>
        </draw:polygon>
        <draw:polygon draw:style-name="gr44" draw:text-style-name="P7" draw:layer="layout" svg:width="8.79cm" svg:height="9.921cm" svg:x="114.544cm" svg:y="36.929cm" svg:viewBox="0 0 8791 9922" draw:points="1043,0 0,1833 980,7860 4540,9245 8356,9922 8791,8393 8185,1644">
          <text:p/>
        </draw:polygon>
        <draw:line draw:style-name="gr6" draw:text-style-name="P7" draw:layer="layout" svg:x1="113.665cm" svg:y1="47.842cm" svg:x2="113.665cm" svg:y2="35.937cm">
          <text:p/>
        </draw:line>
        <draw:line draw:style-name="gr6" draw:text-style-name="P7" draw:layer="layout" svg:x1="124.213cm" svg:y1="47.842cm" svg:x2="124.213cm" svg:y2="35.937cm">
          <text:p/>
        </draw:line>
        <draw:line draw:style-name="gr6" draw:text-style-name="P7" draw:layer="layout" svg:x1="113.665cm" svg:y1="47.842cm" svg:x2="124.213cm" svg:y2="47.842cm">
          <text:p/>
        </draw:line>
        <draw:line draw:style-name="gr6" draw:text-style-name="P7" draw:layer="layout" svg:x1="113.665cm" svg:y1="35.937cm" svg:x2="124.213cm" svg:y2="35.937cm">
          <text:p/>
        </draw:line>
        <draw:polygon draw:style-name="gr1" draw:text-style-name="P1" draw:layer="layout" svg:width="11.507cm" svg:height="11.905cm" svg:x="127.199cm" svg:y="35.937cm" svg:viewBox="0 0 11508 11906" draw:points="0,11906 11508,11906 11508,0 0,0">
          <text:p/>
        </draw:polygon>
        <draw:polygon draw:style-name="gr18" draw:text-style-name="P20" draw:layer="layout" svg:width="9.589cm" svg:height="8.065cm" svg:x="128.158cm" svg:y="36.929cm" svg:viewBox="0 0 9590 8066" draw:points="0,5832 8372,8066 9590,2378 8960,24 2305,0 233,1038">
          <text:p/>
        </draw:polygon>
        <draw:polygon draw:style-name="gr5" draw:text-style-name="P5" draw:layer="layout" svg:width="0.529cm" svg:height="0.529cm" svg:x="130.194cm" svg:y="44.432cm" svg:viewBox="0 0 530 530" draw:points="176,530 354,530 354,354 530,354 530,177 354,177 354,0 176,0 176,177 0,177 0,354 176,354">
          <text:p/>
        </draw:polygon>
        <draw:polygon draw:style-name="gr5" draw:text-style-name="P5" draw:layer="layout" svg:width="0.529cm" svg:height="0.53cm" svg:x="131.97cm" svg:y="46.585cm" svg:viewBox="0 0 530 531" draw:points="178,531 354,531 354,354 530,354 530,177 354,177 354,0 178,0 178,177 0,177 0,354 178,354">
          <text:p/>
        </draw:polygon>
        <draw:line draw:style-name="gr6" draw:text-style-name="P7" draw:layer="layout" svg:x1="127.199cm" svg:y1="47.842cm" svg:x2="127.199cm" svg:y2="35.937cm">
          <text:p/>
        </draw:line>
        <draw:line draw:style-name="gr6" draw:text-style-name="P7" draw:layer="layout" svg:x1="138.706cm" svg:y1="47.842cm" svg:x2="138.706cm" svg:y2="35.937cm">
          <text:p/>
        </draw:line>
        <draw:line draw:style-name="gr6" draw:text-style-name="P7" draw:layer="layout" svg:x1="127.199cm" svg:y1="47.842cm" svg:x2="138.706cm" svg:y2="47.842cm">
          <text:p/>
        </draw:line>
        <draw:line draw:style-name="gr6" draw:text-style-name="P7" draw:layer="layout" svg:x1="127.199cm" svg:y1="35.937cm" svg:x2="138.706cm" svg:y2="35.937cm">
          <text:p/>
        </draw:line>
        <draw:polygon draw:style-name="gr1" draw:text-style-name="P1" draw:layer="layout" svg:width="11.678cm" svg:height="10.857cm" svg:x="0.996cm" svg:y="50.747cm" svg:viewBox="0 0 11679 10858" draw:points="0,10858 11679,10858 11679,0 0,0">
          <text:p/>
        </draw:polygon>
        <draw:polygon draw:style-name="gr45" draw:text-style-name="P21" draw:layer="layout" svg:width="9.731cm" svg:height="9.049cm" svg:x="1.969cm" svg:y="51.651cm" svg:viewBox="0 0 9732 9050" draw:points="0,4111 5187,9050 5691,8331 6952,6437 9732,2202 8577,1789 3406,0 860,684">
          <text:p/>
        </draw:polygon>
        <draw:line draw:style-name="gr6" draw:text-style-name="P7" draw:layer="layout" svg:x1="0.996cm" svg:y1="61.604cm" svg:x2="0.996cm" svg:y2="50.747cm">
          <text:p/>
        </draw:line>
        <draw:line draw:style-name="gr6" draw:text-style-name="P7" draw:layer="layout" svg:x1="12.674cm" svg:y1="61.604cm" svg:x2="12.674cm" svg:y2="50.747cm">
          <text:p/>
        </draw:line>
        <draw:line draw:style-name="gr6" draw:text-style-name="P7" draw:layer="layout" svg:x1="0.996cm" svg:y1="61.604cm" svg:x2="12.674cm" svg:y2="61.604cm">
          <text:p/>
        </draw:line>
        <draw:line draw:style-name="gr6" draw:text-style-name="P7" draw:layer="layout" svg:x1="0.996cm" svg:y1="50.747cm" svg:x2="12.674cm" svg:y2="50.747cm">
          <text:p/>
        </draw:line>
        <draw:polygon draw:style-name="gr1" draw:text-style-name="P1" draw:layer="layout" svg:width="3.885cm" svg:height="11.905cm" svg:x="18.905cm" svg:y="50.223cm" svg:viewBox="0 0 3886 11906" draw:points="0,11906 3886,11906 3886,0 0,0">
          <text:p/>
        </draw:polygon>
        <draw:polygon draw:style-name="gr5" draw:text-style-name="P5" draw:layer="layout" svg:width="0.529cm" svg:height="0.529cm" svg:x="22.202cm" svg:y="60.871cm" svg:viewBox="0 0 530 530" draw:points="176,530 354,530 354,354 530,354 530,177 354,177 354,0 176,0 176,177 0,177 0,354 176,354">
          <text:p/>
        </draw:polygon>
        <draw:polygon draw:style-name="gr5" draw:text-style-name="P5" draw:layer="layout" svg:width="0.53cm" svg:height="0.529cm" svg:x="18.964cm" svg:y="50.951cm" svg:viewBox="0 0 531 530" draw:points="177,530 354,530 354,353 531,353 531,177 354,177 354,0 177,0 177,177 0,177 0,353 177,353">
          <text:p/>
        </draw:polygon>
        <draw:line draw:style-name="gr6" draw:text-style-name="P7" draw:layer="layout" svg:x1="18.905cm" svg:y1="62.128cm" svg:x2="18.905cm" svg:y2="50.223cm">
          <text:p/>
        </draw:line>
        <draw:line draw:style-name="gr6" draw:text-style-name="P7" draw:layer="layout" svg:x1="22.79cm" svg:y1="62.128cm" svg:x2="22.79cm" svg:y2="50.223cm">
          <text:p/>
        </draw:line>
        <draw:line draw:style-name="gr6" draw:text-style-name="P7" draw:layer="layout" svg:x1="18.905cm" svg:y1="62.128cm" svg:x2="22.79cm" svg:y2="62.128cm">
          <text:p/>
        </draw:line>
        <draw:line draw:style-name="gr6" draw:text-style-name="P7" draw:layer="layout" svg:x1="18.905cm" svg:y1="50.223cm" svg:x2="22.79cm" svg:y2="50.223cm">
          <text:p/>
        </draw:line>
        <draw:polygon draw:style-name="gr1" draw:text-style-name="P1" draw:layer="layout" svg:width="11.678cm" svg:height="10.736cm" svg:x="29.022cm" svg:y="50.807cm" svg:viewBox="0 0 11679 10737" draw:points="0,10737 11679,10737 11679,0 0,0">
          <text:p/>
        </draw:polygon>
        <draw:polygon draw:style-name="gr46" draw:text-style-name="P41" draw:layer="layout" svg:width="9.732cm" svg:height="8.947cm" svg:x="29.995cm" svg:y="51.702cm" svg:viewBox="0 0 9733 8948" draw:points="8528,8948 9733,7369 9484,6119 5228,2119 0,0 1110,3716 2290,6199 6549,8491">
          <text:p/>
        </draw:polygon>
        <draw:line draw:style-name="gr6" draw:text-style-name="P7" draw:layer="layout" svg:x1="29.022cm" svg:y1="61.543cm" svg:x2="29.022cm" svg:y2="50.807cm">
          <text:p/>
        </draw:line>
        <draw:line draw:style-name="gr6" draw:text-style-name="P7" draw:layer="layout" svg:x1="40.7cm" svg:y1="61.543cm" svg:x2="40.7cm" svg:y2="50.807cm">
          <text:p/>
        </draw:line>
        <draw:line draw:style-name="gr6" draw:text-style-name="P7" draw:layer="layout" svg:x1="29.022cm" svg:y1="61.543cm" svg:x2="40.7cm" svg:y2="61.543cm">
          <text:p/>
        </draw:line>
        <draw:line draw:style-name="gr6" draw:text-style-name="P7" draw:layer="layout" svg:x1="29.022cm" svg:y1="50.807cm" svg:x2="40.7cm" svg:y2="50.807cm">
          <text:p/>
        </draw:line>
        <draw:polygon draw:style-name="gr1" draw:text-style-name="P1" draw:layer="layout" svg:width="11.678cm" svg:height="10.543cm" svg:x="43.035cm" svg:y="50.904cm" svg:viewBox="0 0 11679 10544" draw:points="0,10544 11679,10544 11679,0 0,0">
          <text:p/>
        </draw:polygon>
        <draw:polygon draw:style-name="gr47" draw:text-style-name="P42" draw:layer="layout" svg:width="9.732cm" svg:height="8.785cm" svg:x="44.008cm" svg:y="51.783cm" svg:viewBox="0 0 9733 8786" draw:points="2609,0 0,3277 6697,7785 8782,8786 9708,6216 9733,4590 9617,1083">
          <text:p/>
        </draw:polygon>
        <draw:line draw:style-name="gr6" draw:text-style-name="P7" draw:layer="layout" svg:x1="43.035cm" svg:y1="61.447cm" svg:x2="43.035cm" svg:y2="50.904cm">
          <text:p/>
        </draw:line>
        <draw:line draw:style-name="gr6" draw:text-style-name="P7" draw:layer="layout" svg:x1="54.713cm" svg:y1="61.447cm" svg:x2="54.713cm" svg:y2="50.904cm">
          <text:p/>
        </draw:line>
        <draw:line draw:style-name="gr6" draw:text-style-name="P7" draw:layer="layout" svg:x1="43.035cm" svg:y1="61.447cm" svg:x2="54.713cm" svg:y2="61.447cm">
          <text:p/>
        </draw:line>
        <draw:line draw:style-name="gr6" draw:text-style-name="P7" draw:layer="layout" svg:x1="43.035cm" svg:y1="50.904cm" svg:x2="54.713cm" svg:y2="50.904cm">
          <text:p/>
        </draw:line>
        <draw:polygon draw:style-name="gr1" draw:text-style-name="P1" draw:layer="layout" svg:width="7.752cm" svg:height="11.905cm" svg:x="59.011cm" svg:y="50.223cm" svg:viewBox="0 0 7753 11906" draw:points="0,11906 7753,11906 7753,0 0,0">
          <text:p/>
        </draw:polygon>
        <draw:polygon draw:style-name="gr48" draw:text-style-name="P43" draw:layer="layout" svg:width="6.46cm" svg:height="9.921cm" svg:x="59.657cm" svg:y="51.215cm" svg:viewBox="0 0 6461 9922" draw:points="6461,3882 2013,0 491,2559 0,5029 76,5595 1022,7096 2979,9922 4229,9432 4624,9213 5267,8139">
          <text:p/>
        </draw:polygon>
        <draw:line draw:style-name="gr6" draw:text-style-name="P7" draw:layer="layout" svg:x1="59.011cm" svg:y1="62.128cm" svg:x2="59.011cm" svg:y2="50.223cm">
          <text:p/>
        </draw:line>
        <draw:line draw:style-name="gr6" draw:text-style-name="P7" draw:layer="layout" svg:x1="66.763cm" svg:y1="62.128cm" svg:x2="66.763cm" svg:y2="50.223cm">
          <text:p/>
        </draw:line>
        <draw:line draw:style-name="gr6" draw:text-style-name="P7" draw:layer="layout" svg:x1="59.011cm" svg:y1="62.128cm" svg:x2="66.763cm" svg:y2="62.128cm">
          <text:p/>
        </draw:line>
        <draw:line draw:style-name="gr6" draw:text-style-name="P7" draw:layer="layout" svg:x1="59.011cm" svg:y1="50.223cm" svg:x2="66.763cm" svg:y2="50.223cm">
          <text:p/>
        </draw:line>
        <draw:polygon draw:style-name="gr1" draw:text-style-name="P1" draw:layer="layout" svg:width="9.408cm" svg:height="11.905cm" svg:x="72.196cm" svg:y="50.223cm" svg:viewBox="0 0 9409 11906" draw:points="0,11906 9409,11906 9409,0 0,0">
          <text:p/>
        </draw:polygon>
        <draw:polygon draw:style-name="gr17" draw:text-style-name="P19" draw:layer="layout" svg:width="7.84cm" svg:height="9.921cm" svg:x="72.98cm" svg:y="51.215cm" svg:viewBox="0 0 7841 9922" draw:points="5334,9922 7841,2165 6391,916 4596,0 3950,396 628,3512 0,4454 3562,9042 4624,9592">
          <text:p/>
        </draw:polygon>
        <draw:line draw:style-name="gr6" draw:text-style-name="P7" draw:layer="layout" svg:x1="72.196cm" svg:y1="62.128cm" svg:x2="72.196cm" svg:y2="50.223cm">
          <text:p/>
        </draw:line>
        <draw:line draw:style-name="gr6" draw:text-style-name="P7" draw:layer="layout" svg:x1="81.604cm" svg:y1="62.128cm" svg:x2="81.604cm" svg:y2="50.223cm">
          <text:p/>
        </draw:line>
        <draw:line draw:style-name="gr6" draw:text-style-name="P7" draw:layer="layout" svg:x1="72.196cm" svg:y1="62.128cm" svg:x2="81.604cm" svg:y2="62.128cm">
          <text:p/>
        </draw:line>
        <draw:line draw:style-name="gr6" draw:text-style-name="P7" draw:layer="layout" svg:x1="72.196cm" svg:y1="50.223cm" svg:x2="81.604cm" svg:y2="50.223cm">
          <text:p/>
        </draw:line>
        <draw:polygon draw:style-name="gr1" draw:text-style-name="P1" draw:layer="layout" svg:width="11.678cm" svg:height="9.719cm" svg:x="85.074cm" svg:y="51.316cm" svg:viewBox="0 0 11679 9720" draw:points="0,9720 11679,9720 11679,0 0,0">
          <text:p/>
        </draw:polygon>
        <draw:polygon draw:style-name="gr49" draw:text-style-name="P44" draw:layer="layout" svg:width="9.732cm" svg:height="8.099cm" svg:x="86.047cm" svg:y="52.126cm" svg:viewBox="0 0 9733 8100" draw:points="0,5997 1403,8010 5271,8100 9733,6367 7677,3051 2388,200 1576,0 558,3500">
          <text:p/>
        </draw:polygon>
        <draw:line draw:style-name="gr6" draw:text-style-name="P7" draw:layer="layout" svg:x1="85.074cm" svg:y1="61.035cm" svg:x2="85.074cm" svg:y2="51.316cm">
          <text:p/>
        </draw:line>
        <draw:line draw:style-name="gr6" draw:text-style-name="P7" draw:layer="layout" svg:x1="96.752cm" svg:y1="61.035cm" svg:x2="96.752cm" svg:y2="51.316cm">
          <text:p/>
        </draw:line>
        <draw:line draw:style-name="gr6" draw:text-style-name="P7" draw:layer="layout" svg:x1="85.074cm" svg:y1="61.035cm" svg:x2="96.752cm" svg:y2="61.035cm">
          <text:p/>
        </draw:line>
        <draw:line draw:style-name="gr6" draw:text-style-name="P7" draw:layer="layout" svg:x1="85.074cm" svg:y1="51.316cm" svg:x2="96.752cm" svg:y2="51.316cm">
          <text:p/>
        </draw:line>
        <draw:polygon draw:style-name="gr1" draw:text-style-name="P1" draw:layer="layout" svg:width="11.678cm" svg:height="7.505cm" svg:x="99.087cm" svg:y="52.423cm" svg:viewBox="0 0 11679 7506" draw:points="0,7506 11679,7506 11679,0 0,0">
          <text:p/>
        </draw:polygon>
        <draw:polygon draw:style-name="gr5" draw:text-style-name="P5" draw:layer="layout" svg:width="0.529cm" svg:height="0.53cm" svg:x="99.796cm" svg:y="52.783cm" svg:viewBox="0 0 530 531" draw:points="176,531 353,531 353,353 530,353 530,177 353,177 353,0 176,0 176,177 0,177 0,353 176,353">
          <text:p/>
        </draw:polygon>
        <draw:polygon draw:style-name="gr5" draw:text-style-name="P5" draw:layer="layout" svg:width="0.529cm" svg:height="0.529cm" svg:x="109.527cm" svg:y="59.038cm" svg:viewBox="0 0 530 530" draw:points="177,530 354,530 354,353 530,353 530,177 354,177 354,0 177,0 177,177 0,177 0,353 177,353">
          <text:p/>
        </draw:polygon>
        <draw:line draw:style-name="gr6" draw:text-style-name="P7" draw:layer="layout" svg:x1="99.087cm" svg:y1="59.928cm" svg:x2="99.087cm" svg:y2="52.423cm">
          <text:p/>
        </draw:line>
        <draw:line draw:style-name="gr6" draw:text-style-name="P7" draw:layer="layout" svg:x1="110.765cm" svg:y1="59.928cm" svg:x2="110.765cm" svg:y2="52.423cm">
          <text:p/>
        </draw:line>
        <draw:line draw:style-name="gr6" draw:text-style-name="P7" draw:layer="layout" svg:x1="99.087cm" svg:y1="59.928cm" svg:x2="110.765cm" svg:y2="59.928cm">
          <text:p/>
        </draw:line>
        <draw:line draw:style-name="gr6" draw:text-style-name="P7" draw:layer="layout" svg:x1="99.087cm" svg:y1="52.423cm" svg:x2="110.765cm" svg:y2="52.423cm">
          <text:p/>
        </draw:line>
        <draw:polygon draw:style-name="gr1" draw:text-style-name="P1" draw:layer="layout" svg:width="11.678cm" svg:height="5.907cm" svg:x="113.1cm" svg:y="53.222cm" svg:viewBox="0 0 11679 5908" draw:points="0,5908 11679,5908 11679,0 0,0">
          <text:p/>
        </draw:polygon>
        <draw:polygon draw:style-name="gr50" draw:text-style-name="P45" draw:layer="layout" svg:width="6.686cm" svg:height="3.972cm" svg:x="114.102cm" svg:y="53.824cm" svg:viewBox="0 0 6687 3973" draw:points="147,996 0,2543 1819,3661 3502,3973 5193,3056 6687,2109 5081,1319 2016,0 1719,79">
          <text:p/>
        </draw:polygon>
        <draw:polygon draw:style-name="gr51" draw:text-style-name="P46" draw:layer="layout" svg:width="6.919cm" svg:height="4.923cm" svg:x="114.074cm" svg:y="53.714cm" svg:viewBox="0 0 6920 4924" draw:points="2792,0 0,1948 434,3099 5812,4924 6661,4367 6920,3587 5740,1064 4084,95">
          <text:p/>
        </draw:polygon>
        <draw:polygon draw:style-name="gr42" draw:text-style-name="P39" draw:layer="layout" svg:width="4.195cm" svg:height="4.623cm" svg:x="119.61cm" svg:y="53.856cm" svg:viewBox="0 0 4196 4624" draw:points="251,2284 0,4371 678,4624 1296,4467 3721,3346 4196,2786 4005,2499 2337,222 1824,0">
          <text:p/>
        </draw:polygon>
        <draw:line draw:style-name="gr6" draw:text-style-name="P7" draw:layer="layout" svg:x1="113.1cm" svg:y1="59.129cm" svg:x2="113.1cm" svg:y2="53.222cm">
          <text:p/>
        </draw:line>
        <draw:line draw:style-name="gr6" draw:text-style-name="P7" draw:layer="layout" svg:x1="124.778cm" svg:y1="59.129cm" svg:x2="124.778cm" svg:y2="53.222cm">
          <text:p/>
        </draw:line>
        <draw:line draw:style-name="gr6" draw:text-style-name="P7" draw:layer="layout" svg:x1="113.1cm" svg:y1="59.129cm" svg:x2="124.778cm" svg:y2="59.129cm">
          <text:p/>
        </draw:line>
        <draw:line draw:style-name="gr6" draw:text-style-name="P7" draw:layer="layout" svg:x1="113.1cm" svg:y1="53.222cm" svg:x2="124.778cm" svg:y2="53.222cm">
          <text:p/>
        </draw:line>
        <draw:polygon draw:style-name="gr1" draw:text-style-name="P1" draw:layer="layout" svg:width="11.678cm" svg:height="9.101cm" svg:x="127.113cm" svg:y="51.625cm" svg:viewBox="0 0 11679 9102" draw:points="0,9102 11679,9102 11679,0 0,0">
          <text:p/>
        </draw:polygon>
        <draw:polygon draw:style-name="gr52" draw:text-style-name="P47" draw:layer="layout" svg:width="9.731cm" svg:height="7.583cm" svg:x="128.087cm" svg:y="52.384cm" svg:viewBox="0 0 9732 7584" draw:points="9732,5047 5750,0 1313,1176 0,6919 3058,7584 9289,6413 9607,5753">
          <text:p/>
        </draw:polygon>
        <draw:line draw:style-name="gr6" draw:text-style-name="P7" draw:layer="layout" svg:x1="127.113cm" svg:y1="60.726cm" svg:x2="127.113cm" svg:y2="51.625cm">
          <text:p/>
        </draw:line>
        <draw:line draw:style-name="gr6" draw:text-style-name="P7" draw:layer="layout" svg:x1="138.791cm" svg:y1="60.726cm" svg:x2="138.791cm" svg:y2="51.625cm">
          <text:p/>
        </draw:line>
        <draw:line draw:style-name="gr6" draw:text-style-name="P7" draw:layer="layout" svg:x1="127.113cm" svg:y1="60.726cm" svg:x2="138.791cm" svg:y2="60.726cm">
          <text:p/>
        </draw:line>
        <draw:line draw:style-name="gr6" draw:text-style-name="P7" draw:layer="layout" svg:x1="127.113cm" svg:y1="51.625cm" svg:x2="138.791cm" svg:y2="51.625cm">
          <text:p/>
        </draw:line>
        <draw:frame draw:style-name="gr53" draw:text-style-name="P48" draw:layer="controls" svg:width="3.145cm" svg:height="2.857cm" svg:x="5.236cm" svg:y="8cm">
          <draw:text-box>
            <text:p><text:span text:style-name="T2">U</text:span><text:span text:style-name="T3">1</text:span></text:p>
          </draw:text-box>
        </draw:frame>
        <draw:frame draw:style-name="gr54" draw:text-style-name="P48" draw:layer="controls" svg:width="5.084cm" svg:height="3.238cm" svg:x="5.121cm" svg:y="15.3cm">
          <draw:text-box>
            <text:p><text:span text:style-name="T4">Poi</text:span><text:span text:style-name="T3">1</text:span></text:p>
          </draw:text-box>
        </draw:frame>
        <draw:frame draw:style-name="gr55" draw:text-style-name="P48" draw:layer="controls" svg:width="5.446cm" svg:height="2.816cm" svg:x="16.511cm" svg:y="11.646cm">
          <draw:text-box>
            <text:p><text:span text:style-name="T4">Poi</text:span><text:span text:style-name="T3">2</text:span></text:p>
          </draw:text-box>
        </draw:frame>
        <draw:frame draw:style-name="gr55" draw:text-style-name="P48" draw:layer="controls" svg:width="3.19cm" svg:height="2.816cm" svg:x="23.001cm" svg:y="12.735cm">
          <draw:text-box>
            <text:p><text:span text:style-name="T2">N</text:span><text:span text:style-name="T3">1</text:span></text:p>
          </draw:text-box>
        </draw:frame>
        <draw:frame draw:style-name="gr55" draw:text-style-name="P48" draw:layer="controls" svg:width="2.673cm" svg:height="2.816cm" svg:x="32.481cm" svg:y="10.857cm">
          <draw:text-box>
            <text:p><text:span text:style-name="T2">N</text:span><text:span text:style-name="T3">2</text:span></text:p>
          </draw:text-box>
        </draw:frame>
        <draw:frame draw:style-name="gr55" draw:text-style-name="P48" draw:layer="controls" svg:width="5.188cm" svg:height="2.816cm" svg:x="36.331cm" svg:y="11.738cm">
          <draw:text-box>
            <text:p><text:span text:style-name="T4">Poi</text:span><text:span text:style-name="T3">3</text:span></text:p>
          </draw:text-box>
        </draw:frame>
        <draw:frame draw:style-name="gr55" draw:text-style-name="P48" draw:layer="controls" svg:width="2.82cm" svg:height="2.816cm" svg:x="44.662cm" svg:y="14.022cm">
          <draw:text-box>
            <text:p><text:span text:style-name="T2">N</text:span><text:span text:style-name="T3">3</text:span></text:p>
          </draw:text-box>
        </draw:frame>
        <draw:frame draw:style-name="gr56" draw:text-style-name="P48" draw:layer="controls" svg:width="3.141cm" svg:height="2.928cm" svg:x="50.764cm" svg:y="13.696cm">
          <draw:text-box>
            <text:p><text:span text:style-name="T2">N</text:span><text:span text:style-name="T3">4</text:span></text:p>
          </draw:text-box>
        </draw:frame>
        <draw:frame draw:style-name="gr57" draw:text-style-name="P48" draw:layer="controls" svg:width="4.398cm" svg:height="2.844cm" svg:x="61.412cm" svg:y="14.394cm">
          <draw:text-box>
            <text:p><text:span text:style-name="T4">Poi</text:span><text:span text:style-name="T3">4</text:span></text:p>
          </draw:text-box>
        </draw:frame>
        <draw:frame draw:style-name="gr55" draw:text-style-name="P48" draw:layer="controls" svg:width="5.322cm" svg:height="2.816cm" svg:x="61.035cm" svg:y="7.868cm">
          <draw:text-box>
            <text:p><text:span text:style-name="T4">Poi</text:span><text:span text:style-name="T3">5</text:span></text:p>
          </draw:text-box>
        </draw:frame>
        <draw:frame draw:style-name="gr58" draw:text-style-name="P48" draw:layer="controls" svg:width="3.849cm" svg:height="2.983cm" svg:x="75.294cm" svg:y="11.208cm">
          <draw:text-box>
            <text:p><text:span text:style-name="T2">N</text:span><text:span text:style-name="T3">5</text:span></text:p>
          </draw:text-box>
        </draw:frame>
        <draw:frame draw:style-name="gr55" draw:text-style-name="P48" draw:layer="controls" svg:width="3.138cm" svg:height="2.816cm" svg:x="89.062cm" svg:y="10.22cm">
          <draw:text-box>
            <text:p><text:span text:style-name="T2">U</text:span><text:span text:style-name="T3">2</text:span></text:p>
          </draw:text-box>
        </draw:frame>
        <draw:frame draw:style-name="gr55" draw:text-style-name="P48" draw:layer="controls" svg:width="4.245cm" svg:height="2.816cm" svg:x="93.474cm" svg:y="8.136cm">
          <draw:text-box>
            <text:p><text:span text:style-name="T2">U</text:span><text:span text:style-name="T3">3</text:span></text:p>
          </draw:text-box>
        </draw:frame>
        <draw:frame draw:style-name="gr59" draw:text-style-name="P48" draw:layer="controls" svg:width="4.163cm" svg:height="2.94cm" svg:x="103.066cm" svg:y="12.641cm">
          <draw:text-box>
            <text:p><text:span text:style-name="T2">Pa</text:span><text:span text:style-name="T3">1</text:span></text:p>
          </draw:text-box>
        </draw:frame>
        <draw:frame draw:style-name="gr60" draw:text-style-name="P48" draw:layer="controls" svg:width="4.27cm" svg:height="3.189cm" svg:x="105.825cm" svg:y="8.716cm">
          <draw:text-box>
            <text:p><text:span text:style-name="T2">Pa</text:span><text:span text:style-name="T3">2</text:span></text:p>
          </draw:text-box>
        </draw:frame>
        <draw:frame draw:style-name="gr55" draw:text-style-name="P48" draw:layer="controls" svg:width="5.743cm" svg:height="2.816cm" svg:x="113.595cm" svg:y="13.244cm">
          <draw:text-box>
            <text:p><text:span text:style-name="T4">Poi</text:span><text:span text:style-name="T3">5</text:span></text:p>
          </draw:text-box>
        </draw:frame>
        <draw:frame draw:style-name="gr55" draw:text-style-name="P48" draw:layer="controls" svg:width="3.413cm" svg:height="2.816cm" svg:x="130.873cm" svg:y="9.534cm">
          <draw:text-box>
            <text:p><text:span text:style-name="T2">U</text:span><text:span text:style-name="T3">4</text:span></text:p>
          </draw:text-box>
        </draw:frame>
        <draw:frame draw:style-name="gr61" draw:text-style-name="P48" draw:layer="controls" svg:width="5.593cm" svg:height="3.045cm" svg:x="132.857cm" svg:y="15.146cm">
          <draw:text-box>
            <text:p><text:span text:style-name="T4">Poi</text:span><text:span text:style-name="T3">3</text:span></text:p>
          </draw:text-box>
        </draw:frame>
        <draw:frame draw:style-name="gr55" draw:text-style-name="P48" draw:layer="controls" svg:width="3.599cm" svg:height="2.816cm" svg:x="5.354cm" svg:y="24.735cm">
          <draw:text-box>
            <text:p><text:span text:style-name="T2">N</text:span><text:span text:style-name="T3">6</text:span></text:p>
          </draw:text-box>
        </draw:frame>
        <draw:frame draw:style-name="gr55" draw:text-style-name="P48" draw:layer="controls" svg:width="3.149cm" svg:height="2.816cm" svg:x="20.756cm" svg:y="25.606cm">
          <draw:text-box>
            <text:p><text:span text:style-name="T2">N</text:span><text:span text:style-name="T3">7</text:span></text:p>
          </draw:text-box>
        </draw:frame>
        <draw:frame draw:style-name="gr55" draw:text-style-name="P48" draw:layer="controls" svg:width="4.605cm" svg:height="2.816cm" svg:x="31.681cm" svg:y="22.529cm">
          <draw:text-box>
            <text:p><text:span text:style-name="T4">Pa</text:span><text:span text:style-name="T3">3</text:span></text:p>
          </draw:text-box>
        </draw:frame>
        <draw:frame draw:style-name="gr55" draw:text-style-name="P48" draw:layer="controls" svg:width="5.244cm" svg:height="2.816cm" svg:x="33.232cm" svg:y="30.529cm">
          <draw:text-box>
            <text:p><text:span text:style-name="T4">Pa</text:span><text:span text:style-name="T3">4</text:span></text:p>
          </draw:text-box>
        </draw:frame>
        <draw:frame draw:style-name="gr62" draw:text-style-name="P48" draw:layer="controls" svg:width="3.552cm" svg:height="2.829cm" svg:x="44.948cm" svg:y="24.605cm">
          <draw:text-box>
            <text:p><text:span text:style-name="T2">N</text:span><text:span text:style-name="T3">8</text:span></text:p>
          </draw:text-box>
        </draw:frame>
        <draw:frame draw:style-name="gr55" draw:text-style-name="P48" draw:layer="controls" svg:width="3.114cm" svg:height="2.816cm" svg:x="51.158cm" svg:y="27.829cm">
          <draw:text-box>
            <text:p><text:span text:style-name="T2">N</text:span><text:span text:style-name="T3">4</text:span></text:p>
          </draw:text-box>
        </draw:frame>
        <draw:frame draw:style-name="gr55" draw:text-style-name="P48" draw:layer="controls" svg:width="3.59cm" svg:height="2.816cm" svg:x="61.458cm" svg:y="24.841cm">
          <draw:text-box>
            <text:p><text:span text:style-name="T2">U</text:span><text:span text:style-name="T3">5</text:span></text:p>
          </draw:text-box>
        </draw:frame>
        <draw:frame draw:style-name="gr63" draw:text-style-name="P48" draw:layer="controls" svg:width="4.122cm" svg:height="3.08cm" svg:x="75.769cm" svg:y="25.749cm">
          <draw:text-box>
            <text:p><text:span text:style-name="T2">N</text:span><text:span text:style-name="T3">6</text:span></text:p>
          </draw:text-box>
        </draw:frame>
        <draw:frame draw:style-name="gr55" draw:text-style-name="P48" draw:layer="controls" svg:width="5.877cm" svg:height="2.816cm" svg:x="88.409cm" svg:y="23.884cm">
          <draw:text-box>
            <text:p><text:span text:style-name="T2">Pa</text:span><text:span text:style-name="T3">4</text:span></text:p>
          </draw:text-box>
        </draw:frame>
        <draw:frame draw:style-name="gr64" draw:text-style-name="P48" draw:layer="controls" svg:width="3.85cm" svg:height="3.297cm" svg:x="86.857cm" svg:y="29.084cm">
          <draw:text-box>
            <text:p><text:span text:style-name="T2">Pa</text:span><text:span text:style-name="T3">5</text:span></text:p>
          </draw:text-box>
        </draw:frame>
        <draw:frame draw:style-name="gr55" draw:text-style-name="P48" draw:layer="controls" svg:width="5.455cm" svg:height="2.816cm" svg:x="91.307cm" svg:y="29.577cm">
          <draw:text-box>
            <text:p><text:span text:style-name="T2">Pa</text:span><text:span text:style-name="T3">6</text:span></text:p>
          </draw:text-box>
        </draw:frame>
        <draw:frame draw:style-name="gr55" draw:text-style-name="P48" draw:layer="controls" svg:width="3.373cm" svg:height="2.816cm" svg:x="104.694cm" svg:y="25.876cm">
          <draw:text-box>
            <text:p><text:span text:style-name="T2">N</text:span><text:span text:style-name="T3">8</text:span></text:p>
          </draw:text-box>
        </draw:frame>
        <draw:frame draw:style-name="gr55" draw:text-style-name="P48" draw:layer="controls" svg:width="4.707cm" svg:height="2.816cm" svg:x="116.893cm" svg:y="26.354cm">
          <draw:text-box>
            <text:p><text:span text:style-name="T4">Poi</text:span><text:span text:style-name="T3">6</text:span></text:p>
          </draw:text-box>
        </draw:frame>
        <draw:frame draw:style-name="gr55" draw:text-style-name="P48" draw:layer="controls" svg:width="4.585cm" svg:height="2.816cm" svg:x="131.001cm" svg:y="26.428cm">
          <draw:text-box>
            <text:p><text:span text:style-name="T4">Poi</text:span><text:span text:style-name="T3">7</text:span></text:p>
          </draw:text-box>
        </draw:frame>
        <draw:frame draw:style-name="gr55" draw:text-style-name="P48" draw:layer="controls" svg:width="3.189cm" svg:height="2.816cm" svg:x="8.095cm" svg:y="36.582cm">
          <draw:text-box>
            <text:p><text:span text:style-name="T2">N</text:span><text:span text:style-name="T3">8</text:span></text:p>
          </draw:text-box>
        </draw:frame>
        <draw:frame draw:style-name="gr55" draw:text-style-name="P48" draw:layer="controls" svg:width="5.143cm" svg:height="2.816cm" svg:x="18.572cm" svg:y="38.882cm">
          <draw:text-box>
            <text:p><text:span text:style-name="T4">Poi</text:span><text:span text:style-name="T3">8</text:span></text:p>
          </draw:text-box>
        </draw:frame>
        <draw:frame draw:style-name="gr65" draw:text-style-name="P48" draw:layer="controls" svg:width="5.766cm" svg:height="3.208cm" svg:x="17.582cm" svg:y="44.292cm">
          <draw:text-box>
            <text:p><text:span text:style-name="T4">Poi</text:span><text:span text:style-name="T3">2</text:span></text:p>
          </draw:text-box>
        </draw:frame>
        <draw:frame draw:style-name="gr55" draw:text-style-name="P48" draw:layer="controls" svg:width="3.893cm" svg:height="2.816cm" svg:x="33.141cm" svg:y="41.151cm">
          <draw:text-box>
            <text:p><text:span text:style-name="T2">N</text:span><text:span text:style-name="T3">9</text:span></text:p>
          </draw:text-box>
        </draw:frame>
        <draw:frame draw:style-name="gr55" draw:text-style-name="P48" draw:layer="controls" svg:width="4.368cm" svg:height="2.816cm" svg:x="46.937cm" svg:y="40.391cm">
          <draw:text-box>
            <text:p><text:span text:style-name="T4">Poi</text:span><text:span text:style-name="T3">9</text:span></text:p>
          </draw:text-box>
        </draw:frame>
        <draw:frame draw:style-name="gr55" draw:text-style-name="P48" draw:layer="controls" svg:width="5.605cm" svg:height="2.816cm" svg:x="61.091cm" svg:y="40.067cm">
          <draw:text-box>
            <text:p><text:span text:style-name="T4">Poi</text:span><text:span text:style-name="T3">10</text:span></text:p>
          </draw:text-box>
        </draw:frame>
        <draw:frame draw:style-name="gr66" draw:text-style-name="P48" draw:layer="controls" svg:width="5.468cm" svg:height="2.831cm" svg:x="71.389cm" svg:y="43.36cm">
          <draw:text-box>
            <text:p><text:span text:style-name="T2">Pa</text:span><text:span text:style-name="T3">7</text:span></text:p>
          </draw:text-box>
        </draw:frame>
        <draw:frame draw:style-name="gr67" draw:text-style-name="P48" draw:layer="controls" svg:width="4.203cm" svg:height="3.444cm" svg:x="77.192cm" svg:y="39.761cm">
          <draw:text-box>
            <text:p><text:span text:style-name="T2">Pa</text:span><text:span text:style-name="T3">8</text:span></text:p>
          </draw:text-box>
        </draw:frame>
        <draw:frame draw:style-name="gr55" draw:text-style-name="P48" draw:layer="controls" svg:width="4.406cm" svg:height="2.816cm" svg:x="89.294cm" svg:y="40.161cm">
          <draw:text-box>
            <text:p><text:span text:style-name="T4">Poi</text:span><text:span text:style-name="T3">1</text:span></text:p>
          </draw:text-box>
        </draw:frame>
        <draw:frame draw:style-name="gr55" draw:text-style-name="P48" draw:layer="controls" svg:width="3.345cm" svg:height="2.816cm" svg:x="103.293cm" svg:y="40.689cm">
          <draw:text-box>
            <text:p><text:span text:style-name="T2">U</text:span><text:span text:style-name="T3">1</text:span></text:p>
          </draw:text-box>
        </draw:frame>
        <draw:frame draw:style-name="gr55" draw:text-style-name="P48" draw:layer="controls" svg:width="3.561cm" svg:height="2.816cm" svg:x="118.058cm" svg:y="40.922cm">
          <draw:text-box>
            <text:p><text:span text:style-name="T2">U</text:span><text:span text:style-name="T3">7</text:span></text:p>
          </draw:text-box>
        </draw:frame>
        <draw:frame draw:style-name="gr55" draw:text-style-name="P48" draw:layer="controls" svg:width="4.159cm" svg:height="2.816cm" svg:x="4.484cm" svg:y="53.911cm">
          <draw:text-box>
            <text:p><text:span text:style-name="T4">Pa</text:span><text:span text:style-name="T3">2</text:span></text:p>
          </draw:text-box>
        </draw:frame>
        <draw:frame draw:style-name="gr68" draw:text-style-name="P48" draw:layer="controls" svg:width="3.261cm" svg:height="3.124cm" svg:x="34.168cm" svg:y="55.448cm">
          <draw:text-box>
            <text:p><text:span text:style-name="T2">U</text:span><text:span text:style-name="T3">6</text:span></text:p>
          </draw:text-box>
        </draw:frame>
        <draw:frame draw:style-name="gr55" draw:text-style-name="P48" draw:layer="controls" svg:width="3.065cm" svg:height="2.816cm" svg:x="48.135cm" svg:y="54.484cm">
          <draw:text-box>
            <text:p><text:span text:style-name="T2">U</text:span><text:span text:style-name="T3">8</text:span></text:p>
          </draw:text-box>
        </draw:frame>
        <draw:frame draw:style-name="gr69" draw:text-style-name="P48" draw:layer="controls" svg:width="2.961cm" svg:height="3.237cm" svg:x="61.706cm" svg:y="54.954cm">
          <draw:text-box>
            <text:p><text:span text:style-name="T2">U</text:span><text:span text:style-name="T3">9</text:span></text:p>
          </draw:text-box>
        </draw:frame>
        <draw:frame draw:style-name="gr55" draw:text-style-name="P48" draw:layer="controls" svg:width="2.753cm" svg:height="2.816cm" svg:x="76.2cm" svg:y="55.178cm">
          <draw:text-box>
            <text:p><text:span text:style-name="T2">U</text:span><text:span text:style-name="T3">3</text:span></text:p>
          </draw:text-box>
        </draw:frame>
        <draw:frame draw:style-name="gr55" draw:text-style-name="P48" draw:layer="controls" svg:width="4.562cm" svg:height="2.816cm" svg:x="88.372cm" svg:y="55.145cm">
          <draw:text-box>
            <text:p><text:span text:style-name="T2">U</text:span><text:span text:style-name="T3">10</text:span></text:p>
          </draw:text-box>
        </draw:frame>
        <draw:frame draw:style-name="gr55" draw:text-style-name="P48" draw:layer="controls" svg:width="4.668cm" svg:height="2.816cm" svg:x="121.105cm" svg:y="55.648cm">
          <draw:text-box>
            <text:p><text:span text:style-name="T2">Pa</text:span><text:span text:style-name="T3">7</text:span></text:p>
          </draw:text-box>
        </draw:frame>
        <draw:frame draw:style-name="gr55" draw:text-style-name="P48" draw:layer="controls" svg:width="4.706cm" svg:height="2.816cm" svg:x="115.775cm" svg:y="55.361cm">
          <draw:text-box>
            <text:p><text:span text:style-name="T2">Pa</text:span><text:span text:style-name="T3">10</text:span></text:p>
          </draw:text-box>
        </draw:frame>
        <draw:frame draw:style-name="gr70" draw:text-style-name="P48" draw:layer="controls" svg:width="3.809cm" svg:height="5.631cm" svg:x="114.22cm" svg:y="52.916cm">
          <draw:text-box>
            <text:p><text:span text:style-name="T2">Pa</text:span><text:span text:style-name="T3">9</text:span></text:p>
          </draw:text-box>
        </draw:frame>
        <draw:frame draw:style-name="gr55" draw:text-style-name="P48" draw:layer="controls" svg:width="3.407cm" svg:height="2.816cm" svg:x="131.798cm" svg:y="39.014cm">
          <draw:text-box>
            <text:p><text:span text:style-name="T2">U</text:span><text:span text:style-name="T3">2</text:span></text:p>
          </draw:text-box>
        </draw:frame>
        <draw:frame draw:style-name="gr71" draw:text-style-name="P48" draw:layer="controls" svg:width="3.964cm" svg:height="2.841cm" svg:x="131.274cm" svg:y="55.064cm">
          <draw:text-box>
            <text:p><text:span text:style-name="T2">N</text:span><text:span text:style-name="T3">10</text:span></text:p>
          </draw:text-box>
        </draw:frame>
        <draw:line draw:style-name="gr6" draw:text-style-name="P7" draw:layer="layout" svg:x1="43.035cm" svg:y1="24.248cm" svg:x2="54.713cm" svg:y2="24.248cm">
          <text:p/>
        </draw:line>
        <draw:frame draw:style-name="gr72" draw:text-style-name="P49" draw:layer="controls" svg:width="2.761cm" svg:height="2.346cm" svg:x="5.506cm" svg:y="4.766cm">
          <draw:text-box>
            <text:p><text:span text:style-name="T5">(1)</text:span></text:p>
          </draw:text-box>
        </draw:frame>
        <draw:frame draw:style-name="gr72" draw:text-style-name="P49" draw:layer="controls" svg:width="2.761cm" svg:height="2.346cm" svg:x="19.607cm" svg:y="5.333cm">
          <draw:text-box>
            <text:p><text:span text:style-name="T5">(2)</text:span></text:p>
          </draw:text-box>
        </draw:frame>
        <draw:frame draw:style-name="gr72" draw:text-style-name="P49" draw:layer="controls" svg:width="2.855cm" svg:height="2.346cm" svg:x="33.812cm" svg:y="6.951cm">
          <draw:text-box>
            <text:p><text:span text:style-name="T5">(3)</text:span></text:p>
          </draw:text-box>
        </draw:frame>
        <draw:frame draw:style-name="gr72" draw:text-style-name="P49" draw:layer="controls" svg:width="2.761cm" svg:height="2.346cm" svg:x="47.621cm" svg:y="4.671cm">
          <draw:text-box>
            <text:p><text:span text:style-name="T5">(4)</text:span></text:p>
          </draw:text-box>
        </draw:frame>
        <draw:frame draw:style-name="gr72" draw:text-style-name="P49" draw:layer="controls" svg:width="2.761cm" svg:height="2.346cm" svg:x="61.621cm" svg:y="4.856cm">
          <draw:text-box>
            <text:p><text:span text:style-name="T5">(5)</text:span></text:p>
          </draw:text-box>
        </draw:frame>
        <draw:frame draw:style-name="gr72" draw:text-style-name="P49" draw:layer="controls" svg:width="2.761cm" svg:height="2.346cm" svg:x="75.43cm" svg:y="5.333cm">
          <draw:text-box>
            <text:p><text:span text:style-name="T5">(6)</text:span></text:p>
          </draw:text-box>
        </draw:frame>
        <draw:frame draw:style-name="gr72" draw:text-style-name="P49" draw:layer="controls" svg:width="2.761cm" svg:height="2.346cm" svg:x="90.002cm" svg:y="5.142cm">
          <draw:text-box>
            <text:p><text:span text:style-name="T5">(7)</text:span></text:p>
          </draw:text-box>
        </draw:frame>
        <draw:frame draw:style-name="gr72" draw:text-style-name="P49" draw:layer="controls" svg:width="2.761cm" svg:height="2.346cm" svg:x="103.717cm" svg:y="4.871cm">
          <draw:text-box>
            <text:p><text:span text:style-name="T5">(8)</text:span></text:p>
          </draw:text-box>
        </draw:frame>
        <draw:frame draw:style-name="gr72" draw:text-style-name="P49" draw:layer="controls" svg:width="2.761cm" svg:height="2.346cm" svg:x="117.527cm" svg:y="6.299cm">
          <draw:text-box>
            <text:p><text:span text:style-name="T5">(9)</text:span></text:p>
          </draw:text-box>
        </draw:frame>
        <draw:frame draw:style-name="gr73" draw:text-style-name="P49" draw:layer="controls" svg:width="3.807cm" svg:height="4.691cm" svg:x="131.327cm" svg:y="4.775cm">
          <draw:text-box>
            <text:p><text:span text:style-name="T5">(10)</text:span></text:p>
          </draw:text-box>
        </draw:frame>
        <draw:frame draw:style-name="gr73" draw:text-style-name="P49" draw:layer="controls" svg:width="3.997cm" svg:height="4.691cm" svg:x="5.527cm" svg:y="19.147cm">
          <draw:text-box>
            <text:p><text:span text:style-name="T5">(11)</text:span></text:p>
          </draw:text-box>
        </draw:frame>
        <draw:frame draw:style-name="gr73" draw:text-style-name="P49" draw:layer="controls" svg:width="3.616cm" svg:height="4.691cm" svg:x="19.718cm" svg:y="19.052cm">
          <draw:text-box>
            <text:p><text:span text:style-name="T5">(12)</text:span></text:p>
          </draw:text-box>
        </draw:frame>
        <draw:frame draw:style-name="gr72" draw:text-style-name="P49" draw:layer="controls" svg:width="4.758cm" svg:height="2.346cm" svg:x="33.623cm" svg:y="19.147cm">
          <draw:text-box>
            <text:p><text:span text:style-name="T5">(13)</text:span></text:p>
          </draw:text-box>
        </draw:frame>
        <draw:frame draw:style-name="gr73" draw:text-style-name="P49" draw:layer="controls" svg:width="3.615cm" svg:height="4.691cm" svg:x="47.323cm" svg:y="21.623cm">
          <draw:text-box>
            <text:p><text:span text:style-name="T5">(14)</text:span></text:p>
          </draw:text-box>
        </draw:frame>
        <draw:frame draw:style-name="gr73" draw:text-style-name="P49" draw:layer="controls" svg:width="3.9cm" svg:height="4.691cm" svg:x="61.224cm" svg:y="19.338cm">
          <draw:text-box>
            <text:p><text:span text:style-name="T5">(15)</text:span></text:p>
          </draw:text-box>
        </draw:frame>
        <draw:frame draw:style-name="gr73" draw:text-style-name="P49" draw:layer="controls" svg:width="3.615cm" svg:height="4.691cm" svg:x="75.2cm" svg:y="21.242cm">
          <draw:text-box>
            <text:p><text:span text:style-name="T5">(16)</text:span></text:p>
          </draw:text-box>
        </draw:frame>
        <draw:frame draw:style-name="gr73" draw:text-style-name="P49" draw:layer="controls" svg:width="3.805cm" svg:height="4.691cm" svg:x="89.124cm" svg:y="19.233cm">
          <draw:text-box>
            <text:p><text:span text:style-name="T5">(17)</text:span></text:p>
          </draw:text-box>
        </draw:frame>
        <draw:frame draw:style-name="gr73" draw:text-style-name="P49" draw:layer="controls" svg:width="3.615cm" svg:height="4.691cm" svg:x="103.319cm" svg:y="19.146cm">
          <draw:text-box>
            <text:p><text:span text:style-name="T5">(18)</text:span></text:p>
          </draw:text-box>
        </draw:frame>
        <draw:frame draw:style-name="gr73" draw:text-style-name="P49" draw:layer="controls" svg:width="3.7cm" svg:height="4.691cm" svg:x="117.253cm" svg:y="19.066cm">
          <draw:text-box>
            <text:p><text:span text:style-name="T5">(19)</text:span></text:p>
          </draw:text-box>
        </draw:frame>
        <draw:frame draw:style-name="gr73" draw:text-style-name="P49" draw:layer="controls" svg:width="4.186cm" svg:height="4.691cm" svg:x="130.929cm" svg:y="19.133cm">
          <draw:text-box>
            <text:p><text:span text:style-name="T5">(20)</text:span></text:p>
          </draw:text-box>
        </draw:frame>
        <draw:frame draw:style-name="gr73" draw:text-style-name="P49" draw:layer="controls" svg:width="3.996cm" svg:height="4.691cm" svg:x="5.719cm" svg:y="33.718cm">
          <draw:text-box>
            <text:p><text:span text:style-name="T5">(21)</text:span></text:p>
          </draw:text-box>
        </draw:frame>
        <draw:frame draw:style-name="gr73" draw:text-style-name="P49" draw:layer="controls" svg:width="4.185cm" svg:height="4.691cm" svg:x="19.434cm" svg:y="33.718cm">
          <draw:text-box>
            <text:p><text:span text:style-name="T5">(22)</text:span></text:p>
          </draw:text-box>
        </draw:frame>
        <draw:frame draw:style-name="gr73" draw:text-style-name="P49" draw:layer="controls" svg:width="4.852cm" svg:height="4.691cm" svg:x="33.424cm" svg:y="33.718cm">
          <draw:text-box>
            <text:p><text:span text:style-name="T5">(23)</text:span></text:p>
          </draw:text-box>
        </draw:frame>
        <draw:frame draw:style-name="gr73" draw:text-style-name="P49" draw:layer="controls" svg:width="3.804cm" svg:height="4.691cm" svg:x="47.244cm" svg:y="33.432cm">
          <draw:text-box>
            <text:p><text:span text:style-name="T5">(24)</text:span></text:p>
          </draw:text-box>
        </draw:frame>
        <draw:frame draw:style-name="gr73" draw:text-style-name="P49" draw:layer="controls" svg:width="3.708cm" svg:height="4.691cm" svg:x="61.53cm" svg:y="33.528cm">
          <draw:text-box>
            <text:p><text:span text:style-name="T5">(25)</text:span></text:p>
          </draw:text-box>
        </draw:frame>
        <draw:frame draw:style-name="gr73" draw:text-style-name="P49" draw:layer="controls" svg:width="4.096cm" svg:height="4.691cm" svg:x="75.276cm" svg:y="34.661cm">
          <draw:text-box>
            <text:p><text:span text:style-name="T5">(26)</text:span></text:p>
          </draw:text-box>
        </draw:frame>
        <draw:frame draw:style-name="gr73" draw:text-style-name="P49" draw:layer="controls" svg:width="4.096cm" svg:height="4.691cm" svg:x="88.914cm" svg:y="33.614cm">
          <draw:text-box>
            <text:p><text:span text:style-name="T5">(27)</text:span></text:p>
          </draw:text-box>
        </draw:frame>
        <draw:frame draw:style-name="gr73" draw:text-style-name="P49" draw:layer="controls" svg:width="4.096cm" svg:height="4.691cm" svg:x="102.991cm" svg:y="34.862cm">
          <draw:text-box>
            <text:p><text:span text:style-name="T5">(28)</text:span></text:p>
          </draw:text-box>
        </draw:frame>
        <draw:frame draw:style-name="gr73" draw:text-style-name="P49" draw:layer="controls" svg:width="4.096cm" svg:height="4.691cm" svg:x="116.99cm" svg:y="33.519cm">
          <draw:text-box>
            <text:p><text:span text:style-name="T5">(29)</text:span></text:p>
          </draw:text-box>
        </draw:frame>
        <draw:frame draw:style-name="gr73" draw:text-style-name="P49" draw:layer="controls" svg:width="4.096cm" svg:height="4.691cm" svg:x="131.276cm" svg:y="33.52cm">
          <draw:text-box>
            <text:p><text:span text:style-name="T5">(30)</text:span></text:p>
          </draw:text-box>
        </draw:frame>
        <draw:frame draw:style-name="gr73" draw:text-style-name="P49" draw:layer="controls" svg:width="3.996cm" svg:height="4.691cm" svg:x="5.242cm" svg:y="48.195cm">
          <draw:text-box>
            <text:p><text:span text:style-name="T5">(31)</text:span></text:p>
          </draw:text-box>
        </draw:frame>
        <draw:frame draw:style-name="gr73" draw:text-style-name="P49" draw:layer="controls" svg:width="3.996cm" svg:height="4.691cm" svg:x="19.147cm" svg:y="47.909cm">
          <draw:text-box>
            <text:p><text:span text:style-name="T5">(32)</text:span></text:p>
          </draw:text-box>
        </draw:frame>
        <draw:frame draw:style-name="gr73" draw:text-style-name="P49" draw:layer="controls" svg:width="3.996cm" svg:height="4.691cm" svg:x="33.433cm" svg:y="48.385cm">
          <draw:text-box>
            <text:p><text:span text:style-name="T5">(33)</text:span></text:p>
          </draw:text-box>
        </draw:frame>
        <draw:frame draw:style-name="gr73" draw:text-style-name="P49" draw:layer="controls" svg:width="3.996cm" svg:height="4.691cm" svg:x="46.766cm" svg:y="48.672cm">
          <draw:text-box>
            <text:p><text:span text:style-name="T5">(34)</text:span></text:p>
          </draw:text-box>
        </draw:frame>
        <draw:frame draw:style-name="gr73" draw:text-style-name="P49" draw:layer="controls" svg:width="3.996cm" svg:height="4.691cm" svg:x="61.052cm" svg:y="47.91cm">
          <draw:text-box>
            <text:p><text:span text:style-name="T5">(35)</text:span></text:p>
          </draw:text-box>
        </draw:frame>
        <draw:frame draw:style-name="gr73" draw:text-style-name="P49" draw:layer="controls" svg:width="3.996cm" svg:height="4.691cm" svg:x="75.052cm" svg:y="47.721cm">
          <draw:text-box>
            <text:p><text:span text:style-name="T5">(36)</text:span></text:p>
          </draw:text-box>
        </draw:frame>
        <draw:frame draw:style-name="gr73" draw:text-style-name="P49" draw:layer="controls" svg:width="3.996cm" svg:height="4.691cm" svg:x="89.147cm" svg:y="48.958cm">
          <draw:text-box>
            <text:p><text:span text:style-name="T5">(37)</text:span></text:p>
          </draw:text-box>
        </draw:frame>
        <draw:frame draw:style-name="gr73" draw:text-style-name="P49" draw:layer="controls" svg:width="3.996cm" svg:height="4.691cm" svg:x="102.766cm" svg:y="50.007cm">
          <draw:text-box>
            <text:p><text:span text:style-name="T5">(38)</text:span></text:p>
          </draw:text-box>
        </draw:frame>
        <draw:frame draw:style-name="gr73" draw:text-style-name="P49" draw:layer="controls" svg:width="3.996cm" svg:height="4.691cm" svg:x="117.052cm" svg:y="50.673cm">
          <draw:text-box>
            <text:p><text:span text:style-name="T5">(39)</text:span></text:p>
          </draw:text-box>
        </draw:frame>
        <draw:frame draw:style-name="gr73" draw:text-style-name="P49" draw:layer="controls" svg:width="3.996cm" svg:height="4.691cm" svg:x="131.118cm" svg:y="49.244cm">
          <draw:text-box>
            <text:p><text:span text:style-name="T5">(40)</text:span></text:p>
          </draw:text-box>
        </draw:frame>
        <draw:g>
          <draw:polygon draw:style-name="gr5" draw:text-style-name="P50" draw:layer="layout" svg:width="1.523cm" svg:height="1.523cm" svg:x="3.349cm" svg:y="1.866cm" svg:viewBox="0 0 1524 1524" draw:points="506,1524 1015,1524 1015,1015 1524,1015 1524,509 1015,509 1015,0 506,0 506,509 0,509 0,1015 506,1015">
            <text:p/>
          </draw:polygon>
          <draw:frame draw:style-name="gr74" draw:text-style-name="P52" draw:layer="layout" svg:width="8.658cm" svg:height="2.346cm" svg:x="5.642cm" svg:y="1.341cm">
            <draw:text-box>
              <text:p text:style-name="P51"><text:span text:style-name="T5">Outlier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84cm" fo:margin-bottom="1cm" fo:margin-left="0cm" fo:margin-right="0cm" fo:page-width="139.045cm" fo:page-height="63.1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3-06-12T15:37:35.301099954</dc:date>
    <meta:editing-duration>PT3H12M9S</meta:editing-duration>
    <meta:editing-cycles>178</meta:editing-cycles>
    <meta:document-statistic meta:object-count="724"/>
  </office:meta>
</office:document-meta>
</file>